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7" style:family="table-cell" style:parent-style-name="Default" style:data-style-name="N0"/>
    <style:style style:name="ce8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10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value-type" style:repeat-content="false"/>
      <style:paragraph-properties fo:margin-left="0mm"/>
      <style:text-properties style:font-name="Utopia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Utopia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(t)</text:p>
          </table:table-cell>
          <table:table-cell office:value-type="float" office:value="1" calcext:value-type="float">
            <text:p>1</text:p>
          </table:table-cell>
          <table:table-cell table:formula="of:=[.B2]*2" office:value-type="float" office:value="2" calcext:value-type="float">
            <text:p>2</text:p>
          </table:table-cell>
          <table:table-cell table:formula="of:=[.C2]*2" office:value-type="float" office:value="4" calcext:value-type="float">
            <text:p>4</text:p>
          </table:table-cell>
          <table:table-cell table:formula="of:=[.D2]*2" office:value-type="float" office:value="8" calcext:value-type="float">
            <text:p>8</text:p>
          </table:table-cell>
          <table:table-cell table:formula="of:=[.E2]*2" office:value-type="float" office:value="16" calcext:value-type="float">
            <text:p>16</text:p>
          </table:table-cell>
          <table:table-cell table:formula="of:=[.F2]*2" office:value-type="float" office:value="32" calcext:value-type="float">
            <text:p>32</text:p>
          </table:table-cell>
          <table:table-cell table:formula="of:=[.G2]*2" office:value-type="float" office:value="64" calcext:value-type="float">
            <text:p>64</text:p>
          </table:table-cell>
          <table:table-cell table:formula="of:=[.H2]*2" office:value-type="float" office:value="128" calcext:value-type="float">
            <text:p>128</text:p>
          </table:table-cell>
          <table:table-cell table:formula="of:=[.I2]*2" office:value-type="float" office:value="256" calcext:value-type="float">
            <text:p>256</text:p>
          </table:table-cell>
          <table:table-cell table:formula="of:=[.J2]*2" office:value-type="float" office:value="512" calcext:value-type="float">
            <text:p>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(t+1)-N(t)</text:p>
          </table:table-cell>
          <table:table-cell table:formula="of:=[.C2]-[.B2]" office:value-type="float" office:value="1" calcext:value-type="float">
            <text:p>1</text:p>
          </table:table-cell>
          <table:table-cell table:formula="of:=[.D2]-[.C2]" office:value-type="float" office:value="2" calcext:value-type="float">
            <text:p>2</text:p>
          </table:table-cell>
          <table:table-cell table:formula="of:=[.E2]-[.D2]" office:value-type="float" office:value="4" calcext:value-type="float">
            <text:p>4</text:p>
          </table:table-cell>
          <table:table-cell table:formula="of:=[.F2]-[.E2]" office:value-type="float" office:value="8" calcext:value-type="float">
            <text:p>8</text:p>
          </table:table-cell>
          <table:table-cell table:formula="of:=[.G2]-[.F2]" office:value-type="float" office:value="16" calcext:value-type="float">
            <text:p>16</text:p>
          </table:table-cell>
          <table:table-cell table:formula="of:=[.H2]-[.G2]" office:value-type="float" office:value="32" calcext:value-type="float">
            <text:p>32</text:p>
          </table:table-cell>
          <table:table-cell table:formula="of:=[.I2]-[.H2]" office:value-type="float" office:value="64" calcext:value-type="float">
            <text:p>64</text:p>
          </table:table-cell>
          <table:table-cell table:formula="of:=[.J2]-[.I2]" office:value-type="float" office:value="128" calcext:value-type="float">
            <text:p>128</text:p>
          </table:table-cell>
          <table:table-cell table:formula="of:=[.K2]-[.J2]"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(t)</text:p>
          </table:table-cell>
          <table:table-cell office:value-type="float" office:value="1" calcext:value-type="float">
            <text:p>1</text:p>
          </table:table-cell>
          <table:table-cell table:formula="of:=[.B6]*1.1" office:value-type="float" office:value="1.1" calcext:value-type="float">
            <text:p>1,1</text:p>
          </table:table-cell>
          <table:table-cell table:formula="of:=[.C6]*1.1" office:value-type="float" office:value="1.21" calcext:value-type="float">
            <text:p>1,21</text:p>
          </table:table-cell>
          <table:table-cell table:formula="of:=[.D6]*1.1" office:value-type="float" office:value="1.331" calcext:value-type="float">
            <text:p>1,33</text:p>
          </table:table-cell>
          <table:table-cell table:formula="of:=[.E6]*1.1" office:value-type="float" office:value="1.4641" calcext:value-type="float">
            <text:p>1,46</text:p>
          </table:table-cell>
          <table:table-cell table:formula="of:=[.F6]*1.1" office:value-type="float" office:value="1.61051" calcext:value-type="float">
            <text:p>1,61</text:p>
          </table:table-cell>
          <table:table-cell table:formula="of:=[.G6]*1.1" office:value-type="float" office:value="1.771561" calcext:value-type="float">
            <text:p>1,77</text:p>
          </table:table-cell>
          <table:table-cell table:formula="of:=[.H6]*1.1" office:value-type="float" office:value="1.9487171" calcext:value-type="float">
            <text:p>1,95</text:p>
          </table:table-cell>
          <table:table-cell table:formula="of:=[.I6]*1.1" office:value-type="float" office:value="2.14358881" calcext:value-type="float">
            <text:p>2,14</text:p>
          </table:table-cell>
          <table:table-cell table:formula="of:=[.J6]*1.1" office:value-type="float" office:value="2.357947691" calcext:value-type="float">
            <text:p>2,3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(t+1)-N(t)</text:p>
          </table:table-cell>
          <table:table-cell table:style-name="ce2" table:formula="of:=[.C6]-[.B6]" office:value-type="float" office:value="0.1" calcext:value-type="float">
            <text:p>0,100</text:p>
          </table:table-cell>
          <table:table-cell table:style-name="ce2" table:formula="of:=[.D6]-[.C6]" office:value-type="float" office:value="0.11" calcext:value-type="float">
            <text:p>0,110</text:p>
          </table:table-cell>
          <table:table-cell table:style-name="ce2" table:formula="of:=[.E6]-[.D6]" office:value-type="float" office:value="0.121" calcext:value-type="float">
            <text:p>0,121</text:p>
          </table:table-cell>
          <table:table-cell table:style-name="ce2" table:formula="of:=[.F6]-[.E6]" office:value-type="float" office:value="0.1331" calcext:value-type="float">
            <text:p>0,133</text:p>
          </table:table-cell>
          <table:table-cell table:style-name="ce2" table:formula="of:=[.G6]-[.F6]" office:value-type="float" office:value="0.14641" calcext:value-type="float">
            <text:p>0,146</text:p>
          </table:table-cell>
          <table:table-cell table:style-name="ce2" table:formula="of:=[.H6]-[.G6]" office:value-type="float" office:value="0.161051" calcext:value-type="float">
            <text:p>0,161</text:p>
          </table:table-cell>
          <table:table-cell table:style-name="ce2" table:formula="of:=[.I6]-[.H6]" office:value-type="float" office:value="0.1771561" calcext:value-type="float">
            <text:p>0,177</text:p>
          </table:table-cell>
          <table:table-cell table:style-name="ce2" table:formula="of:=[.J6]-[.I6]" office:value-type="float" office:value="0.19487171" calcext:value-type="float">
            <text:p>0,195</text:p>
          </table:table-cell>
          <table:table-cell table:style-name="ce2" table:formula="of:=[.K6]-[.J6]" office:value-type="float" office:value="0.214358881" calcext:value-type="float">
            <text:p>0,214</text:p>
          </table:table-cell>
          <table:table-cell table:style-name="ce2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(t)</text:p>
          </table:table-cell>
          <table:table-cell office:value-type="float" office:value="1" calcext:value-type="float">
            <text:p>1</text:p>
          </table:table-cell>
          <table:table-cell table:formula="of:=[.B10]*1.01" office:value-type="float" office:value="1.01" calcext:value-type="float">
            <text:p>1,01</text:p>
          </table:table-cell>
          <table:table-cell table:formula="of:=[.C10]*1.01" office:value-type="float" office:value="1.0201" calcext:value-type="float">
            <text:p>1,02</text:p>
          </table:table-cell>
          <table:table-cell table:formula="of:=[.D10]*1.01" office:value-type="float" office:value="1.030301" calcext:value-type="float">
            <text:p>1,03</text:p>
          </table:table-cell>
          <table:table-cell table:formula="of:=[.E10]*1.01" office:value-type="float" office:value="1.04060401" calcext:value-type="float">
            <text:p>1,04</text:p>
          </table:table-cell>
          <table:table-cell table:formula="of:=[.F10]*1.01" office:value-type="float" office:value="1.0510100501" calcext:value-type="float">
            <text:p>1,05</text:p>
          </table:table-cell>
          <table:table-cell table:formula="of:=[.G10]*1.01" office:value-type="float" office:value="1.061520150601" calcext:value-type="float">
            <text:p>1,06</text:p>
          </table:table-cell>
          <table:table-cell table:formula="of:=[.H10]*1.01" office:value-type="float" office:value="1.07213535210701" calcext:value-type="float">
            <text:p>1,07</text:p>
          </table:table-cell>
          <table:table-cell table:formula="of:=[.I10]*1.01" office:value-type="float" office:value="1.08285670562808" calcext:value-type="float">
            <text:p>1,08</text:p>
          </table:table-cell>
          <table:table-cell table:formula="of:=[.J10]*1.01" office:value-type="float" office:value="1.09368527268436" calcext:value-type="float">
            <text:p>1,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(t+1)-N(t)</text:p>
          </table:table-cell>
          <table:table-cell table:style-name="ce3" table:formula="of:=[.C10]-[.B10]" office:value-type="float" office:value="0.01" calcext:value-type="float">
            <text:p>0,0100</text:p>
          </table:table-cell>
          <table:table-cell table:style-name="ce3" table:formula="of:=[.D10]-[.C10]" office:value-type="float" office:value="0.0101" calcext:value-type="float">
            <text:p>0,0101</text:p>
          </table:table-cell>
          <table:table-cell table:style-name="ce3" table:formula="of:=[.E10]-[.D10]" office:value-type="float" office:value="0.0102009999999999" calcext:value-type="float">
            <text:p>0,0102</text:p>
          </table:table-cell>
          <table:table-cell table:style-name="ce3" table:formula="of:=[.F10]-[.E10]" office:value-type="float" office:value="0.0103030100000001" calcext:value-type="float">
            <text:p>0,0103</text:p>
          </table:table-cell>
          <table:table-cell table:style-name="ce3" table:formula="of:=[.G10]-[.F10]" office:value-type="float" office:value="0.0104060400999999" calcext:value-type="float">
            <text:p>0,0104</text:p>
          </table:table-cell>
          <table:table-cell table:style-name="ce3" table:formula="of:=[.H10]-[.G10]" office:value-type="float" office:value="0.010510100501" calcext:value-type="float">
            <text:p>0,0105</text:p>
          </table:table-cell>
          <table:table-cell table:style-name="ce3" table:formula="of:=[.I10]-[.H10]" office:value-type="float" office:value="0.0106152015060099" calcext:value-type="float">
            <text:p>0,0106</text:p>
          </table:table-cell>
          <table:table-cell table:style-name="ce3" table:formula="of:=[.J10]-[.I10]" office:value-type="float" office:value="0.0107213535210702" calcext:value-type="float">
            <text:p>0,0107</text:p>
          </table:table-cell>
          <table:table-cell table:style-name="ce3" table:formula="of:=[.K10]-[.J10]" office:value-type="float" office:value="0.0108285670562809" calcext:value-type="float">
            <text:p>0,0108</text:p>
          </table:table-cell>
          <table:table-cell table:style-name="ce3"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2" table:style-name="ta1">
        <table:shapes>
          <draw:frame draw:z-index="0" draw:style-name="gr1" draw:text-style-name="P1" svg:width="159.9mm" svg:height="89.96mm" svg:x="213.3mm" svg:y="11.39mm">
            <loext:p draw:notify-on-update-of-ranges="Act2.A98:Act2.A113 Act2.B98:Act2.B1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8mm" svg:height="89.96mm" svg:x="213.02mm" svg:y="107.17mm">
            <loext:p draw:notify-on-update-of-ranges="Act2.D93:Act2.D123 Act2.E93:Act2.E1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1013" table:default-cell-style-name="ce5"/>
        <table:table-column table:style-name="co2" table:default-cell-style-name="ce7"/>
        <table:table-row table:style-name="ro1">
          <table:table-cell table:style-name="ce4" office:value-type="string" calcext:value-type="string">
            <text:p>h=</text:p>
          </table:table-cell>
          <table:table-cell table:style-name="ce4" office:value-type="float" office:value="0.2" calcext:value-type="float">
            <text:p>0,2</text:p>
          </table:table-cell>
          <table:table-cell table:style-name="ce4"/>
          <table:table-cell table:style-name="ce4" office:value-type="string" calcext:value-type="string">
            <text:p>h=</text:p>
          </table:table-cell>
          <table:table-cell table:style-name="ce4" office:value-type="float" office:value="0.1" calcext:value-type="float">
            <text:p>0,1</text:p>
          </table:table-cell>
          <table:table-cell table:style-name="ce4"/>
          <table:table-cell table:style-name="ce4" office:value-type="string" calcext:value-type="string">
            <text:p>h=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table:number-columns-repeated="1015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table:number-columns-repeated="1016"/>
        </table:table-row>
        <table:table-row table:style-name="ro1" table:visibility="collapse">
          <table:table-cell table:formula="of:=[.A4]-[.B$1]" office:value-type="float" office:value="-20" calcext:value-type="float">
            <text:p>-20</text:p>
          </table:table-cell>
          <table:table-cell table:formula="of:=[.B4]-[.B$1]*[.B4]" office:value-type="float" office:value="0.000000000203703597633449" calcext:value-type="float">
            <text:p>0</text:p>
          </table:table-cell>
          <table:table-cell/>
          <table:table-cell table:formula="of:=[.D4]-[.E$1]" office:value-type="float" office:value="-9.99999999999998" calcext:value-type="float">
            <text:p>-10</text:p>
          </table:table-cell>
          <table:table-cell table:formula="of:=[.E4]-[.E$1]*[.E4]" office:value-type="float" office:value="0.0000265613988875875" calcext:value-type="float">
            <text:p>0</text:p>
          </table:table-cell>
          <table:table-cell/>
          <table:table-cell table:formula="of:=[.G4]-[.H$1]" office:value-type="float" office:value="-1" calcext:value-type="float">
            <text:p>-1</text:p>
          </table:table-cell>
          <table:table-cell table:formula="of:=[.H4]-[.H$1]*[.H4]" office:value-type="float" office:value="0.36603234127323" calcext:value-type="float">
            <text:p>0,37</text:p>
          </table:table-cell>
          <table:table-cell table:number-columns-repeated="1016"/>
        </table:table-row>
        <table:table-row table:style-name="ro1" table:visibility="collapse">
          <table:table-cell table:formula="of:=[.A5]-[.B$1]" office:value-type="float" office:value="-19.8" calcext:value-type="float">
            <text:p>-19,8</text:p>
          </table:table-cell>
          <table:table-cell table:formula="of:=[.B5]-[.B$1]*[.B5]" office:value-type="float" office:value="0.000000000254629497041811" calcext:value-type="float">
            <text:p>0</text:p>
          </table:table-cell>
          <table:table-cell/>
          <table:table-cell table:formula="of:=[.D5]-[.E$1]" office:value-type="float" office:value="-9.89999999999998" calcext:value-type="float">
            <text:p>-9,9</text:p>
          </table:table-cell>
          <table:table-cell table:formula="of:=[.E5]-[.E$1]*[.E5]" office:value-type="float" office:value="0.0000295126654306527" calcext:value-type="float">
            <text:p>0</text:p>
          </table:table-cell>
          <table:table-cell/>
          <table:table-cell table:formula="of:=[.G5]-[.H$1]" office:value-type="float" office:value="-0.990000000000001" calcext:value-type="float">
            <text:p>-0,99</text:p>
          </table:table-cell>
          <table:table-cell table:formula="of:=[.H5]-[.H$1]*[.H5]" office:value-type="float" office:value="0.369729637649727" calcext:value-type="float">
            <text:p>0,37</text:p>
          </table:table-cell>
          <table:table-cell table:number-columns-repeated="1016"/>
        </table:table-row>
        <table:table-row table:style-name="ro1" table:visibility="collapse">
          <table:table-cell table:formula="of:=[.A6]-[.B$1]" office:value-type="float" office:value="-19.6" calcext:value-type="float">
            <text:p>-19,6</text:p>
          </table:table-cell>
          <table:table-cell table:formula="of:=[.B6]-[.B$1]*[.B6]" office:value-type="float" office:value="0.000000000318286871302264" calcext:value-type="float">
            <text:p>0</text:p>
          </table:table-cell>
          <table:table-cell/>
          <table:table-cell table:formula="of:=[.D6]-[.E$1]" office:value-type="float" office:value="-9.79999999999998" calcext:value-type="float">
            <text:p>-9,8</text:p>
          </table:table-cell>
          <table:table-cell table:formula="of:=[.E6]-[.E$1]*[.E6]" office:value-type="float" office:value="0.000032791850478503" calcext:value-type="float">
            <text:p>0</text:p>
          </table:table-cell>
          <table:table-cell/>
          <table:table-cell table:formula="of:=[.G6]-[.H$1]" office:value-type="float" office:value="-0.980000000000001" calcext:value-type="float">
            <text:p>-0,98</text:p>
          </table:table-cell>
          <table:table-cell table:formula="of:=[.H6]-[.H$1]*[.H6]" office:value-type="float" office:value="0.37346428045427" calcext:value-type="float">
            <text:p>0,37</text:p>
          </table:table-cell>
          <table:table-cell table:number-columns-repeated="1016"/>
        </table:table-row>
        <table:table-row table:style-name="ro1" table:visibility="collapse">
          <table:table-cell table:formula="of:=[.A7]-[.B$1]" office:value-type="float" office:value="-19.4" calcext:value-type="float">
            <text:p>-19,4</text:p>
          </table:table-cell>
          <table:table-cell table:formula="of:=[.B7]-[.B$1]*[.B7]" office:value-type="float" office:value="0.00000000039785858912783" calcext:value-type="float">
            <text:p>0</text:p>
          </table:table-cell>
          <table:table-cell/>
          <table:table-cell table:formula="of:=[.D7]-[.E$1]" office:value-type="float" office:value="-9.69999999999998" calcext:value-type="float">
            <text:p>-9,7</text:p>
          </table:table-cell>
          <table:table-cell table:formula="of:=[.E7]-[.E$1]*[.E7]" office:value-type="float" office:value="0.0000364353894205589" calcext:value-type="float">
            <text:p>0</text:p>
          </table:table-cell>
          <table:table-cell/>
          <table:table-cell table:formula="of:=[.G7]-[.H$1]" office:value-type="float" office:value="-0.970000000000001" calcext:value-type="float">
            <text:p>-0,97</text:p>
          </table:table-cell>
          <table:table-cell table:formula="of:=[.H7]-[.H$1]*[.H7]" office:value-type="float" office:value="0.377236646923505" calcext:value-type="float">
            <text:p>0,38</text:p>
          </table:table-cell>
          <table:table-cell table:number-columns-repeated="1016"/>
        </table:table-row>
        <table:table-row table:style-name="ro1" table:visibility="collapse">
          <table:table-cell table:formula="of:=[.A8]-[.B$1]" office:value-type="float" office:value="-19.2" calcext:value-type="float">
            <text:p>-19,2</text:p>
          </table:table-cell>
          <table:table-cell table:formula="of:=[.B8]-[.B$1]*[.B8]" office:value-type="float" office:value="0.000000000497323236409787" calcext:value-type="float">
            <text:p>0</text:p>
          </table:table-cell>
          <table:table-cell/>
          <table:table-cell table:formula="of:=[.D8]-[.E$1]" office:value-type="float" office:value="-9.59999999999998" calcext:value-type="float">
            <text:p>-9,6</text:p>
          </table:table-cell>
          <table:table-cell table:formula="of:=[.E8]-[.E$1]*[.E8]" office:value-type="float" office:value="0.0000404837660228433" calcext:value-type="float">
            <text:p>0</text:p>
          </table:table-cell>
          <table:table-cell/>
          <table:table-cell table:formula="of:=[.G8]-[.H$1]" office:value-type="float" office:value="-0.960000000000001" calcext:value-type="float">
            <text:p>-0,96</text:p>
          </table:table-cell>
          <table:table-cell table:formula="of:=[.H8]-[.H$1]*[.H8]" office:value-type="float" office:value="0.38104711810455" calcext:value-type="float">
            <text:p>0,38</text:p>
          </table:table-cell>
          <table:table-cell table:number-columns-repeated="1016"/>
        </table:table-row>
        <table:table-row table:style-name="ro1" table:visibility="collapse">
          <table:table-cell table:formula="of:=[.A9]-[.B$1]" office:value-type="float" office:value="-19" calcext:value-type="float">
            <text:p>-19</text:p>
          </table:table-cell>
          <table:table-cell table:formula="of:=[.B9]-[.B$1]*[.B9]" office:value-type="float" office:value="0.000000000621654045512234" calcext:value-type="float">
            <text:p>0</text:p>
          </table:table-cell>
          <table:table-cell/>
          <table:table-cell table:formula="of:=[.D9]-[.E$1]" office:value-type="float" office:value="-9.49999999999998" calcext:value-type="float">
            <text:p>-9,5</text:p>
          </table:table-cell>
          <table:table-cell table:formula="of:=[.E9]-[.E$1]*[.E9]" office:value-type="float" office:value="0.0000449819622476036" calcext:value-type="float">
            <text:p>0</text:p>
          </table:table-cell>
          <table:table-cell/>
          <table:table-cell table:formula="of:=[.G9]-[.H$1]" office:value-type="float" office:value="-0.950000000000001" calcext:value-type="float">
            <text:p>-0,95</text:p>
          </table:table-cell>
          <table:table-cell table:formula="of:=[.H9]-[.H$1]*[.H9]" office:value-type="float" office:value="0.384896078893485" calcext:value-type="float">
            <text:p>0,38</text:p>
          </table:table-cell>
          <table:table-cell table:number-columns-repeated="1016"/>
        </table:table-row>
        <table:table-row table:style-name="ro1" table:visibility="collapse">
          <table:table-cell table:formula="of:=[.A10]-[.B$1]" office:value-type="float" office:value="-18.8" calcext:value-type="float">
            <text:p>-18,8</text:p>
          </table:table-cell>
          <table:table-cell table:formula="of:=[.B10]-[.B$1]*[.B10]" office:value-type="float" office:value="0.000000000777067556890292" calcext:value-type="float">
            <text:p>0</text:p>
          </table:table-cell>
          <table:table-cell/>
          <table:table-cell table:formula="of:=[.D10]-[.E$1]" office:value-type="float" office:value="-9.39999999999998" calcext:value-type="float">
            <text:p>-9,4</text:p>
          </table:table-cell>
          <table:table-cell table:formula="of:=[.E10]-[.E$1]*[.E10]" office:value-type="float" office:value="0.0000499799580528929" calcext:value-type="float">
            <text:p>0</text:p>
          </table:table-cell>
          <table:table-cell/>
          <table:table-cell table:formula="of:=[.G10]-[.H$1]" office:value-type="float" office:value="-0.940000000000001" calcext:value-type="float">
            <text:p>-0,94</text:p>
          </table:table-cell>
          <table:table-cell table:formula="of:=[.H10]-[.H$1]*[.H10]" office:value-type="float" office:value="0.388783918074227" calcext:value-type="float">
            <text:p>0,39</text:p>
          </table:table-cell>
          <table:table-cell table:number-columns-repeated="1016"/>
        </table:table-row>
        <table:table-row table:style-name="ro1" table:visibility="collapse">
          <table:table-cell table:formula="of:=[.A11]-[.B$1]" office:value-type="float" office:value="-18.6" calcext:value-type="float">
            <text:p>-18,6</text:p>
          </table:table-cell>
          <table:table-cell table:formula="of:=[.B11]-[.B$1]*[.B11]" office:value-type="float" office:value="0.000000000971334446112865" calcext:value-type="float">
            <text:p>0</text:p>
          </table:table-cell>
          <table:table-cell/>
          <table:table-cell table:formula="of:=[.D11]-[.E$1]" office:value-type="float" office:value="-9.29999999999998" calcext:value-type="float">
            <text:p>-9,3</text:p>
          </table:table-cell>
          <table:table-cell table:formula="of:=[.E11]-[.E$1]*[.E11]" office:value-type="float" office:value="0.0000555332867254366" calcext:value-type="float">
            <text:p>0</text:p>
          </table:table-cell>
          <table:table-cell/>
          <table:table-cell table:formula="of:=[.G11]-[.H$1]" office:value-type="float" office:value="-0.930000000000001" calcext:value-type="float">
            <text:p>-0,93</text:p>
          </table:table-cell>
          <table:table-cell table:formula="of:=[.H11]-[.H$1]*[.H11]" office:value-type="float" office:value="0.392711028357805" calcext:value-type="float">
            <text:p>0,39</text:p>
          </table:table-cell>
          <table:table-cell table:number-columns-repeated="1016"/>
        </table:table-row>
        <table:table-row table:style-name="ro1" table:visibility="collapse">
          <table:table-cell table:formula="of:=[.A12]-[.B$1]" office:value-type="float" office:value="-18.4" calcext:value-type="float">
            <text:p>-18,4</text:p>
          </table:table-cell>
          <table:table-cell table:formula="of:=[.B12]-[.B$1]*[.B12]" office:value-type="float" office:value="0.00000000121416805764108" calcext:value-type="float">
            <text:p>0</text:p>
          </table:table-cell>
          <table:table-cell/>
          <table:table-cell table:formula="of:=[.D12]-[.E$1]" office:value-type="float" office:value="-9.19999999999998" calcext:value-type="float">
            <text:p>-9,2</text:p>
          </table:table-cell>
          <table:table-cell table:formula="of:=[.E12]-[.E$1]*[.E12]" office:value-type="float" office:value="0.0000617036519171517" calcext:value-type="float">
            <text:p>0</text:p>
          </table:table-cell>
          <table:table-cell/>
          <table:table-cell table:formula="of:=[.G12]-[.H$1]" office:value-type="float" office:value="-0.92" calcext:value-type="float">
            <text:p>-0,92</text:p>
          </table:table-cell>
          <table:table-cell table:formula="of:=[.H12]-[.H$1]*[.H12]" office:value-type="float" office:value="0.396677806422026" calcext:value-type="float">
            <text:p>0,4</text:p>
          </table:table-cell>
          <table:table-cell table:number-columns-repeated="1016"/>
        </table:table-row>
        <table:table-row table:style-name="ro1" table:visibility="collapse">
          <table:table-cell table:formula="of:=[.A13]-[.B$1]" office:value-type="float" office:value="-18.2" calcext:value-type="float">
            <text:p>-18,2</text:p>
          </table:table-cell>
          <table:table-cell table:formula="of:=[.B13]-[.B$1]*[.B13]" office:value-type="float" office:value="0.00000000151771007205135" calcext:value-type="float">
            <text:p>0</text:p>
          </table:table-cell>
          <table:table-cell/>
          <table:table-cell table:formula="of:=[.D13]-[.E$1]" office:value-type="float" office:value="-9.09999999999998" calcext:value-type="float">
            <text:p>-9,1</text:p>
          </table:table-cell>
          <table:table-cell table:formula="of:=[.E13]-[.E$1]*[.E13]" office:value-type="float" office:value="0.0000685596132412797" calcext:value-type="float">
            <text:p>0</text:p>
          </table:table-cell>
          <table:table-cell/>
          <table:table-cell table:formula="of:=[.G13]-[.H$1]" office:value-type="float" office:value="-0.910000000000001" calcext:value-type="float">
            <text:p>-0,91</text:p>
          </table:table-cell>
          <table:table-cell table:formula="of:=[.H13]-[.H$1]*[.H13]" office:value-type="float" office:value="0.400684652951541" calcext:value-type="float">
            <text:p>0,4</text:p>
          </table:table-cell>
          <table:table-cell table:number-columns-repeated="1016"/>
        </table:table-row>
        <table:table-row table:style-name="ro1" table:visibility="collapse">
          <table:table-cell table:formula="of:=[.A14]-[.B$1]" office:value-type="float" office:value="-18" calcext:value-type="float">
            <text:p>-18</text:p>
          </table:table-cell>
          <table:table-cell table:formula="of:=[.B14]-[.B$1]*[.B14]" office:value-type="float" office:value="0.00000000189713759006419" calcext:value-type="float">
            <text:p>0</text:p>
          </table:table-cell>
          <table:table-cell/>
          <table:table-cell table:formula="of:=[.D14]-[.E$1]" office:value-type="float" office:value="-8.99999999999998" calcext:value-type="float">
            <text:p>-9</text:p>
          </table:table-cell>
          <table:table-cell table:formula="of:=[.E14]-[.E$1]*[.E14]" office:value-type="float" office:value="0.0000761773480458663" calcext:value-type="float">
            <text:p>0</text:p>
          </table:table-cell>
          <table:table-cell/>
          <table:table-cell table:formula="of:=[.G14]-[.H$1]" office:value-type="float" office:value="-0.900000000000001" calcext:value-type="float">
            <text:p>-0,9</text:p>
          </table:table-cell>
          <table:table-cell table:formula="of:=[.H14]-[.H$1]*[.H14]" office:value-type="float" office:value="0.404731972678324" calcext:value-type="float">
            <text:p>0,4</text:p>
          </table:table-cell>
          <table:table-cell table:number-columns-repeated="1016"/>
        </table:table-row>
        <table:table-row table:style-name="ro1" table:visibility="collapse">
          <table:table-cell table:formula="of:=[.A15]-[.B$1]" office:value-type="float" office:value="-17.8" calcext:value-type="float">
            <text:p>-17,8</text:p>
          </table:table-cell>
          <table:table-cell table:formula="of:=[.B15]-[.B$1]*[.B15]" office:value-type="float" office:value="0.00000000237142198758024" calcext:value-type="float">
            <text:p>0</text:p>
          </table:table-cell>
          <table:table-cell/>
          <table:table-cell table:formula="of:=[.D15]-[.E$1]" office:value-type="float" office:value="-8.89999999999998" calcext:value-type="float">
            <text:p>-8,9</text:p>
          </table:table-cell>
          <table:table-cell table:formula="of:=[.E15]-[.E$1]*[.E15]" office:value-type="float" office:value="0.0000846414978287404" calcext:value-type="float">
            <text:p>0</text:p>
          </table:table-cell>
          <table:table-cell/>
          <table:table-cell table:formula="of:=[.G15]-[.H$1]" office:value-type="float" office:value="-0.890000000000001" calcext:value-type="float">
            <text:p>-0,89</text:p>
          </table:table-cell>
          <table:table-cell table:formula="of:=[.H15]-[.H$1]*[.H15]" office:value-type="float" office:value="0.40882017442255" calcext:value-type="float">
            <text:p>0,41</text:p>
          </table:table-cell>
          <table:table-cell table:number-columns-repeated="1016"/>
        </table:table-row>
        <table:table-row table:style-name="ro1" table:visibility="collapse">
          <table:table-cell table:formula="of:=[.A16]-[.B$1]" office:value-type="float" office:value="-17.6" calcext:value-type="float">
            <text:p>-17,6</text:p>
          </table:table-cell>
          <table:table-cell table:formula="of:=[.B16]-[.B$1]*[.B16]" office:value-type="float" office:value="0.0000000029642774844753" calcext:value-type="float">
            <text:p>0</text:p>
          </table:table-cell>
          <table:table-cell/>
          <table:table-cell table:formula="of:=[.D16]-[.E$1]" office:value-type="float" office:value="-8.79999999999999" calcext:value-type="float">
            <text:p>-8,8</text:p>
          </table:table-cell>
          <table:table-cell table:formula="of:=[.E16]-[.E$1]*[.E16]" office:value-type="float" office:value="0.0000940461086986004" calcext:value-type="float">
            <text:p>0</text:p>
          </table:table-cell>
          <table:table-cell/>
          <table:table-cell table:formula="of:=[.G16]-[.H$1]" office:value-type="float" office:value="-0.88" calcext:value-type="float">
            <text:p>-0,88</text:p>
          </table:table-cell>
          <table:table-cell table:formula="of:=[.H16]-[.H$1]*[.H16]" office:value-type="float" office:value="0.412949671133889" calcext:value-type="float">
            <text:p>0,41</text:p>
          </table:table-cell>
          <table:table-cell table:number-columns-repeated="1016"/>
        </table:table-row>
        <table:table-row table:style-name="ro1" table:visibility="collapse">
          <table:table-cell table:formula="of:=[.A17]-[.B$1]" office:value-type="float" office:value="-17.4" calcext:value-type="float">
            <text:p>-17,4</text:p>
          </table:table-cell>
          <table:table-cell table:formula="of:=[.B17]-[.B$1]*[.B17]" office:value-type="float" office:value="0.00000000370534685559412" calcext:value-type="float">
            <text:p>0</text:p>
          </table:table-cell>
          <table:table-cell/>
          <table:table-cell table:formula="of:=[.D17]-[.E$1]" office:value-type="float" office:value="-8.69999999999999" calcext:value-type="float">
            <text:p>-8,7</text:p>
          </table:table-cell>
          <table:table-cell table:formula="of:=[.E17]-[.E$1]*[.E17]" office:value-type="float" office:value="0.000104495676331778" calcext:value-type="float">
            <text:p>0</text:p>
          </table:table-cell>
          <table:table-cell/>
          <table:table-cell table:formula="of:=[.G17]-[.H$1]" office:value-type="float" office:value="-0.87" calcext:value-type="float">
            <text:p>-0,87</text:p>
          </table:table-cell>
          <table:table-cell table:formula="of:=[.H17]-[.H$1]*[.H17]" office:value-type="float" office:value="0.417120879933221" calcext:value-type="float">
            <text:p>0,42</text:p>
          </table:table-cell>
          <table:table-cell table:number-columns-repeated="1016"/>
        </table:table-row>
        <table:table-row table:style-name="ro1" table:visibility="collapse">
          <table:table-cell table:formula="of:=[.A18]-[.B$1]" office:value-type="float" office:value="-17.2" calcext:value-type="float">
            <text:p>-17,2</text:p>
          </table:table-cell>
          <table:table-cell table:formula="of:=[.B18]-[.B$1]*[.B18]" office:value-type="float" office:value="0.00000000463168356949265" calcext:value-type="float">
            <text:p>0</text:p>
          </table:table-cell>
          <table:table-cell/>
          <table:table-cell table:formula="of:=[.D18]-[.E$1]" office:value-type="float" office:value="-8.59999999999999" calcext:value-type="float">
            <text:p>-8,6</text:p>
          </table:table-cell>
          <table:table-cell table:formula="of:=[.E18]-[.E$1]*[.E18]" office:value-type="float" office:value="0.000116106307035309" calcext:value-type="float">
            <text:p>0</text:p>
          </table:table-cell>
          <table:table-cell/>
          <table:table-cell table:formula="of:=[.G18]-[.H$1]" office:value-type="float" office:value="-0.860000000000001" calcext:value-type="float">
            <text:p>-0,86</text:p>
          </table:table-cell>
          <table:table-cell table:formula="of:=[.H18]-[.H$1]*[.H18]" office:value-type="float" office:value="0.421334222154768" calcext:value-type="float">
            <text:p>0,42</text:p>
          </table:table-cell>
          <table:table-cell table:number-columns-repeated="1016"/>
        </table:table-row>
        <table:table-row table:style-name="ro1" table:visibility="collapse">
          <table:table-cell table:formula="of:=[.A19]-[.B$1]" office:value-type="float" office:value="-17" calcext:value-type="float">
            <text:p>-17</text:p>
          </table:table-cell>
          <table:table-cell table:formula="of:=[.B19]-[.B$1]*[.B19]" office:value-type="float" office:value="0.00000000578960446186581" calcext:value-type="float">
            <text:p>0</text:p>
          </table:table-cell>
          <table:table-cell/>
          <table:table-cell table:formula="of:=[.D19]-[.E$1]" office:value-type="float" office:value="-8.49999999999999" calcext:value-type="float">
            <text:p>-8,5</text:p>
          </table:table-cell>
          <table:table-cell table:formula="of:=[.E19]-[.E$1]*[.E19]" office:value-type="float" office:value="0.00012900700781701" calcext:value-type="float">
            <text:p>0</text:p>
          </table:table-cell>
          <table:table-cell/>
          <table:table-cell table:formula="of:=[.G19]-[.H$1]" office:value-type="float" office:value="-0.850000000000001" calcext:value-type="float">
            <text:p>-0,85</text:p>
          </table:table-cell>
          <table:table-cell table:formula="of:=[.H19]-[.H$1]*[.H19]" office:value-type="float" office:value="0.425590123388655" calcext:value-type="float">
            <text:p>0,43</text:p>
          </table:table-cell>
          <table:table-cell table:number-columns-repeated="1016"/>
        </table:table-row>
        <table:table-row table:style-name="ro1" table:visibility="collapse">
          <table:table-cell table:formula="of:=[.A20]-[.B$1]" office:value-type="float" office:value="-16.8" calcext:value-type="float">
            <text:p>-16,8</text:p>
          </table:table-cell>
          <table:table-cell table:formula="of:=[.B20]-[.B$1]*[.B20]" office:value-type="float" office:value="0.00000000723700557733227" calcext:value-type="float">
            <text:p>0</text:p>
          </table:table-cell>
          <table:table-cell/>
          <table:table-cell table:formula="of:=[.D20]-[.E$1]" office:value-type="float" office:value="-8.39999999999999" calcext:value-type="float">
            <text:p>-8,4</text:p>
          </table:table-cell>
          <table:table-cell table:formula="of:=[.E20]-[.E$1]*[.E20]" office:value-type="float" office:value="0.000143341119796678" calcext:value-type="float">
            <text:p>0</text:p>
          </table:table-cell>
          <table:table-cell/>
          <table:table-cell table:formula="of:=[.G20]-[.H$1]" office:value-type="float" office:value="-0.84" calcext:value-type="float">
            <text:p>-0,84</text:p>
          </table:table-cell>
          <table:table-cell table:formula="of:=[.H20]-[.H$1]*[.H20]" office:value-type="float" office:value="0.429889013523894" calcext:value-type="float">
            <text:p>0,43</text:p>
          </table:table-cell>
          <table:table-cell table:number-columns-repeated="1016"/>
        </table:table-row>
        <table:table-row table:style-name="ro1" table:visibility="collapse">
          <table:table-cell table:formula="of:=[.A21]-[.B$1]" office:value-type="float" office:value="-16.6" calcext:value-type="float">
            <text:p>-16,6</text:p>
          </table:table-cell>
          <table:table-cell table:formula="of:=[.B21]-[.B$1]*[.B21]" office:value-type="float" office:value="0.00000000904625697166533" calcext:value-type="float">
            <text:p>0</text:p>
          </table:table-cell>
          <table:table-cell/>
          <table:table-cell table:formula="of:=[.D21]-[.E$1]" office:value-type="float" office:value="-8.29999999999999" calcext:value-type="float">
            <text:p>-8,3</text:p>
          </table:table-cell>
          <table:table-cell table:formula="of:=[.E21]-[.E$1]*[.E21]" office:value-type="float" office:value="0.000159267910885198" calcext:value-type="float">
            <text:p>0</text:p>
          </table:table-cell>
          <table:table-cell/>
          <table:table-cell table:formula="of:=[.G21]-[.H$1]" office:value-type="float" office:value="-0.83" calcext:value-type="float">
            <text:p>-0,83</text:p>
          </table:table-cell>
          <table:table-cell table:formula="of:=[.H21]-[.H$1]*[.H21]" office:value-type="float" office:value="0.434231326791812" calcext:value-type="float">
            <text:p>0,43</text:p>
          </table:table-cell>
          <table:table-cell table:number-columns-repeated="1016"/>
        </table:table-row>
        <table:table-row table:style-name="ro1" table:visibility="collapse">
          <table:table-cell table:formula="of:=[.A22]-[.B$1]" office:value-type="float" office:value="-16.4" calcext:value-type="float">
            <text:p>-16,4</text:p>
          </table:table-cell>
          <table:table-cell table:formula="of:=[.B22]-[.B$1]*[.B22]" office:value-type="float" office:value="0.0000000113078212145817" calcext:value-type="float">
            <text:p>0</text:p>
          </table:table-cell>
          <table:table-cell/>
          <table:table-cell table:formula="of:=[.D22]-[.E$1]" office:value-type="float" office:value="-8.19999999999999" calcext:value-type="float">
            <text:p>-8,2</text:p>
          </table:table-cell>
          <table:table-cell table:formula="of:=[.E22]-[.E$1]*[.E22]" office:value-type="float" office:value="0.000176964345427998" calcext:value-type="float">
            <text:p>0</text:p>
          </table:table-cell>
          <table:table-cell/>
          <table:table-cell table:formula="of:=[.G22]-[.H$1]" office:value-type="float" office:value="-0.82" calcext:value-type="float">
            <text:p>-0,82</text:p>
          </table:table-cell>
          <table:table-cell table:formula="of:=[.H22]-[.H$1]*[.H22]" office:value-type="float" office:value="0.438617501809911" calcext:value-type="float">
            <text:p>0,44</text:p>
          </table:table-cell>
          <table:table-cell table:number-columns-repeated="1016"/>
        </table:table-row>
        <table:table-row table:style-name="ro1" table:visibility="collapse">
          <table:table-cell table:formula="of:=[.A23]-[.B$1]" office:value-type="float" office:value="-16.2" calcext:value-type="float">
            <text:p>-16,2</text:p>
          </table:table-cell>
          <table:table-cell table:formula="of:=[.B23]-[.B$1]*[.B23]" office:value-type="float" office:value="0.0000000141347765182271" calcext:value-type="float">
            <text:p>0</text:p>
          </table:table-cell>
          <table:table-cell/>
          <table:table-cell table:formula="of:=[.D23]-[.E$1]" office:value-type="float" office:value="-8.09999999999999" calcext:value-type="float">
            <text:p>-8,1</text:p>
          </table:table-cell>
          <table:table-cell table:formula="of:=[.E23]-[.E$1]*[.E23]" office:value-type="float" office:value="0.000196627050475553" calcext:value-type="float">
            <text:p>0</text:p>
          </table:table-cell>
          <table:table-cell/>
          <table:table-cell table:formula="of:=[.G23]-[.H$1]" office:value-type="float" office:value="-0.810000000000001" calcext:value-type="float">
            <text:p>-0,81</text:p>
          </table:table-cell>
          <table:table-cell table:formula="of:=[.H23]-[.H$1]*[.H23]" office:value-type="float" office:value="0.443047981626173" calcext:value-type="float">
            <text:p>0,44</text:p>
          </table:table-cell>
          <table:table-cell table:number-columns-repeated="1016"/>
        </table:table-row>
        <table:table-row table:style-name="ro1" table:visibility="collapse">
          <table:table-cell table:formula="of:=[.A24]-[.B$1]" office:value-type="float" office:value="-16" calcext:value-type="float">
            <text:p>-16</text:p>
          </table:table-cell>
          <table:table-cell table:formula="of:=[.B24]-[.B$1]*[.B24]" office:value-type="float" office:value="0.0000000176684706477839" calcext:value-type="float">
            <text:p>0</text:p>
          </table:table-cell>
          <table:table-cell/>
          <table:table-cell table:formula="of:=[.D24]-[.E$1]" office:value-type="float" office:value="-7.99999999999999" calcext:value-type="float">
            <text:p>-8</text:p>
          </table:table-cell>
          <table:table-cell table:formula="of:=[.E24]-[.E$1]*[.E24]" office:value-type="float" office:value="0.000218474500528392" calcext:value-type="float">
            <text:p>0</text:p>
          </table:table-cell>
          <table:table-cell/>
          <table:table-cell table:formula="of:=[.G24]-[.H$1]" office:value-type="float" office:value="-0.8" calcext:value-type="float">
            <text:p>-0,8</text:p>
          </table:table-cell>
          <table:table-cell table:formula="of:=[.H24]-[.H$1]*[.H24]" office:value-type="float" office:value="0.447523213763811" calcext:value-type="float">
            <text:p>0,45</text:p>
          </table:table-cell>
          <table:table-cell table:number-columns-repeated="1016"/>
        </table:table-row>
        <table:table-row table:style-name="ro1" table:visibility="collapse">
          <table:table-cell table:formula="of:=[.A25]-[.B$1]" office:value-type="float" office:value="-15.8" calcext:value-type="float">
            <text:p>-15,8</text:p>
          </table:table-cell>
          <table:table-cell table:formula="of:=[.B25]-[.B$1]*[.B25]" office:value-type="float" office:value="0.0000000220855883097298" calcext:value-type="float">
            <text:p>0</text:p>
          </table:table-cell>
          <table:table-cell/>
          <table:table-cell table:formula="of:=[.D25]-[.E$1]" office:value-type="float" office:value="-7.89999999999999" calcext:value-type="float">
            <text:p>-7,9</text:p>
          </table:table-cell>
          <table:table-cell table:formula="of:=[.E25]-[.E$1]*[.E25]" office:value-type="float" office:value="0.000242749445031547" calcext:value-type="float">
            <text:p>0</text:p>
          </table:table-cell>
          <table:table-cell/>
          <table:table-cell table:formula="of:=[.G25]-[.H$1]" office:value-type="float" office:value="-0.790000000000001" calcext:value-type="float">
            <text:p>-0,79</text:p>
          </table:table-cell>
          <table:table-cell table:formula="of:=[.H25]-[.H$1]*[.H25]" office:value-type="float" office:value="0.452043650266476" calcext:value-type="float">
            <text:p>0,45</text:p>
          </table:table-cell>
          <table:table-cell table:number-columns-repeated="1016"/>
        </table:table-row>
        <table:table-row table:style-name="ro1" table:visibility="collapse">
          <table:table-cell table:formula="of:=[.A26]-[.B$1]" office:value-type="float" office:value="-15.6" calcext:value-type="float">
            <text:p>-15,6</text:p>
          </table:table-cell>
          <table:table-cell table:formula="of:=[.B26]-[.B$1]*[.B26]" office:value-type="float" office:value="0.0000000276069853871623" calcext:value-type="float">
            <text:p>0</text:p>
          </table:table-cell>
          <table:table-cell/>
          <table:table-cell table:formula="of:=[.D26]-[.E$1]" office:value-type="float" office:value="-7.79999999999999" calcext:value-type="float">
            <text:p>-7,8</text:p>
          </table:table-cell>
          <table:table-cell table:formula="of:=[.E26]-[.E$1]*[.E26]" office:value-type="float" office:value="0.000269721605590607" calcext:value-type="float">
            <text:p>0</text:p>
          </table:table-cell>
          <table:table-cell/>
          <table:table-cell table:formula="of:=[.G26]-[.H$1]" office:value-type="float" office:value="-0.78" calcext:value-type="float">
            <text:p>-0,78</text:p>
          </table:table-cell>
          <table:table-cell table:formula="of:=[.H26]-[.H$1]*[.H26]" office:value-type="float" office:value="0.456609747743915" calcext:value-type="float">
            <text:p>0,46</text:p>
          </table:table-cell>
          <table:table-cell table:number-columns-repeated="1016"/>
        </table:table-row>
        <table:table-row table:style-name="ro1" table:visibility="collapse">
          <table:table-cell table:formula="of:=[.A27]-[.B$1]" office:value-type="float" office:value="-15.4" calcext:value-type="float">
            <text:p>-15,4</text:p>
          </table:table-cell>
          <table:table-cell table:formula="of:=[.B27]-[.B$1]*[.B27]" office:value-type="float" office:value="0.0000000345087317339528" calcext:value-type="float">
            <text:p>0</text:p>
          </table:table-cell>
          <table:table-cell/>
          <table:table-cell table:formula="of:=[.D27]-[.E$1]" office:value-type="float" office:value="-7.69999999999999" calcext:value-type="float">
            <text:p>-7,7</text:p>
          </table:table-cell>
          <table:table-cell table:formula="of:=[.E27]-[.E$1]*[.E27]" office:value-type="float" office:value="0.000299690672878453" calcext:value-type="float">
            <text:p>0</text:p>
          </table:table-cell>
          <table:table-cell/>
          <table:table-cell table:formula="of:=[.G27]-[.H$1]" office:value-type="float" office:value="-0.77" calcext:value-type="float">
            <text:p>-0,77</text:p>
          </table:table-cell>
          <table:table-cell table:formula="of:=[.H27]-[.H$1]*[.H27]" office:value-type="float" office:value="0.461221967418096" calcext:value-type="float">
            <text:p>0,46</text:p>
          </table:table-cell>
          <table:table-cell table:number-columns-repeated="1016"/>
        </table:table-row>
        <table:table-row table:style-name="ro1" table:visibility="collapse">
          <table:table-cell table:formula="of:=[.A28]-[.B$1]" office:value-type="float" office:value="-15.2" calcext:value-type="float">
            <text:p>-15,2</text:p>
          </table:table-cell>
          <table:table-cell table:formula="of:=[.B28]-[.B$1]*[.B28]" office:value-type="float" office:value="0.000000043135914667441" calcext:value-type="float">
            <text:p>0</text:p>
          </table:table-cell>
          <table:table-cell/>
          <table:table-cell table:formula="of:=[.D28]-[.E$1]" office:value-type="float" office:value="-7.59999999999999" calcext:value-type="float">
            <text:p>-7,6</text:p>
          </table:table-cell>
          <table:table-cell table:formula="of:=[.E28]-[.E$1]*[.E28]" office:value-type="float" office:value="0.000332989636531614" calcext:value-type="float">
            <text:p>0</text:p>
          </table:table-cell>
          <table:table-cell/>
          <table:table-cell table:formula="of:=[.G28]-[.H$1]" office:value-type="float" office:value="-0.76" calcext:value-type="float">
            <text:p>-0,76</text:p>
          </table:table-cell>
          <table:table-cell table:formula="of:=[.H28]-[.H$1]*[.H28]" office:value-type="float" office:value="0.465880775169794" calcext:value-type="float">
            <text:p>0,47</text:p>
          </table:table-cell>
          <table:table-cell table:number-columns-repeated="1016"/>
        </table:table-row>
        <table:table-row table:style-name="ro1" table:visibility="collapse">
          <table:table-cell table:formula="of:=[.A29]-[.B$1]" office:value-type="float" office:value="-15" calcext:value-type="float">
            <text:p>-15</text:p>
          </table:table-cell>
          <table:table-cell table:formula="of:=[.B29]-[.B$1]*[.B29]" office:value-type="float" office:value="0.0000000539198933343013" calcext:value-type="float">
            <text:p>0</text:p>
          </table:table-cell>
          <table:table-cell/>
          <table:table-cell table:formula="of:=[.D29]-[.E$1]" office:value-type="float" office:value="-7.49999999999999" calcext:value-type="float">
            <text:p>-7,5</text:p>
          </table:table-cell>
          <table:table-cell table:formula="of:=[.E29]-[.E$1]*[.E29]" office:value-type="float" office:value="0.000369988485035127" calcext:value-type="float">
            <text:p>0</text:p>
          </table:table-cell>
          <table:table-cell/>
          <table:table-cell table:formula="of:=[.G29]-[.H$1]" office:value-type="float" office:value="-0.75" calcext:value-type="float">
            <text:p>-0,75</text:p>
          </table:table-cell>
          <table:table-cell table:formula="of:=[.H29]-[.H$1]*[.H29]" office:value-type="float" office:value="0.47058664158565" calcext:value-type="float">
            <text:p>0,47</text:p>
          </table:table-cell>
          <table:table-cell table:number-columns-repeated="1016"/>
        </table:table-row>
        <table:table-row table:style-name="ro1" table:visibility="collapse">
          <table:table-cell table:formula="of:=[.A30]-[.B$1]" office:value-type="float" office:value="-14.8" calcext:value-type="float">
            <text:p>-14,8</text:p>
          </table:table-cell>
          <table:table-cell table:formula="of:=[.B30]-[.B$1]*[.B30]" office:value-type="float" office:value="0.0000000673998666678766" calcext:value-type="float">
            <text:p>0</text:p>
          </table:table-cell>
          <table:table-cell/>
          <table:table-cell table:formula="of:=[.D30]-[.E$1]" office:value-type="float" office:value="-7.39999999999999" calcext:value-type="float">
            <text:p>-7,4</text:p>
          </table:table-cell>
          <table:table-cell table:formula="of:=[.E30]-[.E$1]*[.E30]" office:value-type="float" office:value="0.000411098316705697" calcext:value-type="float">
            <text:p>0</text:p>
          </table:table-cell>
          <table:table-cell/>
          <table:table-cell table:formula="of:=[.G30]-[.H$1]" office:value-type="float" office:value="-0.74" calcext:value-type="float">
            <text:p>-0,74</text:p>
          </table:table-cell>
          <table:table-cell table:formula="of:=[.H30]-[.H$1]*[.H30]" office:value-type="float" office:value="0.475340042005707" calcext:value-type="float">
            <text:p>0,48</text:p>
          </table:table-cell>
          <table:table-cell table:number-columns-repeated="1016"/>
        </table:table-row>
        <table:table-row table:style-name="ro1" table:visibility="collapse">
          <table:table-cell table:formula="of:=[.A31]-[.B$1]" office:value-type="float" office:value="-14.6" calcext:value-type="float">
            <text:p>-14,6</text:p>
          </table:table-cell>
          <table:table-cell table:formula="of:=[.B31]-[.B$1]*[.B31]" office:value-type="float" office:value="0.0000000842498333348458" calcext:value-type="float">
            <text:p>0</text:p>
          </table:table-cell>
          <table:table-cell/>
          <table:table-cell table:formula="of:=[.D31]-[.E$1]" office:value-type="float" office:value="-7.29999999999999" calcext:value-type="float">
            <text:p>-7,3</text:p>
          </table:table-cell>
          <table:table-cell table:formula="of:=[.E31]-[.E$1]*[.E31]" office:value-type="float" office:value="0.000456775907450774" calcext:value-type="float">
            <text:p>0</text:p>
          </table:table-cell>
          <table:table-cell/>
          <table:table-cell table:formula="of:=[.G31]-[.H$1]" office:value-type="float" office:value="-0.73" calcext:value-type="float">
            <text:p>-0,73</text:p>
          </table:table-cell>
          <table:table-cell table:formula="of:=[.H31]-[.H$1]*[.H31]" office:value-type="float" office:value="0.480141456571422" calcext:value-type="float">
            <text:p>0,48</text:p>
          </table:table-cell>
          <table:table-cell table:number-columns-repeated="1016"/>
        </table:table-row>
        <table:table-row table:style-name="ro1" table:visibility="collapse">
          <table:table-cell table:formula="of:=[.A32]-[.B$1]" office:value-type="float" office:value="-14.4" calcext:value-type="float">
            <text:p>-14,4</text:p>
          </table:table-cell>
          <table:table-cell table:formula="of:=[.B32]-[.B$1]*[.B32]" office:value-type="float" office:value="0.000000105312291668557" calcext:value-type="float">
            <text:p>0</text:p>
          </table:table-cell>
          <table:table-cell/>
          <table:table-cell table:formula="of:=[.D32]-[.E$1]" office:value-type="float" office:value="-7.19999999999999" calcext:value-type="float">
            <text:p>-7,2</text:p>
          </table:table-cell>
          <table:table-cell table:formula="of:=[.E32]-[.E$1]*[.E32]" office:value-type="float" office:value="0.000507528786056415" calcext:value-type="float">
            <text:p>0</text:p>
          </table:table-cell>
          <table:table-cell/>
          <table:table-cell table:formula="of:=[.G32]-[.H$1]" office:value-type="float" office:value="-0.72" calcext:value-type="float">
            <text:p>-0,72</text:p>
          </table:table-cell>
          <table:table-cell table:formula="of:=[.H32]-[.H$1]*[.H32]" office:value-type="float" office:value="0.484991370274163" calcext:value-type="float">
            <text:p>0,48</text:p>
          </table:table-cell>
          <table:table-cell table:number-columns-repeated="1016"/>
        </table:table-row>
        <table:table-row table:style-name="ro1" table:visibility="collapse">
          <table:table-cell table:formula="of:=[.A33]-[.B$1]" office:value-type="float" office:value="-14.2" calcext:value-type="float">
            <text:p>-14,2</text:p>
          </table:table-cell>
          <table:table-cell table:formula="of:=[.B33]-[.B$1]*[.B33]" office:value-type="float" office:value="0.000000131640364585697" calcext:value-type="float">
            <text:p>0</text:p>
          </table:table-cell>
          <table:table-cell/>
          <table:table-cell table:formula="of:=[.D33]-[.E$1]" office:value-type="float" office:value="-7.09999999999999" calcext:value-type="float">
            <text:p>-7,1</text:p>
          </table:table-cell>
          <table:table-cell table:formula="of:=[.E33]-[.E$1]*[.E33]" office:value-type="float" office:value="0.000563920873396017" calcext:value-type="float">
            <text:p>0</text:p>
          </table:table-cell>
          <table:table-cell/>
          <table:table-cell table:formula="of:=[.G33]-[.H$1]" office:value-type="float" office:value="-0.71" calcext:value-type="float">
            <text:p>-0,71</text:p>
          </table:table-cell>
          <table:table-cell table:formula="of:=[.H33]-[.H$1]*[.H33]" office:value-type="float" office:value="0.489890273004205" calcext:value-type="float">
            <text:p>0,49</text:p>
          </table:table-cell>
          <table:table-cell table:number-columns-repeated="1016"/>
        </table:table-row>
        <table:table-row table:style-name="ro1" table:visibility="collapse">
          <table:table-cell table:formula="of:=[.A34]-[.B$1]" office:value-type="float" office:value="-14" calcext:value-type="float">
            <text:p>-14</text:p>
          </table:table-cell>
          <table:table-cell table:formula="of:=[.B34]-[.B$1]*[.B34]" office:value-type="float" office:value="0.000000164550455732121" calcext:value-type="float">
            <text:p>0</text:p>
          </table:table-cell>
          <table:table-cell/>
          <table:table-cell table:formula="of:=[.D34]-[.E$1]" office:value-type="float" office:value="-6.99999999999999" calcext:value-type="float">
            <text:p>-7</text:p>
          </table:table-cell>
          <table:table-cell table:formula="of:=[.E34]-[.E$1]*[.E34]" office:value-type="float" office:value="0.000626578748217797" calcext:value-type="float">
            <text:p>0</text:p>
          </table:table-cell>
          <table:table-cell/>
          <table:table-cell table:formula="of:=[.G34]-[.H$1]" office:value-type="float" office:value="-0.7" calcext:value-type="float">
            <text:p>-0,7</text:p>
          </table:table-cell>
          <table:table-cell table:formula="of:=[.H34]-[.H$1]*[.H34]" office:value-type="float" office:value="0.494838659600207" calcext:value-type="float">
            <text:p>0,49</text:p>
          </table:table-cell>
          <table:table-cell table:number-columns-repeated="1016"/>
        </table:table-row>
        <table:table-row table:style-name="ro1" table:visibility="collapse">
          <table:table-cell table:formula="of:=[.A35]-[.B$1]" office:value-type="float" office:value="-13.8" calcext:value-type="float">
            <text:p>-13,8</text:p>
          </table:table-cell>
          <table:table-cell table:formula="of:=[.B35]-[.B$1]*[.B35]" office:value-type="float" office:value="0.000000205688069665151" calcext:value-type="float">
            <text:p>0</text:p>
          </table:table-cell>
          <table:table-cell/>
          <table:table-cell table:formula="of:=[.D35]-[.E$1]" office:value-type="float" office:value="-6.89999999999999" calcext:value-type="float">
            <text:p>-6,9</text:p>
          </table:table-cell>
          <table:table-cell table:formula="of:=[.E35]-[.E$1]*[.E35]" office:value-type="float" office:value="0.000696198609130885" calcext:value-type="float">
            <text:p>0</text:p>
          </table:table-cell>
          <table:table-cell/>
          <table:table-cell table:formula="of:=[.G35]-[.H$1]" office:value-type="float" office:value="-0.69" calcext:value-type="float">
            <text:p>-0,69</text:p>
          </table:table-cell>
          <table:table-cell table:formula="of:=[.H35]-[.H$1]*[.H35]" office:value-type="float" office:value="0.499837029899199" calcext:value-type="float">
            <text:p>0,5</text:p>
          </table:table-cell>
          <table:table-cell table:number-columns-repeated="1016"/>
        </table:table-row>
        <table:table-row table:style-name="ro1" table:visibility="collapse">
          <table:table-cell table:formula="of:=[.A36]-[.B$1]" office:value-type="float" office:value="-13.6" calcext:value-type="float">
            <text:p>-13,6</text:p>
          </table:table-cell>
          <table:table-cell table:formula="of:=[.B36]-[.B$1]*[.B36]" office:value-type="float" office:value="0.000000257110087081439" calcext:value-type="float">
            <text:p>0</text:p>
          </table:table-cell>
          <table:table-cell/>
          <table:table-cell table:formula="of:=[.D36]-[.E$1]" office:value-type="float" office:value="-6.79999999999999" calcext:value-type="float">
            <text:p>-6,8</text:p>
          </table:table-cell>
          <table:table-cell table:formula="of:=[.E36]-[.E$1]*[.E36]" office:value-type="float" office:value="0.000773554010145428" calcext:value-type="float">
            <text:p>0</text:p>
          </table:table-cell>
          <table:table-cell/>
          <table:table-cell table:formula="of:=[.G36]-[.H$1]" office:value-type="float" office:value="-0.68" calcext:value-type="float">
            <text:p>-0,68</text:p>
          </table:table-cell>
          <table:table-cell table:formula="of:=[.H36]-[.H$1]*[.H36]" office:value-type="float" office:value="0.50488588878707" calcext:value-type="float">
            <text:p>0,5</text:p>
          </table:table-cell>
          <table:table-cell table:number-columns-repeated="1016"/>
        </table:table-row>
        <table:table-row table:style-name="ro1" table:visibility="collapse">
          <table:table-cell table:formula="of:=[.A37]-[.B$1]" office:value-type="float" office:value="-13.4" calcext:value-type="float">
            <text:p>-13,4</text:p>
          </table:table-cell>
          <table:table-cell table:formula="of:=[.B37]-[.B$1]*[.B37]" office:value-type="float" office:value="0.000000321387608851798" calcext:value-type="float">
            <text:p>0</text:p>
          </table:table-cell>
          <table:table-cell/>
          <table:table-cell table:formula="of:=[.D37]-[.E$1]" office:value-type="float" office:value="-6.69999999999999" calcext:value-type="float">
            <text:p>-6,7</text:p>
          </table:table-cell>
          <table:table-cell table:formula="of:=[.E37]-[.E$1]*[.E37]" office:value-type="float" office:value="0.000859504455717143" calcext:value-type="float">
            <text:p>0</text:p>
          </table:table-cell>
          <table:table-cell/>
          <table:table-cell table:formula="of:=[.G37]-[.H$1]" office:value-type="float" office:value="-0.67" calcext:value-type="float">
            <text:p>-0,67</text:p>
          </table:table-cell>
          <table:table-cell table:formula="of:=[.H37]-[.H$1]*[.H37]" office:value-type="float" office:value="0.509985746249566" calcext:value-type="float">
            <text:p>0,51</text:p>
          </table:table-cell>
          <table:table-cell table:number-columns-repeated="1016"/>
        </table:table-row>
        <table:table-row table:style-name="ro1" table:visibility="collapse">
          <table:table-cell table:formula="of:=[.A38]-[.B$1]" office:value-type="float" office:value="-13.2" calcext:value-type="float">
            <text:p>-13,2</text:p>
          </table:table-cell>
          <table:table-cell table:formula="of:=[.B38]-[.B$1]*[.B38]" office:value-type="float" office:value="0.000000401734511064748" calcext:value-type="float">
            <text:p>0</text:p>
          </table:table-cell>
          <table:table-cell/>
          <table:table-cell table:formula="of:=[.D38]-[.E$1]" office:value-type="float" office:value="-6.59999999999999" calcext:value-type="float">
            <text:p>-6,6</text:p>
          </table:table-cell>
          <table:table-cell table:formula="of:=[.E38]-[.E$1]*[.E38]" office:value-type="float" office:value="0.000955004950796825" calcext:value-type="float">
            <text:p>0</text:p>
          </table:table-cell>
          <table:table-cell/>
          <table:table-cell table:formula="of:=[.G38]-[.H$1]" office:value-type="float" office:value="-0.66" calcext:value-type="float">
            <text:p>-0,66</text:p>
          </table:table-cell>
          <table:table-cell table:formula="of:=[.H38]-[.H$1]*[.H38]" office:value-type="float" office:value="0.515137117423804" calcext:value-type="float">
            <text:p>0,52</text:p>
          </table:table-cell>
          <table:table-cell table:number-columns-repeated="1016"/>
        </table:table-row>
        <table:table-row table:style-name="ro1" table:visibility="collapse">
          <table:table-cell table:formula="of:=[.A39]-[.B$1]" office:value-type="float" office:value="-13" calcext:value-type="float">
            <text:p>-13</text:p>
          </table:table-cell>
          <table:table-cell table:formula="of:=[.B39]-[.B$1]*[.B39]" office:value-type="float" office:value="0.000000502168138830935" calcext:value-type="float">
            <text:p>0</text:p>
          </table:table-cell>
          <table:table-cell/>
          <table:table-cell table:formula="of:=[.D39]-[.E$1]" office:value-type="float" office:value="-6.49999999999999" calcext:value-type="float">
            <text:p>-6,5</text:p>
          </table:table-cell>
          <table:table-cell table:formula="of:=[.E39]-[.E$1]*[.E39]" office:value-type="float" office:value="0.00106111661199647" calcext:value-type="float">
            <text:p>0</text:p>
          </table:table-cell>
          <table:table-cell/>
          <table:table-cell table:formula="of:=[.G39]-[.H$1]" office:value-type="float" office:value="-0.65" calcext:value-type="float">
            <text:p>-0,65</text:p>
          </table:table-cell>
          <table:table-cell table:formula="of:=[.H39]-[.H$1]*[.H39]" office:value-type="float" office:value="0.520340522650307" calcext:value-type="float">
            <text:p>0,52</text:p>
          </table:table-cell>
          <table:table-cell table:number-columns-repeated="1016"/>
        </table:table-row>
        <table:table-row table:style-name="ro1" table:visibility="collapse">
          <table:table-cell table:formula="of:=[.A40]-[.B$1]" office:value-type="float" office:value="-12.8" calcext:value-type="float">
            <text:p>-12,8</text:p>
          </table:table-cell>
          <table:table-cell table:formula="of:=[.B40]-[.B$1]*[.B40]" office:value-type="float" office:value="0.000000627710173538668" calcext:value-type="float">
            <text:p>0</text:p>
          </table:table-cell>
          <table:table-cell/>
          <table:table-cell table:formula="of:=[.D40]-[.E$1]" office:value-type="float" office:value="-6.39999999999999" calcext:value-type="float">
            <text:p>-6,4</text:p>
          </table:table-cell>
          <table:table-cell table:formula="of:=[.E40]-[.E$1]*[.E40]" office:value-type="float" office:value="0.00117901845777386" calcext:value-type="float">
            <text:p>0</text:p>
          </table:table-cell>
          <table:table-cell/>
          <table:table-cell table:formula="of:=[.G40]-[.H$1]" office:value-type="float" office:value="-0.64" calcext:value-type="float">
            <text:p>-0,64</text:p>
          </table:table-cell>
          <table:table-cell table:formula="of:=[.H40]-[.H$1]*[.H40]" office:value-type="float" office:value="0.525596487525562" calcext:value-type="float">
            <text:p>0,53</text:p>
          </table:table-cell>
          <table:table-cell table:number-columns-repeated="1016"/>
        </table:table-row>
        <table:table-row table:style-name="ro1" table:visibility="collapse">
          <table:table-cell table:formula="of:=[.A41]-[.B$1]" office:value-type="float" office:value="-12.6" calcext:value-type="float">
            <text:p>-12,6</text:p>
          </table:table-cell>
          <table:table-cell table:formula="of:=[.B41]-[.B$1]*[.B41]" office:value-type="float" office:value="0.000000784637716923336" calcext:value-type="float">
            <text:p>0</text:p>
          </table:table-cell>
          <table:table-cell/>
          <table:table-cell table:formula="of:=[.D41]-[.E$1]" office:value-type="float" office:value="-6.29999999999999" calcext:value-type="float">
            <text:p>-6,3</text:p>
          </table:table-cell>
          <table:table-cell table:formula="of:=[.E41]-[.E$1]*[.E41]" office:value-type="float" office:value="0.00131002050863762" calcext:value-type="float">
            <text:p>0</text:p>
          </table:table-cell>
          <table:table-cell/>
          <table:table-cell table:formula="of:=[.G41]-[.H$1]" office:value-type="float" office:value="-0.63" calcext:value-type="float">
            <text:p>-0,63</text:p>
          </table:table-cell>
          <table:table-cell table:formula="of:=[.H41]-[.H$1]*[.H41]" office:value-type="float" office:value="0.530905542955114" calcext:value-type="float">
            <text:p>0,53</text:p>
          </table:table-cell>
          <table:table-cell table:number-columns-repeated="1016"/>
        </table:table-row>
        <table:table-row table:style-name="ro1" table:visibility="collapse">
          <table:table-cell table:formula="of:=[.A42]-[.B$1]" office:value-type="float" office:value="-12.4" calcext:value-type="float">
            <text:p>-12,4</text:p>
          </table:table-cell>
          <table:table-cell table:formula="of:=[.B42]-[.B$1]*[.B42]" office:value-type="float" office:value="0.000000980797146154169" calcext:value-type="float">
            <text:p>0</text:p>
          </table:table-cell>
          <table:table-cell/>
          <table:table-cell table:formula="of:=[.D42]-[.E$1]" office:value-type="float" office:value="-6.19999999999999" calcext:value-type="float">
            <text:p>-6,2</text:p>
          </table:table-cell>
          <table:table-cell table:formula="of:=[.E42]-[.E$1]*[.E42]" office:value-type="float" office:value="0.00145557834293069" calcext:value-type="float">
            <text:p>0</text:p>
          </table:table-cell>
          <table:table-cell/>
          <table:table-cell table:formula="of:=[.G42]-[.H$1]" office:value-type="float" office:value="-0.62" calcext:value-type="float">
            <text:p>-0,62</text:p>
          </table:table-cell>
          <table:table-cell table:formula="of:=[.H42]-[.H$1]*[.H42]" office:value-type="float" office:value="0.536268225207185" calcext:value-type="float">
            <text:p>0,54</text:p>
          </table:table-cell>
          <table:table-cell table:number-columns-repeated="1016"/>
        </table:table-row>
        <table:table-row table:style-name="ro1" table:visibility="collapse">
          <table:table-cell table:formula="of:=[.A43]-[.B$1]" office:value-type="float" office:value="-12.2" calcext:value-type="float">
            <text:p>-12,2</text:p>
          </table:table-cell>
          <table:table-cell table:formula="of:=[.B43]-[.B$1]*[.B43]" office:value-type="float" office:value="0.00000122599643269271" calcext:value-type="float">
            <text:p>0</text:p>
          </table:table-cell>
          <table:table-cell/>
          <table:table-cell table:formula="of:=[.D43]-[.E$1]" office:value-type="float" office:value="-6.09999999999999" calcext:value-type="float">
            <text:p>-6,1</text:p>
          </table:table-cell>
          <table:table-cell table:formula="of:=[.E43]-[.E$1]*[.E43]" office:value-type="float" office:value="0.00161730926992299" calcext:value-type="float">
            <text:p>0</text:p>
          </table:table-cell>
          <table:table-cell/>
          <table:table-cell table:formula="of:=[.G43]-[.H$1]" office:value-type="float" office:value="-0.61" calcext:value-type="float">
            <text:p>-0,61</text:p>
          </table:table-cell>
          <table:table-cell table:formula="of:=[.H43]-[.H$1]*[.H43]" office:value-type="float" office:value="0.541685075966854" calcext:value-type="float">
            <text:p>0,54</text:p>
          </table:table-cell>
          <table:table-cell table:number-columns-repeated="1016"/>
        </table:table-row>
        <table:table-row table:style-name="ro1" table:visibility="collapse">
          <table:table-cell table:formula="of:=[.A44]-[.B$1]" office:value-type="float" office:value="-12" calcext:value-type="float">
            <text:p>-12</text:p>
          </table:table-cell>
          <table:table-cell table:formula="of:=[.B44]-[.B$1]*[.B44]" office:value-type="float" office:value="0.00000153249554086589" calcext:value-type="float">
            <text:p>0</text:p>
          </table:table-cell>
          <table:table-cell/>
          <table:table-cell table:formula="of:=[.D44]-[.E$1]" office:value-type="float" office:value="-6" calcext:value-type="float">
            <text:p>-6</text:p>
          </table:table-cell>
          <table:table-cell table:formula="of:=[.E44]-[.E$1]*[.E44]" office:value-type="float" office:value="0.00179701029991443" calcext:value-type="float">
            <text:p>0</text:p>
          </table:table-cell>
          <table:table-cell/>
          <table:table-cell table:formula="of:=[.G44]-[.H$1]" office:value-type="float" office:value="-0.6" calcext:value-type="float">
            <text:p>-0,6</text:p>
          </table:table-cell>
          <table:table-cell table:formula="of:=[.H44]-[.H$1]*[.H44]" office:value-type="float" office:value="0.547156642390762" calcext:value-type="float">
            <text:p>0,55</text:p>
          </table:table-cell>
          <table:table-cell table:number-columns-repeated="1016"/>
        </table:table-row>
        <table:table-row table:style-name="ro1" table:visibility="collapse">
          <table:table-cell table:formula="of:=[.A45]-[.B$1]" office:value-type="float" office:value="-11.8" calcext:value-type="float">
            <text:p>-11,8</text:p>
          </table:table-cell>
          <table:table-cell table:formula="of:=[.B45]-[.B$1]*[.B45]" office:value-type="float" office:value="0.00000191561942608236" calcext:value-type="float">
            <text:p>0</text:p>
          </table:table-cell>
          <table:table-cell/>
          <table:table-cell table:formula="of:=[.D45]-[.E$1]" office:value-type="float" office:value="-5.9" calcext:value-type="float">
            <text:p>-5,9</text:p>
          </table:table-cell>
          <table:table-cell table:formula="of:=[.E45]-[.E$1]*[.E45]" office:value-type="float" office:value="0.00199667811101603" calcext:value-type="float">
            <text:p>0</text:p>
          </table:table-cell>
          <table:table-cell/>
          <table:table-cell table:formula="of:=[.G45]-[.H$1]" office:value-type="float" office:value="-0.59" calcext:value-type="float">
            <text:p>-0,59</text:p>
          </table:table-cell>
          <table:table-cell table:formula="of:=[.H45]-[.H$1]*[.H45]" office:value-type="float" office:value="0.552683477162385" calcext:value-type="float">
            <text:p>0,55</text:p>
          </table:table-cell>
          <table:table-cell table:number-columns-repeated="1016"/>
        </table:table-row>
        <table:table-row table:style-name="ro1" table:visibility="collapse">
          <table:table-cell table:formula="of:=[.A46]-[.B$1]" office:value-type="float" office:value="-11.6" calcext:value-type="float">
            <text:p>-11,6</text:p>
          </table:table-cell>
          <table:table-cell table:formula="of:=[.B46]-[.B$1]*[.B46]" office:value-type="float" office:value="0.00000239452428260295" calcext:value-type="float">
            <text:p>0</text:p>
          </table:table-cell>
          <table:table-cell/>
          <table:table-cell table:formula="of:=[.D46]-[.E$1]" office:value-type="float" office:value="-5.8" calcext:value-type="float">
            <text:p>-5,8</text:p>
          </table:table-cell>
          <table:table-cell table:formula="of:=[.E46]-[.E$1]*[.E46]" office:value-type="float" office:value="0.00221853123446226" calcext:value-type="float">
            <text:p>0</text:p>
          </table:table-cell>
          <table:table-cell/>
          <table:table-cell table:formula="of:=[.G46]-[.H$1]" office:value-type="float" office:value="-0.58" calcext:value-type="float">
            <text:p>-0,58</text:p>
          </table:table-cell>
          <table:table-cell table:formula="of:=[.H46]-[.H$1]*[.H46]" office:value-type="float" office:value="0.558266138547864" calcext:value-type="float">
            <text:p>0,56</text:p>
          </table:table-cell>
          <table:table-cell table:number-columns-repeated="1016"/>
        </table:table-row>
        <table:table-row table:style-name="ro1" table:visibility="collapse">
          <table:table-cell table:formula="of:=[.A47]-[.B$1]" office:value-type="float" office:value="-11.4" calcext:value-type="float">
            <text:p>-11,4</text:p>
          </table:table-cell>
          <table:table-cell table:formula="of:=[.B47]-[.B$1]*[.B47]" office:value-type="float" office:value="0.00000299315535325369" calcext:value-type="float">
            <text:p>0</text:p>
          </table:table-cell>
          <table:table-cell/>
          <table:table-cell table:formula="of:=[.D47]-[.E$1]" office:value-type="float" office:value="-5.7" calcext:value-type="float">
            <text:p>-5,7</text:p>
          </table:table-cell>
          <table:table-cell table:formula="of:=[.E47]-[.E$1]*[.E47]" office:value-type="float" office:value="0.00246503470495807" calcext:value-type="float">
            <text:p>0</text:p>
          </table:table-cell>
          <table:table-cell/>
          <table:table-cell table:formula="of:=[.G47]-[.H$1]" office:value-type="float" office:value="-0.57" calcext:value-type="float">
            <text:p>-0,57</text:p>
          </table:table-cell>
          <table:table-cell table:formula="of:=[.H47]-[.H$1]*[.H47]" office:value-type="float" office:value="0.563905190452388" calcext:value-type="float">
            <text:p>0,56</text:p>
          </table:table-cell>
          <table:table-cell table:number-columns-repeated="1016"/>
        </table:table-row>
        <table:table-row table:style-name="ro1" table:visibility="collapse">
          <table:table-cell table:formula="of:=[.A48]-[.B$1]" office:value-type="float" office:value="-11.2" calcext:value-type="float">
            <text:p>-11,2</text:p>
          </table:table-cell>
          <table:table-cell table:formula="of:=[.B48]-[.B$1]*[.B48]" office:value-type="float" office:value="0.00000374144419156711" calcext:value-type="float">
            <text:p>0</text:p>
          </table:table-cell>
          <table:table-cell/>
          <table:table-cell table:formula="of:=[.D48]-[.E$1]" office:value-type="float" office:value="-5.6" calcext:value-type="float">
            <text:p>-5,6</text:p>
          </table:table-cell>
          <table:table-cell table:formula="of:=[.E48]-[.E$1]*[.E48]" office:value-type="float" office:value="0.00273892744995341" calcext:value-type="float">
            <text:p>0</text:p>
          </table:table-cell>
          <table:table-cell/>
          <table:table-cell table:formula="of:=[.G48]-[.H$1]" office:value-type="float" office:value="-0.56" calcext:value-type="float">
            <text:p>-0,56</text:p>
          </table:table-cell>
          <table:table-cell table:formula="of:=[.H48]-[.H$1]*[.H48]" office:value-type="float" office:value="0.56960120247716" calcext:value-type="float">
            <text:p>0,57</text:p>
          </table:table-cell>
          <table:table-cell table:number-columns-repeated="1016"/>
        </table:table-row>
        <table:table-row table:style-name="ro1" table:visibility="collapse">
          <table:table-cell table:formula="of:=[.A49]-[.B$1]" office:value-type="float" office:value="-11" calcext:value-type="float">
            <text:p>-11</text:p>
          </table:table-cell>
          <table:table-cell table:formula="of:=[.B49]-[.B$1]*[.B49]" office:value-type="float" office:value="0.00000467680523945889" calcext:value-type="float">
            <text:p>0</text:p>
          </table:table-cell>
          <table:table-cell/>
          <table:table-cell table:formula="of:=[.D49]-[.E$1]" office:value-type="float" office:value="-5.5" calcext:value-type="float">
            <text:p>-5,5</text:p>
          </table:table-cell>
          <table:table-cell table:formula="of:=[.E49]-[.E$1]*[.E49]" office:value-type="float" office:value="0.00304325272217045" calcext:value-type="float">
            <text:p>0</text:p>
          </table:table-cell>
          <table:table-cell/>
          <table:table-cell table:formula="of:=[.G49]-[.H$1]" office:value-type="float" office:value="-0.55" calcext:value-type="float">
            <text:p>-0,55</text:p>
          </table:table-cell>
          <table:table-cell table:formula="of:=[.H49]-[.H$1]*[.H49]" office:value-type="float" office:value="0.575354749976929" calcext:value-type="float">
            <text:p>0,58</text:p>
          </table:table-cell>
          <table:table-cell table:number-columns-repeated="1016"/>
        </table:table-row>
        <table:table-row table:style-name="ro1" table:visibility="collapse">
          <table:table-cell table:formula="of:=[.A50]-[.B$1]" office:value-type="float" office:value="-10.8" calcext:value-type="float">
            <text:p>-10,8</text:p>
          </table:table-cell>
          <table:table-cell table:formula="of:=[.B50]-[.B$1]*[.B50]" office:value-type="float" office:value="0.00000584600654932361" calcext:value-type="float">
            <text:p>0</text:p>
          </table:table-cell>
          <table:table-cell/>
          <table:table-cell table:formula="of:=[.D50]-[.E$1]" office:value-type="float" office:value="-5.4" calcext:value-type="float">
            <text:p>-5,4</text:p>
          </table:table-cell>
          <table:table-cell table:formula="of:=[.E50]-[.E$1]*[.E50]" office:value-type="float" office:value="0.00338139191352273" calcext:value-type="float">
            <text:p>0</text:p>
          </table:table-cell>
          <table:table-cell/>
          <table:table-cell table:formula="of:=[.G50]-[.H$1]" office:value-type="float" office:value="-0.54" calcext:value-type="float">
            <text:p>-0,54</text:p>
          </table:table-cell>
          <table:table-cell table:formula="of:=[.H50]-[.H$1]*[.H50]" office:value-type="float" office:value="0.58116641411811" calcext:value-type="float">
            <text:p>0,58</text:p>
          </table:table-cell>
          <table:table-cell table:number-columns-repeated="1016"/>
        </table:table-row>
        <table:table-row table:style-name="ro1" table:visibility="collapse">
          <table:table-cell table:formula="of:=[.A51]-[.B$1]" office:value-type="float" office:value="-10.6" calcext:value-type="float">
            <text:p>-10,6</text:p>
          </table:table-cell>
          <table:table-cell table:formula="of:=[.B51]-[.B$1]*[.B51]" office:value-type="float" office:value="0.00000730750818665452" calcext:value-type="float">
            <text:p>0</text:p>
          </table:table-cell>
          <table:table-cell/>
          <table:table-cell table:formula="of:=[.D51]-[.E$1]" office:value-type="float" office:value="-5.3" calcext:value-type="float">
            <text:p>-5,3</text:p>
          </table:table-cell>
          <table:table-cell table:formula="of:=[.E51]-[.E$1]*[.E51]" office:value-type="float" office:value="0.00375710212613636" calcext:value-type="float">
            <text:p>0</text:p>
          </table:table-cell>
          <table:table-cell/>
          <table:table-cell table:formula="of:=[.G51]-[.H$1]" office:value-type="float" office:value="-0.53" calcext:value-type="float">
            <text:p>-0,53</text:p>
          </table:table-cell>
          <table:table-cell table:formula="of:=[.H51]-[.H$1]*[.H51]" office:value-type="float" office:value="0.587036781937485" calcext:value-type="float">
            <text:p>0,59</text:p>
          </table:table-cell>
          <table:table-cell table:number-columns-repeated="1016"/>
        </table:table-row>
        <table:table-row table:style-name="ro1" table:visibility="collapse">
          <table:table-cell table:formula="of:=[.A52]-[.B$1]" office:value-type="float" office:value="-10.4" calcext:value-type="float">
            <text:p>-10,4</text:p>
          </table:table-cell>
          <table:table-cell table:formula="of:=[.B52]-[.B$1]*[.B52]" office:value-type="float" office:value="0.00000913438523331815" calcext:value-type="float">
            <text:p>0</text:p>
          </table:table-cell>
          <table:table-cell/>
          <table:table-cell table:formula="of:=[.D52]-[.E$1]" office:value-type="float" office:value="-5.2" calcext:value-type="float">
            <text:p>-5,2</text:p>
          </table:table-cell>
          <table:table-cell table:formula="of:=[.E52]-[.E$1]*[.E52]" office:value-type="float" office:value="0.00417455791792929" calcext:value-type="float">
            <text:p>0</text:p>
          </table:table-cell>
          <table:table-cell/>
          <table:table-cell table:formula="of:=[.G52]-[.H$1]" office:value-type="float" office:value="-0.52" calcext:value-type="float">
            <text:p>-0,52</text:p>
          </table:table-cell>
          <table:table-cell table:formula="of:=[.H52]-[.H$1]*[.H52]" office:value-type="float" office:value="0.5929664464015" calcext:value-type="float">
            <text:p>0,59</text:p>
          </table:table-cell>
          <table:table-cell table:number-columns-repeated="1016"/>
        </table:table-row>
        <table:table-row table:style-name="ro1" table:visibility="collapse">
          <table:table-cell table:formula="of:=[.A53]-[.B$1]" office:value-type="float" office:value="-10.2" calcext:value-type="float">
            <text:p>-10,2</text:p>
          </table:table-cell>
          <table:table-cell table:formula="of:=[.B53]-[.B$1]*[.B53]" office:value-type="float" office:value="0.0000114179815416477" calcext:value-type="float">
            <text:p>0</text:p>
          </table:table-cell>
          <table:table-cell/>
          <table:table-cell table:formula="of:=[.D53]-[.E$1]" office:value-type="float" office:value="-5.1" calcext:value-type="float">
            <text:p>-5,1</text:p>
          </table:table-cell>
          <table:table-cell table:formula="of:=[.E53]-[.E$1]*[.E53]" office:value-type="float" office:value="0.0046383976865881" calcext:value-type="float">
            <text:p>0</text:p>
          </table:table-cell>
          <table:table-cell/>
          <table:table-cell table:formula="of:=[.G53]-[.H$1]" office:value-type="float" office:value="-0.51" calcext:value-type="float">
            <text:p>-0,51</text:p>
          </table:table-cell>
          <table:table-cell table:formula="of:=[.H53]-[.H$1]*[.H53]" office:value-type="float" office:value="0.598956006466161" calcext:value-type="float">
            <text:p>0,6</text:p>
          </table:table-cell>
          <table:table-cell table:number-columns-repeated="1016"/>
        </table:table-row>
        <table:table-row table:style-name="ro1" table:visibility="collapse">
          <table:table-cell table:formula="of:=[.A54]-[.B$1]" office:value-type="float" office:value="-10" calcext:value-type="float">
            <text:p>-10</text:p>
          </table:table-cell>
          <table:table-cell table:formula="of:=[.B54]-[.B$1]*[.B54]" office:value-type="float" office:value="0.0000142724769270596" calcext:value-type="float">
            <text:p>0</text:p>
          </table:table-cell>
          <table:table-cell/>
          <table:table-cell table:formula="of:=[.D54]-[.E$1]" office:value-type="float" office:value="-5" calcext:value-type="float">
            <text:p>-5</text:p>
          </table:table-cell>
          <table:table-cell table:formula="of:=[.E54]-[.E$1]*[.E54]" office:value-type="float" office:value="0.00515377520732011" calcext:value-type="float">
            <text:p>0,01</text:p>
          </table:table-cell>
          <table:table-cell/>
          <table:table-cell table:formula="of:=[.G54]-[.H$1]" office:value-type="float" office:value="-0.5" calcext:value-type="float">
            <text:p>-0,5</text:p>
          </table:table-cell>
          <table:table-cell table:formula="of:=[.H54]-[.H$1]*[.H54]" office:value-type="float" office:value="0.605006067137537" calcext:value-type="float">
            <text:p>0,61</text:p>
          </table:table-cell>
          <table:table-cell table:number-columns-repeated="1016"/>
        </table:table-row>
        <table:table-row table:style-name="ro1" table:visibility="collapse">
          <table:table-cell table:formula="of:=[.A55]-[.B$1]" office:value-type="float" office:value="-9.8" calcext:value-type="float">
            <text:p>-9,8</text:p>
          </table:table-cell>
          <table:table-cell table:formula="of:=[.B55]-[.B$1]*[.B55]" office:value-type="float" office:value="0.0000178405961588245" calcext:value-type="float">
            <text:p>0</text:p>
          </table:table-cell>
          <table:table-cell/>
          <table:table-cell table:formula="of:=[.D55]-[.E$1]" office:value-type="float" office:value="-4.9" calcext:value-type="float">
            <text:p>-4,9</text:p>
          </table:table-cell>
          <table:table-cell table:formula="of:=[.E55]-[.E$1]*[.E55]" office:value-type="float" office:value="0.00572641689702235" calcext:value-type="float">
            <text:p>0,01</text:p>
          </table:table-cell>
          <table:table-cell/>
          <table:table-cell table:formula="of:=[.G55]-[.H$1]" office:value-type="float" office:value="-0.49" calcext:value-type="float">
            <text:p>-0,49</text:p>
          </table:table-cell>
          <table:table-cell table:formula="of:=[.H55]-[.H$1]*[.H55]" office:value-type="float" office:value="0.611117239532865" calcext:value-type="float">
            <text:p>0,61</text:p>
          </table:table-cell>
          <table:table-cell table:number-columns-repeated="1016"/>
        </table:table-row>
        <table:table-row table:style-name="ro1" table:visibility="collapse">
          <table:table-cell table:formula="of:=[.A56]-[.B$1]" office:value-type="float" office:value="-9.6" calcext:value-type="float">
            <text:p>-9,6</text:p>
          </table:table-cell>
          <table:table-cell table:formula="of:=[.B56]-[.B$1]*[.B56]" office:value-type="float" office:value="0.0000223007451985306" calcext:value-type="float">
            <text:p>0</text:p>
          </table:table-cell>
          <table:table-cell/>
          <table:table-cell table:formula="of:=[.D56]-[.E$1]" office:value-type="float" office:value="-4.8" calcext:value-type="float">
            <text:p>-4,8</text:p>
          </table:table-cell>
          <table:table-cell table:formula="of:=[.E56]-[.E$1]*[.E56]" office:value-type="float" office:value="0.00636268544113594" calcext:value-type="float">
            <text:p>0,01</text:p>
          </table:table-cell>
          <table:table-cell/>
          <table:table-cell table:formula="of:=[.G56]-[.H$1]" office:value-type="float" office:value="-0.48" calcext:value-type="float">
            <text:p>-0,48</text:p>
          </table:table-cell>
          <table:table-cell table:formula="of:=[.H56]-[.H$1]*[.H56]" office:value-type="float" office:value="0.617290140942288" calcext:value-type="float">
            <text:p>0,62</text:p>
          </table:table-cell>
          <table:table-cell table:number-columns-repeated="1016"/>
        </table:table-row>
        <table:table-row table:style-name="ro1" table:visibility="collapse">
          <table:table-cell table:formula="of:=[.A57]-[.B$1]" office:value-type="float" office:value="-9.4" calcext:value-type="float">
            <text:p>-9,4</text:p>
          </table:table-cell>
          <table:table-cell table:formula="of:=[.B57]-[.B$1]*[.B57]" office:value-type="float" office:value="0.0000278759314981633" calcext:value-type="float">
            <text:p>0</text:p>
          </table:table-cell>
          <table:table-cell/>
          <table:table-cell table:formula="of:=[.D57]-[.E$1]" office:value-type="float" office:value="-4.7" calcext:value-type="float">
            <text:p>-4,7</text:p>
          </table:table-cell>
          <table:table-cell table:formula="of:=[.E57]-[.E$1]*[.E57]" office:value-type="float" office:value="0.00706965049015105" calcext:value-type="float">
            <text:p>0,01</text:p>
          </table:table-cell>
          <table:table-cell/>
          <table:table-cell table:formula="of:=[.G57]-[.H$1]" office:value-type="float" office:value="-0.47" calcext:value-type="float">
            <text:p>-0,47</text:p>
          </table:table-cell>
          <table:table-cell table:formula="of:=[.H57]-[.H$1]*[.H57]" office:value-type="float" office:value="0.6235253948912" calcext:value-type="float">
            <text:p>0,62</text:p>
          </table:table-cell>
          <table:table-cell table:number-columns-repeated="1016"/>
        </table:table-row>
        <table:table-row table:style-name="ro1" table:visibility="collapse">
          <table:table-cell table:formula="of:=[.A58]-[.B$1]" office:value-type="float" office:value="-9.2" calcext:value-type="float">
            <text:p>-9,2</text:p>
          </table:table-cell>
          <table:table-cell table:formula="of:=[.B58]-[.B$1]*[.B58]" office:value-type="float" office:value="0.0000348449143727041" calcext:value-type="float">
            <text:p>0</text:p>
          </table:table-cell>
          <table:table-cell/>
          <table:table-cell table:formula="of:=[.D58]-[.E$1]" office:value-type="float" office:value="-4.6" calcext:value-type="float">
            <text:p>-4,6</text:p>
          </table:table-cell>
          <table:table-cell table:formula="of:=[.E58]-[.E$1]*[.E58]" office:value-type="float" office:value="0.00785516721127894" calcext:value-type="float">
            <text:p>0,01</text:p>
          </table:table-cell>
          <table:table-cell/>
          <table:table-cell table:formula="of:=[.G58]-[.H$1]" office:value-type="float" office:value="-0.46" calcext:value-type="float">
            <text:p>-0,46</text:p>
          </table:table-cell>
          <table:table-cell table:formula="of:=[.H58]-[.H$1]*[.H58]" office:value-type="float" office:value="0.629823631203232" calcext:value-type="float">
            <text:p>0,63</text:p>
          </table:table-cell>
          <table:table-cell table:number-columns-repeated="1016"/>
        </table:table-row>
        <table:table-row table:style-name="ro1" table:visibility="collapse">
          <table:table-cell table:formula="of:=[.A59]-[.B$1]" office:value-type="float" office:value="-9" calcext:value-type="float">
            <text:p>-9</text:p>
          </table:table-cell>
          <table:table-cell table:formula="of:=[.B59]-[.B$1]*[.B59]" office:value-type="float" office:value="0.0000435561429658801" calcext:value-type="float">
            <text:p>0</text:p>
          </table:table-cell>
          <table:table-cell/>
          <table:table-cell table:formula="of:=[.D59]-[.E$1]" office:value-type="float" office:value="-4.5" calcext:value-type="float">
            <text:p>-4,5</text:p>
          </table:table-cell>
          <table:table-cell table:formula="of:=[.E59]-[.E$1]*[.E59]" office:value-type="float" office:value="0.00872796356808771" calcext:value-type="float">
            <text:p>0,01</text:p>
          </table:table-cell>
          <table:table-cell/>
          <table:table-cell table:formula="of:=[.G59]-[.H$1]" office:value-type="float" office:value="-0.45" calcext:value-type="float">
            <text:p>-0,45</text:p>
          </table:table-cell>
          <table:table-cell table:formula="of:=[.H59]-[.H$1]*[.H59]" office:value-type="float" office:value="0.636185486063871" calcext:value-type="float">
            <text:p>0,64</text:p>
          </table:table-cell>
          <table:table-cell table:number-columns-repeated="1016"/>
        </table:table-row>
        <table:table-row table:style-name="ro1" table:visibility="collapse">
          <table:table-cell table:formula="of:=[.A60]-[.B$1]" office:value-type="float" office:value="-8.8" calcext:value-type="float">
            <text:p>-8,8</text:p>
          </table:table-cell>
          <table:table-cell table:formula="of:=[.B60]-[.B$1]*[.B60]" office:value-type="float" office:value="0.0000544451787073502" calcext:value-type="float">
            <text:p>0</text:p>
          </table:table-cell>
          <table:table-cell/>
          <table:table-cell table:formula="of:=[.D60]-[.E$1]" office:value-type="float" office:value="-4.4" calcext:value-type="float">
            <text:p>-4,4</text:p>
          </table:table-cell>
          <table:table-cell table:formula="of:=[.E60]-[.E$1]*[.E60]" office:value-type="float" office:value="0.00969773729787523" calcext:value-type="float">
            <text:p>0,01</text:p>
          </table:table-cell>
          <table:table-cell/>
          <table:table-cell table:formula="of:=[.G60]-[.H$1]" office:value-type="float" office:value="-0.44" calcext:value-type="float">
            <text:p>-0,44</text:p>
          </table:table-cell>
          <table:table-cell table:formula="of:=[.H60]-[.H$1]*[.H60]" office:value-type="float" office:value="0.642611602084718" calcext:value-type="float">
            <text:p>0,64</text:p>
          </table:table-cell>
          <table:table-cell table:number-columns-repeated="1016"/>
        </table:table-row>
        <table:table-row table:style-name="ro1" table:visibility="collapse">
          <table:table-cell table:formula="of:=[.A61]-[.B$1]" office:value-type="float" office:value="-8.6" calcext:value-type="float">
            <text:p>-8,6</text:p>
          </table:table-cell>
          <table:table-cell table:formula="of:=[.B61]-[.B$1]*[.B61]" office:value-type="float" office:value="0.0000680564733841877" calcext:value-type="float">
            <text:p>0</text:p>
          </table:table-cell>
          <table:table-cell/>
          <table:table-cell table:formula="of:=[.D61]-[.E$1]" office:value-type="float" office:value="-4.3" calcext:value-type="float">
            <text:p>-4,3</text:p>
          </table:table-cell>
          <table:table-cell table:formula="of:=[.E61]-[.E$1]*[.E61]" office:value-type="float" office:value="0.0107752636643058" calcext:value-type="float">
            <text:p>0,01</text:p>
          </table:table-cell>
          <table:table-cell/>
          <table:table-cell table:formula="of:=[.G61]-[.H$1]" office:value-type="float" office:value="-0.43" calcext:value-type="float">
            <text:p>-0,43</text:p>
          </table:table-cell>
          <table:table-cell table:formula="of:=[.H61]-[.H$1]*[.H61]" office:value-type="float" office:value="0.649102628368402" calcext:value-type="float">
            <text:p>0,65</text:p>
          </table:table-cell>
          <table:table-cell table:number-columns-repeated="1016"/>
        </table:table-row>
        <table:table-row table:style-name="ro1" table:visibility="collapse">
          <table:table-cell table:formula="of:=[.A62]-[.B$1]" office:value-type="float" office:value="-8.4" calcext:value-type="float">
            <text:p>-8,4</text:p>
          </table:table-cell>
          <table:table-cell table:formula="of:=[.B62]-[.B$1]*[.B62]" office:value-type="float" office:value="0.0000850705917302346" calcext:value-type="float">
            <text:p>0</text:p>
          </table:table-cell>
          <table:table-cell/>
          <table:table-cell table:formula="of:=[.D62]-[.E$1]" office:value-type="float" office:value="-4.2" calcext:value-type="float">
            <text:p>-4,2</text:p>
          </table:table-cell>
          <table:table-cell table:formula="of:=[.E62]-[.E$1]*[.E62]" office:value-type="float" office:value="0.011972515182562" calcext:value-type="float">
            <text:p>0,01</text:p>
          </table:table-cell>
          <table:table-cell/>
          <table:table-cell table:formula="of:=[.G62]-[.H$1]" office:value-type="float" office:value="-0.42" calcext:value-type="float">
            <text:p>-0,42</text:p>
          </table:table-cell>
          <table:table-cell table:formula="of:=[.H62]-[.H$1]*[.H62]" office:value-type="float" office:value="0.655659220574144" calcext:value-type="float">
            <text:p>0,66</text:p>
          </table:table-cell>
          <table:table-cell table:number-columns-repeated="1016"/>
        </table:table-row>
        <table:table-row table:style-name="ro1" table:visibility="collapse">
          <table:table-cell table:formula="of:=[.A63]-[.B$1]" office:value-type="float" office:value="-8.2" calcext:value-type="float">
            <text:p>-8,2</text:p>
          </table:table-cell>
          <table:table-cell table:formula="of:=[.B63]-[.B$1]*[.B63]" office:value-type="float" office:value="0.000106338239662793" calcext:value-type="float">
            <text:p>0</text:p>
          </table:table-cell>
          <table:table-cell/>
          <table:table-cell table:formula="of:=[.D63]-[.E$1]" office:value-type="float" office:value="-4.1" calcext:value-type="float">
            <text:p>-4,1</text:p>
          </table:table-cell>
          <table:table-cell table:formula="of:=[.E63]-[.E$1]*[.E63]" office:value-type="float" office:value="0.0133027946472911" calcext:value-type="float">
            <text:p>0,01</text:p>
          </table:table-cell>
          <table:table-cell/>
          <table:table-cell table:formula="of:=[.G63]-[.H$1]" office:value-type="float" office:value="-0.41" calcext:value-type="float">
            <text:p>-0,41</text:p>
          </table:table-cell>
          <table:table-cell table:formula="of:=[.H63]-[.H$1]*[.H63]" office:value-type="float" office:value="0.662282040983984" calcext:value-type="float">
            <text:p>0,66</text:p>
          </table:table-cell>
          <table:table-cell table:number-columns-repeated="1016"/>
        </table:table-row>
        <table:table-row table:style-name="ro1" table:visibility="collapse">
          <table:table-cell table:formula="of:=[.A64]-[.B$1]" office:value-type="float" office:value="-8" calcext:value-type="float">
            <text:p>-8</text:p>
          </table:table-cell>
          <table:table-cell table:formula="of:=[.B64]-[.B$1]*[.B64]" office:value-type="float" office:value="0.000132922799578492" calcext:value-type="float">
            <text:p>0</text:p>
          </table:table-cell>
          <table:table-cell/>
          <table:table-cell table:formula="of:=[.D64]-[.E$1]" office:value-type="float" office:value="-4" calcext:value-type="float">
            <text:p>-4</text:p>
          </table:table-cell>
          <table:table-cell table:formula="of:=[.E64]-[.E$1]*[.E64]" office:value-type="float" office:value="0.0147808829414346" calcext:value-type="float">
            <text:p>0,01</text:p>
          </table:table-cell>
          <table:table-cell/>
          <table:table-cell table:formula="of:=[.G64]-[.H$1]" office:value-type="float" office:value="-0.4" calcext:value-type="float">
            <text:p>-0,4</text:p>
          </table:table-cell>
          <table:table-cell table:formula="of:=[.H64]-[.H$1]*[.H64]" office:value-type="float" office:value="0.668971758569681" calcext:value-type="float">
            <text:p>0,67</text:p>
          </table:table-cell>
          <table:table-cell table:number-columns-repeated="1016"/>
        </table:table-row>
        <table:table-row table:style-name="ro1" table:visibility="collapse">
          <table:table-cell table:formula="of:=[.A65]-[.B$1]" office:value-type="float" office:value="-7.8" calcext:value-type="float">
            <text:p>-7,8</text:p>
          </table:table-cell>
          <table:table-cell table:formula="of:=[.B65]-[.B$1]*[.B65]" office:value-type="float" office:value="0.000166153499473115" calcext:value-type="float">
            <text:p>0</text:p>
          </table:table-cell>
          <table:table-cell/>
          <table:table-cell table:formula="of:=[.D65]-[.E$1]" office:value-type="float" office:value="-3.9" calcext:value-type="float">
            <text:p>-3,9</text:p>
          </table:table-cell>
          <table:table-cell table:formula="of:=[.E65]-[.E$1]*[.E65]" office:value-type="float" office:value="0.0164232032682607" calcext:value-type="float">
            <text:p>0,02</text:p>
          </table:table-cell>
          <table:table-cell/>
          <table:table-cell table:formula="of:=[.G65]-[.H$1]" office:value-type="float" office:value="-0.39" calcext:value-type="float">
            <text:p>-0,39</text:p>
          </table:table-cell>
          <table:table-cell table:formula="of:=[.H65]-[.H$1]*[.H65]" office:value-type="float" office:value="0.675729049060283" calcext:value-type="float">
            <text:p>0,68</text:p>
          </table:table-cell>
          <table:table-cell table:number-columns-repeated="1016"/>
        </table:table-row>
        <table:table-row table:style-name="ro1" table:visibility="collapse">
          <table:table-cell table:formula="of:=[.A66]-[.B$1]" office:value-type="float" office:value="-7.6" calcext:value-type="float">
            <text:p>-7,6</text:p>
          </table:table-cell>
          <table:table-cell table:formula="of:=[.B66]-[.B$1]*[.B66]" office:value-type="float" office:value="0.000207691874341393" calcext:value-type="float">
            <text:p>0</text:p>
          </table:table-cell>
          <table:table-cell/>
          <table:table-cell table:formula="of:=[.D66]-[.E$1]" office:value-type="float" office:value="-3.8" calcext:value-type="float">
            <text:p>-3,8</text:p>
          </table:table-cell>
          <table:table-cell table:formula="of:=[.E66]-[.E$1]*[.E66]" office:value-type="float" office:value="0.0182480036314007" calcext:value-type="float">
            <text:p>0,02</text:p>
          </table:table-cell>
          <table:table-cell/>
          <table:table-cell table:formula="of:=[.G66]-[.H$1]" office:value-type="float" office:value="-0.38" calcext:value-type="float">
            <text:p>-0,38</text:p>
          </table:table-cell>
          <table:table-cell table:formula="of:=[.H66]-[.H$1]*[.H66]" office:value-type="float" office:value="0.682554595010387" calcext:value-type="float">
            <text:p>0,68</text:p>
          </table:table-cell>
          <table:table-cell table:number-columns-repeated="1016"/>
        </table:table-row>
        <table:table-row table:style-name="ro1" table:visibility="collapse">
          <table:table-cell table:formula="of:=[.A67]-[.B$1]" office:value-type="float" office:value="-7.4" calcext:value-type="float">
            <text:p>-7,4</text:p>
          </table:table-cell>
          <table:table-cell table:formula="of:=[.B67]-[.B$1]*[.B67]" office:value-type="float" office:value="0.000259614842926741" calcext:value-type="float">
            <text:p>0</text:p>
          </table:table-cell>
          <table:table-cell/>
          <table:table-cell table:formula="of:=[.D67]-[.E$1]" office:value-type="float" office:value="-3.7" calcext:value-type="float">
            <text:p>-3,7</text:p>
          </table:table-cell>
          <table:table-cell table:formula="of:=[.E67]-[.E$1]*[.E67]" office:value-type="float" office:value="0.0202755595904453" calcext:value-type="float">
            <text:p>0,02</text:p>
          </table:table-cell>
          <table:table-cell/>
          <table:table-cell table:formula="of:=[.G67]-[.H$1]" office:value-type="float" office:value="-0.37" calcext:value-type="float">
            <text:p>-0,37</text:p>
          </table:table-cell>
          <table:table-cell table:formula="of:=[.H67]-[.H$1]*[.H67]" office:value-type="float" office:value="0.689449085869078" calcext:value-type="float">
            <text:p>0,69</text:p>
          </table:table-cell>
          <table:table-cell table:number-columns-repeated="1016"/>
        </table:table-row>
        <table:table-row table:style-name="ro1" table:visibility="collapse">
          <table:table-cell table:formula="of:=[.A68]-[.B$1]" office:value-type="float" office:value="-7.2" calcext:value-type="float">
            <text:p>-7,2</text:p>
          </table:table-cell>
          <table:table-cell table:formula="of:=[.B68]-[.B$1]*[.B68]" office:value-type="float" office:value="0.000324518553658427" calcext:value-type="float">
            <text:p>0</text:p>
          </table:table-cell>
          <table:table-cell/>
          <table:table-cell table:formula="of:=[.D68]-[.E$1]" office:value-type="float" office:value="-3.6" calcext:value-type="float">
            <text:p>-3,6</text:p>
          </table:table-cell>
          <table:table-cell table:formula="of:=[.E68]-[.E$1]*[.E68]" office:value-type="float" office:value="0.0225283995449392" calcext:value-type="float">
            <text:p>0,02</text:p>
          </table:table-cell>
          <table:table-cell/>
          <table:table-cell table:formula="of:=[.G68]-[.H$1]" office:value-type="float" office:value="-0.36" calcext:value-type="float">
            <text:p>-0,36</text:p>
          </table:table-cell>
          <table:table-cell table:formula="of:=[.H68]-[.H$1]*[.H68]" office:value-type="float" office:value="0.696413218049574" calcext:value-type="float">
            <text:p>0,7</text:p>
          </table:table-cell>
          <table:table-cell table:number-columns-repeated="1016"/>
        </table:table-row>
        <table:table-row table:style-name="ro1" table:visibility="collapse">
          <table:table-cell table:formula="of:=[.A69]-[.B$1]" office:value-type="float" office:value="-7" calcext:value-type="float">
            <text:p>-7</text:p>
          </table:table-cell>
          <table:table-cell table:formula="of:=[.B69]-[.B$1]*[.B69]" office:value-type="float" office:value="0.000405648192073034" calcext:value-type="float">
            <text:p>0</text:p>
          </table:table-cell>
          <table:table-cell/>
          <table:table-cell table:formula="of:=[.D69]-[.E$1]" office:value-type="float" office:value="-3.5" calcext:value-type="float">
            <text:p>-3,5</text:p>
          </table:table-cell>
          <table:table-cell table:formula="of:=[.E69]-[.E$1]*[.E69]" office:value-type="float" office:value="0.0250315550499324" calcext:value-type="float">
            <text:p>0,03</text:p>
          </table:table-cell>
          <table:table-cell/>
          <table:table-cell table:formula="of:=[.G69]-[.H$1]" office:value-type="float" office:value="-0.35" calcext:value-type="float">
            <text:p>-0,35</text:p>
          </table:table-cell>
          <table:table-cell table:formula="of:=[.H69]-[.H$1]*[.H69]" office:value-type="float" office:value="0.703447694999569" calcext:value-type="float">
            <text:p>0,7</text:p>
          </table:table-cell>
          <table:table-cell table:number-columns-repeated="1016"/>
        </table:table-row>
        <table:table-row table:style-name="ro1" table:visibility="collapse">
          <table:table-cell table:formula="of:=[.A70]-[.B$1]" office:value-type="float" office:value="-6.8" calcext:value-type="float">
            <text:p>-6,8</text:p>
          </table:table-cell>
          <table:table-cell table:formula="of:=[.B70]-[.B$1]*[.B70]" office:value-type="float" office:value="0.000507060240091292" calcext:value-type="float">
            <text:p>0</text:p>
          </table:table-cell>
          <table:table-cell/>
          <table:table-cell table:formula="of:=[.D70]-[.E$1]" office:value-type="float" office:value="-3.4" calcext:value-type="float">
            <text:p>-3,4</text:p>
          </table:table-cell>
          <table:table-cell table:formula="of:=[.E70]-[.E$1]*[.E70]" office:value-type="float" office:value="0.0278128389443693" calcext:value-type="float">
            <text:p>0,03</text:p>
          </table:table-cell>
          <table:table-cell/>
          <table:table-cell table:formula="of:=[.G70]-[.H$1]" office:value-type="float" office:value="-0.34" calcext:value-type="float">
            <text:p>-0,34</text:p>
          </table:table-cell>
          <table:table-cell table:formula="of:=[.H70]-[.H$1]*[.H70]" office:value-type="float" office:value="0.710553227272292" calcext:value-type="float">
            <text:p>0,71</text:p>
          </table:table-cell>
          <table:table-cell table:number-columns-repeated="1016"/>
        </table:table-row>
        <table:table-row table:style-name="ro1" table:visibility="collapse">
          <table:table-cell table:formula="of:=[.A71]-[.B$1]" office:value-type="float" office:value="-6.6" calcext:value-type="float">
            <text:p>-6,6</text:p>
          </table:table-cell>
          <table:table-cell table:formula="of:=[.B71]-[.B$1]*[.B71]" office:value-type="float" office:value="0.000633825300114115" calcext:value-type="float">
            <text:p>0</text:p>
          </table:table-cell>
          <table:table-cell/>
          <table:table-cell table:formula="of:=[.D71]-[.E$1]" office:value-type="float" office:value="-3.3" calcext:value-type="float">
            <text:p>-3,3</text:p>
          </table:table-cell>
          <table:table-cell table:formula="of:=[.E71]-[.E$1]*[.E71]" office:value-type="float" office:value="0.0309031543826326" calcext:value-type="float">
            <text:p>0,03</text:p>
          </table:table-cell>
          <table:table-cell/>
          <table:table-cell table:formula="of:=[.G71]-[.H$1]" office:value-type="float" office:value="-0.33" calcext:value-type="float">
            <text:p>-0,33</text:p>
          </table:table-cell>
          <table:table-cell table:formula="of:=[.H71]-[.H$1]*[.H71]" office:value-type="float" office:value="0.717730532598275" calcext:value-type="float">
            <text:p>0,72</text:p>
          </table:table-cell>
          <table:table-cell table:number-columns-repeated="1016"/>
        </table:table-row>
        <table:table-row table:style-name="ro1" table:visibility="collapse">
          <table:table-cell table:formula="of:=[.A72]-[.B$1]" office:value-type="float" office:value="-6.4" calcext:value-type="float">
            <text:p>-6,4</text:p>
          </table:table-cell>
          <table:table-cell table:formula="of:=[.B72]-[.B$1]*[.B72]" office:value-type="float" office:value="0.000792281625142644" calcext:value-type="float">
            <text:p>0</text:p>
          </table:table-cell>
          <table:table-cell/>
          <table:table-cell table:formula="of:=[.D72]-[.E$1]" office:value-type="float" office:value="-3.2" calcext:value-type="float">
            <text:p>-3,2</text:p>
          </table:table-cell>
          <table:table-cell table:formula="of:=[.E72]-[.E$1]*[.E72]" office:value-type="float" office:value="0.0343368382029251" calcext:value-type="float">
            <text:p>0,03</text:p>
          </table:table-cell>
          <table:table-cell/>
          <table:table-cell table:formula="of:=[.G72]-[.H$1]" office:value-type="float" office:value="-0.32" calcext:value-type="float">
            <text:p>-0,32</text:p>
          </table:table-cell>
          <table:table-cell table:formula="of:=[.H72]-[.H$1]*[.H72]" office:value-type="float" office:value="0.724980335957854" calcext:value-type="float">
            <text:p>0,72</text:p>
          </table:table-cell>
          <table:table-cell table:number-columns-repeated="1016"/>
        </table:table-row>
        <table:table-row table:style-name="ro1" table:visibility="collapse">
          <table:table-cell table:formula="of:=[.A73]-[.B$1]" office:value-type="float" office:value="-6.2" calcext:value-type="float">
            <text:p>-6,2</text:p>
          </table:table-cell>
          <table:table-cell table:formula="of:=[.B73]-[.B$1]*[.B73]" office:value-type="float" office:value="0.000990352031428304" calcext:value-type="float">
            <text:p>0</text:p>
          </table:table-cell>
          <table:table-cell/>
          <table:table-cell table:formula="of:=[.D73]-[.E$1]" office:value-type="float" office:value="-3.1" calcext:value-type="float">
            <text:p>-3,1</text:p>
          </table:table-cell>
          <table:table-cell table:formula="of:=[.E73]-[.E$1]*[.E73]" office:value-type="float" office:value="0.0381520424476946" calcext:value-type="float">
            <text:p>0,04</text:p>
          </table:table-cell>
          <table:table-cell/>
          <table:table-cell table:formula="of:=[.G73]-[.H$1]" office:value-type="float" office:value="-0.31" calcext:value-type="float">
            <text:p>-0,31</text:p>
          </table:table-cell>
          <table:table-cell table:formula="of:=[.H73]-[.H$1]*[.H73]" office:value-type="float" office:value="0.732303369654398" calcext:value-type="float">
            <text:p>0,73</text:p>
          </table:table-cell>
          <table:table-cell table:number-columns-repeated="1016"/>
        </table:table-row>
        <table:table-row table:style-name="ro1" table:visibility="collapse">
          <table:table-cell table:formula="of:=[.A74]-[.B$1]" office:value-type="float" office:value="-6" calcext:value-type="float">
            <text:p>-6</text:p>
          </table:table-cell>
          <table:table-cell table:formula="of:=[.B74]-[.B$1]*[.B74]" office:value-type="float" office:value="0.00123794003928538" calcext:value-type="float">
            <text:p>0</text:p>
          </table:table-cell>
          <table:table-cell/>
          <table:table-cell table:formula="of:=[.D74]-[.E$1]" office:value-type="float" office:value="-3" calcext:value-type="float">
            <text:p>-3</text:p>
          </table:table-cell>
          <table:table-cell table:formula="of:=[.E74]-[.E$1]*[.E74]" office:value-type="float" office:value="0.0423911582752162" calcext:value-type="float">
            <text:p>0,04</text:p>
          </table:table-cell>
          <table:table-cell/>
          <table:table-cell table:formula="of:=[.G74]-[.H$1]" office:value-type="float" office:value="-0.3" calcext:value-type="float">
            <text:p>-0,3</text:p>
          </table:table-cell>
          <table:table-cell table:formula="of:=[.H74]-[.H$1]*[.H74]" office:value-type="float" office:value="0.73970037338828" calcext:value-type="float">
            <text:p>0,74</text:p>
          </table:table-cell>
          <table:table-cell table:number-columns-repeated="1016"/>
        </table:table-row>
        <table:table-row table:style-name="ro1" table:visibility="collapse">
          <table:table-cell table:formula="of:=[.A75]-[.B$1]" office:value-type="float" office:value="-5.8" calcext:value-type="float">
            <text:p>-5,8</text:p>
          </table:table-cell>
          <table:table-cell table:formula="of:=[.B75]-[.B$1]*[.B75]" office:value-type="float" office:value="0.00154742504910673" calcext:value-type="float">
            <text:p>0</text:p>
          </table:table-cell>
          <table:table-cell/>
          <table:table-cell table:formula="of:=[.D75]-[.E$1]" office:value-type="float" office:value="-2.9" calcext:value-type="float">
            <text:p>-2,9</text:p>
          </table:table-cell>
          <table:table-cell table:formula="of:=[.E75]-[.E$1]*[.E75]" office:value-type="float" office:value="0.0471012869724624" calcext:value-type="float">
            <text:p>0,05</text:p>
          </table:table-cell>
          <table:table-cell/>
          <table:table-cell table:formula="of:=[.G75]-[.H$1]" office:value-type="float" office:value="-0.29" calcext:value-type="float">
            <text:p>-0,29</text:p>
          </table:table-cell>
          <table:table-cell table:formula="of:=[.H75]-[.H$1]*[.H75]" office:value-type="float" office:value="0.747172094331596" calcext:value-type="float">
            <text:p>0,75</text:p>
          </table:table-cell>
          <table:table-cell table:number-columns-repeated="1016"/>
        </table:table-row>
        <table:table-row table:style-name="ro1" table:visibility="collapse">
          <table:table-cell table:formula="of:=[.A76]-[.B$1]" office:value-type="float" office:value="-5.6" calcext:value-type="float">
            <text:p>-5,6</text:p>
          </table:table-cell>
          <table:table-cell table:formula="of:=[.B76]-[.B$1]*[.B76]" office:value-type="float" office:value="0.00193428131138341" calcext:value-type="float">
            <text:p>0</text:p>
          </table:table-cell>
          <table:table-cell/>
          <table:table-cell table:formula="of:=[.D76]-[.E$1]" office:value-type="float" office:value="-2.8" calcext:value-type="float">
            <text:p>-2,8</text:p>
          </table:table-cell>
          <table:table-cell table:formula="of:=[.E76]-[.E$1]*[.E76]" office:value-type="float" office:value="0.052334763302736" calcext:value-type="float">
            <text:p>0,05</text:p>
          </table:table-cell>
          <table:table-cell/>
          <table:table-cell table:formula="of:=[.G76]-[.H$1]" office:value-type="float" office:value="-0.28" calcext:value-type="float">
            <text:p>-0,28</text:p>
          </table:table-cell>
          <table:table-cell table:formula="of:=[.H76]-[.H$1]*[.H76]" office:value-type="float" office:value="0.754719287203633" calcext:value-type="float">
            <text:p>0,75</text:p>
          </table:table-cell>
          <table:table-cell table:number-columns-repeated="1016"/>
        </table:table-row>
        <table:table-row table:style-name="ro1" table:visibility="collapse">
          <table:table-cell table:formula="of:=[.A77]-[.B$1]" office:value-type="float" office:value="-5.4" calcext:value-type="float">
            <text:p>-5,4</text:p>
          </table:table-cell>
          <table:table-cell table:formula="of:=[.B77]-[.B$1]*[.B77]" office:value-type="float" office:value="0.00241785163922926" calcext:value-type="float">
            <text:p>0</text:p>
          </table:table-cell>
          <table:table-cell/>
          <table:table-cell table:formula="of:=[.D77]-[.E$1]" office:value-type="float" office:value="-2.7" calcext:value-type="float">
            <text:p>-2,7</text:p>
          </table:table-cell>
          <table:table-cell table:formula="of:=[.E77]-[.E$1]*[.E77]" office:value-type="float" office:value="0.05814973700304" calcext:value-type="float">
            <text:p>0,06</text:p>
          </table:table-cell>
          <table:table-cell/>
          <table:table-cell table:formula="of:=[.G77]-[.H$1]" office:value-type="float" office:value="-0.27" calcext:value-type="float">
            <text:p>-0,27</text:p>
          </table:table-cell>
          <table:table-cell table:formula="of:=[.H77]-[.H$1]*[.H77]" office:value-type="float" office:value="0.762342714347104" calcext:value-type="float">
            <text:p>0,76</text:p>
          </table:table-cell>
          <table:table-cell table:number-columns-repeated="1016"/>
        </table:table-row>
        <table:table-row table:style-name="ro1" table:visibility="collapse">
          <table:table-cell table:formula="of:=[.A78]-[.B$1]" office:value-type="float" office:value="-5.2" calcext:value-type="float">
            <text:p>-5,2</text:p>
          </table:table-cell>
          <table:table-cell table:formula="of:=[.B78]-[.B$1]*[.B78]" office:value-type="float" office:value="0.00302231454903657" calcext:value-type="float">
            <text:p>0</text:p>
          </table:table-cell>
          <table:table-cell/>
          <table:table-cell table:formula="of:=[.D78]-[.E$1]" office:value-type="float" office:value="-2.6" calcext:value-type="float">
            <text:p>-2,6</text:p>
          </table:table-cell>
          <table:table-cell table:formula="of:=[.E78]-[.E$1]*[.E78]" office:value-type="float" office:value="0.0646108188922667" calcext:value-type="float">
            <text:p>0,06</text:p>
          </table:table-cell>
          <table:table-cell/>
          <table:table-cell table:formula="of:=[.G78]-[.H$1]" office:value-type="float" office:value="-0.26" calcext:value-type="float">
            <text:p>-0,26</text:p>
          </table:table-cell>
          <table:table-cell table:formula="of:=[.H78]-[.H$1]*[.H78]" office:value-type="float" office:value="0.770043145805155" calcext:value-type="float">
            <text:p>0,77</text:p>
          </table:table-cell>
          <table:table-cell table:number-columns-repeated="1016"/>
        </table:table-row>
        <table:table-row table:style-name="ro1" table:visibility="collapse">
          <table:table-cell table:formula="of:=[.A79]-[.B$1]" office:value-type="float" office:value="-5" calcext:value-type="float">
            <text:p>-5</text:p>
          </table:table-cell>
          <table:table-cell table:formula="of:=[.B79]-[.B$1]*[.B79]" office:value-type="float" office:value="0.00377789318629572" calcext:value-type="float">
            <text:p>0</text:p>
          </table:table-cell>
          <table:table-cell/>
          <table:table-cell table:formula="of:=[.D79]-[.E$1]" office:value-type="float" office:value="-2.5" calcext:value-type="float">
            <text:p>-2,5</text:p>
          </table:table-cell>
          <table:table-cell table:formula="of:=[.E79]-[.E$1]*[.E79]" office:value-type="float" office:value="0.0717897987691852" calcext:value-type="float">
            <text:p>0,07</text:p>
          </table:table-cell>
          <table:table-cell/>
          <table:table-cell table:formula="of:=[.G79]-[.H$1]" office:value-type="float" office:value="-0.25" calcext:value-type="float">
            <text:p>-0,25</text:p>
          </table:table-cell>
          <table:table-cell table:formula="of:=[.H79]-[.H$1]*[.H79]" office:value-type="float" office:value="0.777821359399147" calcext:value-type="float">
            <text:p>0,78</text:p>
          </table:table-cell>
          <table:table-cell table:number-columns-repeated="1016"/>
        </table:table-row>
        <table:table-row table:style-name="ro1" table:visibility="collapse">
          <table:table-cell table:formula="of:=[.A80]-[.B$1]" office:value-type="float" office:value="-4.8" calcext:value-type="float">
            <text:p>-4,8</text:p>
          </table:table-cell>
          <table:table-cell table:formula="of:=[.B80]-[.B$1]*[.B80]" office:value-type="float" office:value="0.00472236648286965" calcext:value-type="float">
            <text:p>0</text:p>
          </table:table-cell>
          <table:table-cell/>
          <table:table-cell table:formula="of:=[.D80]-[.E$1]" office:value-type="float" office:value="-2.4" calcext:value-type="float">
            <text:p>-2,4</text:p>
          </table:table-cell>
          <table:table-cell table:formula="of:=[.E80]-[.E$1]*[.E80]" office:value-type="float" office:value="0.0797664430768725" calcext:value-type="float">
            <text:p>0,08</text:p>
          </table:table-cell>
          <table:table-cell/>
          <table:table-cell table:formula="of:=[.G80]-[.H$1]" office:value-type="float" office:value="-0.24" calcext:value-type="float">
            <text:p>-0,24</text:p>
          </table:table-cell>
          <table:table-cell table:formula="of:=[.H80]-[.H$1]*[.H80]" office:value-type="float" office:value="0.785678140807219" calcext:value-type="float">
            <text:p>0,79</text:p>
          </table:table-cell>
          <table:table-cell table:number-columns-repeated="1016"/>
        </table:table-row>
        <table:table-row table:style-name="ro1" table:visibility="collapse">
          <table:table-cell table:formula="of:=[.A81]-[.B$1]" office:value-type="float" office:value="-4.6" calcext:value-type="float">
            <text:p>-4,6</text:p>
          </table:table-cell>
          <table:table-cell table:formula="of:=[.B81]-[.B$1]*[.B81]" office:value-type="float" office:value="0.00590295810358706" calcext:value-type="float">
            <text:p>0,01</text:p>
          </table:table-cell>
          <table:table-cell/>
          <table:table-cell table:formula="of:=[.D81]-[.E$1]" office:value-type="float" office:value="-2.3" calcext:value-type="float">
            <text:p>-2,3</text:p>
          </table:table-cell>
          <table:table-cell table:formula="of:=[.E81]-[.E$1]*[.E81]" office:value-type="float" office:value="0.088629381196525" calcext:value-type="float">
            <text:p>0,09</text:p>
          </table:table-cell>
          <table:table-cell/>
          <table:table-cell table:formula="of:=[.G81]-[.H$1]" office:value-type="float" office:value="-0.23" calcext:value-type="float">
            <text:p>-0,23</text:p>
          </table:table-cell>
          <table:table-cell table:formula="of:=[.H81]-[.H$1]*[.H81]" office:value-type="float" office:value="0.793614283643656" calcext:value-type="float">
            <text:p>0,79</text:p>
          </table:table-cell>
          <table:table-cell table:number-columns-repeated="1016"/>
        </table:table-row>
        <table:table-row table:style-name="ro1" table:visibility="collapse">
          <table:table-cell table:formula="of:=[.A82]-[.B$1]" office:value-type="float" office:value="-4.4" calcext:value-type="float">
            <text:p>-4,4</text:p>
          </table:table-cell>
          <table:table-cell table:formula="of:=[.B82]-[.B$1]*[.B82]" office:value-type="float" office:value="0.00737869762948382" calcext:value-type="float">
            <text:p>0,01</text:p>
          </table:table-cell>
          <table:table-cell/>
          <table:table-cell table:formula="of:=[.D82]-[.E$1]" office:value-type="float" office:value="-2.2" calcext:value-type="float">
            <text:p>-2,2</text:p>
          </table:table-cell>
          <table:table-cell table:formula="of:=[.E82]-[.E$1]*[.E82]" office:value-type="float" office:value="0.0984770902183611" calcext:value-type="float">
            <text:p>0,1</text:p>
          </table:table-cell>
          <table:table-cell/>
          <table:table-cell table:formula="of:=[.G82]-[.H$1]" office:value-type="float" office:value="-0.22" calcext:value-type="float">
            <text:p>-0,22</text:p>
          </table:table-cell>
          <table:table-cell table:formula="of:=[.H82]-[.H$1]*[.H82]" office:value-type="float" office:value="0.801630589539046" calcext:value-type="float">
            <text:p>0,8</text:p>
          </table:table-cell>
          <table:table-cell table:number-columns-repeated="1016"/>
        </table:table-row>
        <table:table-row table:style-name="ro1" table:visibility="collapse">
          <table:table-cell table:formula="of:=[.A83]-[.B$1]" office:value-type="float" office:value="-4.2" calcext:value-type="float">
            <text:p>-4,2</text:p>
          </table:table-cell>
          <table:table-cell table:formula="of:=[.B83]-[.B$1]*[.B83]" office:value-type="float" office:value="0.00922337203685478" calcext:value-type="float">
            <text:p>0,01</text:p>
          </table:table-cell>
          <table:table-cell/>
          <table:table-cell table:formula="of:=[.D83]-[.E$1]" office:value-type="float" office:value="-2.1" calcext:value-type="float">
            <text:p>-2,1</text:p>
          </table:table-cell>
          <table:table-cell table:formula="of:=[.E83]-[.E$1]*[.E83]" office:value-type="float" office:value="0.109418989131512" calcext:value-type="float">
            <text:p>0,11</text:p>
          </table:table-cell>
          <table:table-cell/>
          <table:table-cell table:formula="of:=[.G83]-[.H$1]" office:value-type="float" office:value="-0.21" calcext:value-type="float">
            <text:p>-0,21</text:p>
          </table:table-cell>
          <table:table-cell table:formula="of:=[.H83]-[.H$1]*[.H83]" office:value-type="float" office:value="0.809727868221258" calcext:value-type="float">
            <text:p>0,81</text:p>
          </table:table-cell>
          <table:table-cell table:number-columns-repeated="1016"/>
        </table:table-row>
        <table:table-row table:style-name="ro1" table:visibility="collapse">
          <table:table-cell table:formula="of:=[.A84]-[.B$1]" office:value-type="float" office:value="-4" calcext:value-type="float">
            <text:p>-4</text:p>
          </table:table-cell>
          <table:table-cell table:formula="of:=[.B84]-[.B$1]*[.B84]" office:value-type="float" office:value="0.0115292150460685" calcext:value-type="float">
            <text:p>0,01</text:p>
          </table:table-cell>
          <table:table-cell/>
          <table:table-cell table:formula="of:=[.D84]-[.E$1]" office:value-type="float" office:value="-2" calcext:value-type="float">
            <text:p>-2</text:p>
          </table:table-cell>
          <table:table-cell table:formula="of:=[.E84]-[.E$1]*[.E84]" office:value-type="float" office:value="0.121576654590569" calcext:value-type="float">
            <text:p>0,12</text:p>
          </table:table-cell>
          <table:table-cell/>
          <table:table-cell table:formula="of:=[.G84]-[.H$1]" office:value-type="float" office:value="-0.2" calcext:value-type="float">
            <text:p>-0,2</text:p>
          </table:table-cell>
          <table:table-cell table:formula="of:=[.H84]-[.H$1]*[.H84]" office:value-type="float" office:value="0.817906937597231" calcext:value-type="float">
            <text:p>0,82</text:p>
          </table:table-cell>
          <table:table-cell table:number-columns-repeated="1016"/>
        </table:table-row>
        <table:table-row table:style-name="ro1" table:visibility="collapse">
          <table:table-cell table:formula="of:=[.A85]-[.B$1]" office:value-type="float" office:value="-3.8" calcext:value-type="float">
            <text:p>-3,8</text:p>
          </table:table-cell>
          <table:table-cell table:formula="of:=[.B85]-[.B$1]*[.B85]" office:value-type="float" office:value="0.0144115188075856" calcext:value-type="float">
            <text:p>0,01</text:p>
          </table:table-cell>
          <table:table-cell/>
          <table:table-cell table:formula="of:=[.D85]-[.E$1]" office:value-type="float" office:value="-1.9" calcext:value-type="float">
            <text:p>-1,9</text:p>
          </table:table-cell>
          <table:table-cell table:formula="of:=[.E85]-[.E$1]*[.E85]" office:value-type="float" office:value="0.135085171767299" calcext:value-type="float">
            <text:p>0,14</text:p>
          </table:table-cell>
          <table:table-cell/>
          <table:table-cell table:formula="of:=[.G85]-[.H$1]" office:value-type="float" office:value="-0.19" calcext:value-type="float">
            <text:p>-0,19</text:p>
          </table:table-cell>
          <table:table-cell table:formula="of:=[.H85]-[.H$1]*[.H85]" office:value-type="float" office:value="0.826168623835587" calcext:value-type="float">
            <text:p>0,83</text:p>
          </table:table-cell>
          <table:table-cell table:number-columns-repeated="1016"/>
        </table:table-row>
        <table:table-row table:style-name="ro1" table:visibility="collapse">
          <table:table-cell table:formula="of:=[.A86]-[.B$1]" office:value-type="float" office:value="-3.6" calcext:value-type="float">
            <text:p>-3,6</text:p>
          </table:table-cell>
          <table:table-cell table:formula="of:=[.B86]-[.B$1]*[.B86]" office:value-type="float" office:value="0.018014398509482" calcext:value-type="float">
            <text:p>0,02</text:p>
          </table:table-cell>
          <table:table-cell/>
          <table:table-cell table:formula="of:=[.D86]-[.E$1]" office:value-type="float" office:value="-1.8" calcext:value-type="float">
            <text:p>-1,8</text:p>
          </table:table-cell>
          <table:table-cell table:formula="of:=[.E86]-[.E$1]*[.E86]" office:value-type="float" office:value="0.150094635296999" calcext:value-type="float">
            <text:p>0,15</text:p>
          </table:table-cell>
          <table:table-cell/>
          <table:table-cell table:formula="of:=[.G86]-[.H$1]" office:value-type="float" office:value="-0.18" calcext:value-type="float">
            <text:p>-0,18</text:p>
          </table:table-cell>
          <table:table-cell table:formula="of:=[.H86]-[.H$1]*[.H86]" office:value-type="float" office:value="0.834513761450088" calcext:value-type="float">
            <text:p>0,83</text:p>
          </table:table-cell>
          <table:table-cell table:number-columns-repeated="1016"/>
        </table:table-row>
        <table:table-row table:style-name="ro1" table:visibility="collapse">
          <table:table-cell table:formula="of:=[.A87]-[.B$1]" office:value-type="float" office:value="-3.4" calcext:value-type="float">
            <text:p>-3,4</text:p>
          </table:table-cell>
          <table:table-cell table:formula="of:=[.B87]-[.B$1]*[.B87]" office:value-type="float" office:value="0.0225179981368525" calcext:value-type="float">
            <text:p>0,02</text:p>
          </table:table-cell>
          <table:table-cell/>
          <table:table-cell table:formula="of:=[.D87]-[.E$1]" office:value-type="float" office:value="-1.7" calcext:value-type="float">
            <text:p>-1,7</text:p>
          </table:table-cell>
          <table:table-cell table:formula="of:=[.E87]-[.E$1]*[.E87]" office:value-type="float" office:value="0.166771816996666" calcext:value-type="float">
            <text:p>0,17</text:p>
          </table:table-cell>
          <table:table-cell/>
          <table:table-cell table:formula="of:=[.G87]-[.H$1]" office:value-type="float" office:value="-0.17" calcext:value-type="float">
            <text:p>-0,17</text:p>
          </table:table-cell>
          <table:table-cell table:formula="of:=[.H87]-[.H$1]*[.H87]" office:value-type="float" office:value="0.842943193383927" calcext:value-type="float">
            <text:p>0,84</text:p>
          </table:table-cell>
          <table:table-cell table:number-columns-repeated="1016"/>
        </table:table-row>
        <table:table-row table:style-name="ro1" table:visibility="collapse">
          <table:table-cell table:formula="of:=[.A88]-[.B$1]" office:value-type="float" office:value="-3.2" calcext:value-type="float">
            <text:p>-3,2</text:p>
          </table:table-cell>
          <table:table-cell table:formula="of:=[.B88]-[.B$1]*[.B88]" office:value-type="float" office:value="0.0281474976710656" calcext:value-type="float">
            <text:p>0,03</text:p>
          </table:table-cell>
          <table:table-cell/>
          <table:table-cell table:formula="of:=[.D88]-[.E$1]" office:value-type="float" office:value="-1.6" calcext:value-type="float">
            <text:p>-1,6</text:p>
          </table:table-cell>
          <table:table-cell table:formula="of:=[.E88]-[.E$1]*[.E88]" office:value-type="float" office:value="0.185302018885184" calcext:value-type="float">
            <text:p>0,19</text:p>
          </table:table-cell>
          <table:table-cell/>
          <table:table-cell table:formula="of:=[.G88]-[.H$1]" office:value-type="float" office:value="-0.16" calcext:value-type="float">
            <text:p>-0,16</text:p>
          </table:table-cell>
          <table:table-cell table:formula="of:=[.H88]-[.H$1]*[.H88]" office:value-type="float" office:value="0.851457771094876" calcext:value-type="float">
            <text:p>0,85</text:p>
          </table:table-cell>
          <table:table-cell table:number-columns-repeated="1016"/>
        </table:table-row>
        <table:table-row table:style-name="ro1" table:visibility="collapse">
          <table:table-cell table:formula="of:=[.A89]-[.B$1]" office:value-type="float" office:value="-3" calcext:value-type="float">
            <text:p>-3</text:p>
          </table:table-cell>
          <table:table-cell table:formula="of:=[.B89]-[.B$1]*[.B89]" office:value-type="float" office:value="0.035184372088832" calcext:value-type="float">
            <text:p>0,04</text:p>
          </table:table-cell>
          <table:table-cell/>
          <table:table-cell table:formula="of:=[.D89]-[.E$1]" office:value-type="float" office:value="-1.5" calcext:value-type="float">
            <text:p>-1,5</text:p>
          </table:table-cell>
          <table:table-cell table:formula="of:=[.E89]-[.E$1]*[.E89]" office:value-type="float" office:value="0.205891132094649" calcext:value-type="float">
            <text:p>0,21</text:p>
          </table:table-cell>
          <table:table-cell/>
          <table:table-cell table:formula="of:=[.G89]-[.H$1]" office:value-type="float" office:value="-0.15" calcext:value-type="float">
            <text:p>-0,15</text:p>
          </table:table-cell>
          <table:table-cell table:formula="of:=[.H89]-[.H$1]*[.H89]" office:value-type="float" office:value="0.860058354641289" calcext:value-type="float">
            <text:p>0,86</text:p>
          </table:table-cell>
          <table:table-cell table:number-columns-repeated="1016"/>
        </table:table-row>
        <table:table-row table:style-name="ro1" table:visibility="collapse">
          <table:table-cell table:formula="of:=[.A90]-[.B$1]" office:value-type="float" office:value="-2.8" calcext:value-type="float">
            <text:p>-2,8</text:p>
          </table:table-cell>
          <table:table-cell table:formula="of:=[.B90]-[.B$1]*[.B90]" office:value-type="float" office:value="0.04398046511104" calcext:value-type="float">
            <text:p>0,04</text:p>
          </table:table-cell>
          <table:table-cell/>
          <table:table-cell table:formula="of:=[.D90]-[.E$1]" office:value-type="float" office:value="-1.4" calcext:value-type="float">
            <text:p>-1,4</text:p>
          </table:table-cell>
          <table:table-cell table:formula="of:=[.E90]-[.E$1]*[.E90]" office:value-type="float" office:value="0.22876792454961" calcext:value-type="float">
            <text:p>0,23</text:p>
          </table:table-cell>
          <table:table-cell/>
          <table:table-cell table:formula="of:=[.G90]-[.H$1]" office:value-type="float" office:value="-0.14" calcext:value-type="float">
            <text:p>-0,14</text:p>
          </table:table-cell>
          <table:table-cell table:formula="of:=[.H90]-[.H$1]*[.H90]" office:value-type="float" office:value="0.868745812768978" calcext:value-type="float">
            <text:p>0,87</text:p>
          </table:table-cell>
          <table:table-cell table:number-columns-repeated="1016"/>
        </table:table-row>
        <table:table-row table:style-name="ro1" table:visibility="collapse">
          <table:table-cell table:formula="of:=[.A91]-[.B$1]" office:value-type="float" office:value="-2.6" calcext:value-type="float">
            <text:p>-2,6</text:p>
          </table:table-cell>
          <table:table-cell table:formula="of:=[.B91]-[.B$1]*[.B91]" office:value-type="float" office:value="0.0549755813888" calcext:value-type="float">
            <text:p>0,05</text:p>
          </table:table-cell>
          <table:table-cell/>
          <table:table-cell table:formula="of:=[.D91]-[.E$1]" office:value-type="float" office:value="-1.3" calcext:value-type="float">
            <text:p>-1,3</text:p>
          </table:table-cell>
          <table:table-cell table:formula="of:=[.E91]-[.E$1]*[.E91]" office:value-type="float" office:value="0.2541865828329" calcext:value-type="float">
            <text:p>0,25</text:p>
          </table:table-cell>
          <table:table-cell/>
          <table:table-cell table:formula="of:=[.G91]-[.H$1]" office:value-type="float" office:value="-0.13" calcext:value-type="float">
            <text:p>-0,13</text:p>
          </table:table-cell>
          <table:table-cell table:formula="of:=[.H91]-[.H$1]*[.H91]" office:value-type="float" office:value="0.877521022998968" calcext:value-type="float">
            <text:p>0,88</text:p>
          </table:table-cell>
          <table:table-cell table:number-columns-repeated="1016"/>
        </table:table-row>
        <table:table-row table:style-name="ro1" table:visibility="collapse">
          <table:table-cell table:formula="of:=[.A92]-[.B$1]" office:value-type="float" office:value="-2.4" calcext:value-type="float">
            <text:p>-2,4</text:p>
          </table:table-cell>
          <table:table-cell table:formula="of:=[.B92]-[.B$1]*[.B92]" office:value-type="float" office:value="0.068719476736" calcext:value-type="float">
            <text:p>0,07</text:p>
          </table:table-cell>
          <table:table-cell/>
          <table:table-cell table:formula="of:=[.D92]-[.E$1]" office:value-type="float" office:value="-1.2" calcext:value-type="float">
            <text:p>-1,2</text:p>
          </table:table-cell>
          <table:table-cell table:formula="of:=[.E92]-[.E$1]*[.E92]" office:value-type="float" office:value="0.282429536481" calcext:value-type="float">
            <text:p>0,28</text:p>
          </table:table-cell>
          <table:table-cell/>
          <table:table-cell table:formula="of:=[.G92]-[.H$1]" office:value-type="float" office:value="-0.12" calcext:value-type="float">
            <text:p>-0,12</text:p>
          </table:table-cell>
          <table:table-cell table:formula="of:=[.H92]-[.H$1]*[.H92]" office:value-type="float" office:value="0.886384871716129" calcext:value-type="float">
            <text:p>0,89</text:p>
          </table:table-cell>
          <table:table-cell table:number-columns-repeated="1016"/>
        </table:table-row>
        <table:table-row table:style-name="ro1" table:visibility="collapse">
          <table:table-cell table:formula="of:=[.A93]-[.B$1]" office:value-type="float" office:value="-2.2" calcext:value-type="float">
            <text:p>-2,2</text:p>
          </table:table-cell>
          <table:table-cell table:formula="of:=[.B93]-[.B$1]*[.B93]" office:value-type="float" office:value="0.08589934592" calcext:value-type="float">
            <text:p>0,09</text:p>
          </table:table-cell>
          <table:table-cell/>
          <table:table-cell table:formula="of:=[.D93]-[.E$1]" office:value-type="float" office:value="-1.1" calcext:value-type="float">
            <text:p>-1,1</text:p>
          </table:table-cell>
          <table:table-cell table:formula="of:=[.E93]-[.E$1]*[.E93]" office:value-type="float" office:value="0.31381059609" calcext:value-type="float">
            <text:p>0,31</text:p>
          </table:table-cell>
          <table:table-cell/>
          <table:table-cell table:formula="of:=[.G93]-[.H$1]" office:value-type="float" office:value="-0.11" calcext:value-type="float">
            <text:p>-0,11</text:p>
          </table:table-cell>
          <table:table-cell table:formula="of:=[.H93]-[.H$1]*[.H93]" office:value-type="float" office:value="0.895338254258716" calcext:value-type="float">
            <text:p>0,9</text:p>
          </table:table-cell>
          <table:table-cell table:number-columns-repeated="1016"/>
        </table:table-row>
        <table:table-row table:style-name="ro1" table:visibility="collapse">
          <table:table-cell table:formula="of:=[.A94]-[.B$1]" office:value-type="float" office:value="-2" calcext:value-type="float">
            <text:p>-2</text:p>
          </table:table-cell>
          <table:table-cell table:formula="of:=[.B94]-[.B$1]*[.B94]" office:value-type="float" office:value="0.1073741824" calcext:value-type="float">
            <text:p>0,11</text:p>
          </table:table-cell>
          <table:table-cell/>
          <table:table-cell table:formula="of:=[.D94]-[.E$1]" office:value-type="float" office:value="-1" calcext:value-type="float">
            <text:p>-1</text:p>
          </table:table-cell>
          <table:table-cell table:formula="of:=[.E94]-[.E$1]*[.E94]" office:value-type="float" office:value="0.3486784401" calcext:value-type="float">
            <text:p>0,35</text:p>
          </table:table-cell>
          <table:table-cell/>
          <table:table-cell table:formula="of:=[.G94]-[.H$1]" office:value-type="float" office:value="-0.1" calcext:value-type="float">
            <text:p>-0,1</text:p>
          </table:table-cell>
          <table:table-cell table:formula="of:=[.H94]-[.H$1]*[.H94]" office:value-type="float" office:value="0.904382075008805" calcext:value-type="float">
            <text:p>0,9</text:p>
          </table:table-cell>
          <table:table-cell table:number-columns-repeated="1016"/>
        </table:table-row>
        <table:table-row table:style-name="ro1" table:visibility="collapse">
          <table:table-cell table:formula="of:=[.A95]-[.B$1]" office:value-type="float" office:value="-1.8" calcext:value-type="float">
            <text:p>-1,8</text:p>
          </table:table-cell>
          <table:table-cell table:formula="of:=[.B95]-[.B$1]*[.B95]" office:value-type="float" office:value="0.134217728" calcext:value-type="float">
            <text:p>0,13</text:p>
          </table:table-cell>
          <table:table-cell/>
          <table:table-cell table:formula="of:=[.D95]-[.E$1]" office:value-type="float" office:value="-0.9" calcext:value-type="float">
            <text:p>-0,9</text:p>
          </table:table-cell>
          <table:table-cell table:formula="of:=[.E95]-[.E$1]*[.E95]" office:value-type="float" office:value="0.387420489" calcext:value-type="float">
            <text:p>0,39</text:p>
          </table:table-cell>
          <table:table-cell/>
          <table:table-cell table:formula="of:=[.G95]-[.H$1]" office:value-type="float" office:value="-0.09" calcext:value-type="float">
            <text:p>-0,09</text:p>
          </table:table-cell>
          <table:table-cell table:formula="of:=[.H95]-[.H$1]*[.H95]" office:value-type="float" office:value="0.913517247483641" calcext:value-type="float">
            <text:p>0,91</text:p>
          </table:table-cell>
          <table:table-cell table:number-columns-repeated="1016"/>
        </table:table-row>
        <table:table-row table:style-name="ro1" table:visibility="collapse">
          <table:table-cell table:formula="of:=[.A96]-[.B$1]" office:value-type="float" office:value="-1.6" calcext:value-type="float">
            <text:p>-1,6</text:p>
          </table:table-cell>
          <table:table-cell table:formula="of:=[.B96]-[.B$1]*[.B96]" office:value-type="float" office:value="0.16777216" calcext:value-type="float">
            <text:p>0,17</text:p>
          </table:table-cell>
          <table:table-cell/>
          <table:table-cell table:formula="of:=[.D96]-[.E$1]" office:value-type="float" office:value="-0.8" calcext:value-type="float">
            <text:p>-0,8</text:p>
          </table:table-cell>
          <table:table-cell table:formula="of:=[.E96]-[.E$1]*[.E96]" office:value-type="float" office:value="0.43046721" calcext:value-type="float">
            <text:p>0,43</text:p>
          </table:table-cell>
          <table:table-cell/>
          <table:table-cell table:formula="of:=[.G96]-[.H$1]" office:value-type="float" office:value="-0.08" calcext:value-type="float">
            <text:p>-0,08</text:p>
          </table:table-cell>
          <table:table-cell table:formula="of:=[.H96]-[.H$1]*[.H96]" office:value-type="float" office:value="0.92274469442792" calcext:value-type="float">
            <text:p>0,92</text:p>
          </table:table-cell>
          <table:table-cell table:number-columns-repeated="1016"/>
        </table:table-row>
        <table:table-row table:style-name="ro1" table:visibility="collapse">
          <table:table-cell table:formula="of:=[.A97]-[.B$1]" office:value-type="float" office:value="-1.4" calcext:value-type="float">
            <text:p>-1,4</text:p>
          </table:table-cell>
          <table:table-cell table:formula="of:=[.B97]-[.B$1]*[.B97]" office:value-type="float" office:value="0.2097152" calcext:value-type="float">
            <text:p>0,21</text:p>
          </table:table-cell>
          <table:table-cell/>
          <table:table-cell table:formula="of:=[.D97]-[.E$1]" office:value-type="float" office:value="-0.7" calcext:value-type="float">
            <text:p>-0,7</text:p>
          </table:table-cell>
          <table:table-cell table:formula="of:=[.E97]-[.E$1]*[.E97]" office:value-type="float" office:value="0.4782969" calcext:value-type="float">
            <text:p>0,48</text:p>
          </table:table-cell>
          <table:table-cell/>
          <table:table-cell table:formula="of:=[.G97]-[.H$1]" office:value-type="float" office:value="-0.07" calcext:value-type="float">
            <text:p>-0,07</text:p>
          </table:table-cell>
          <table:table-cell table:formula="of:=[.H97]-[.H$1]*[.H97]" office:value-type="float" office:value="0.93206534790699" calcext:value-type="float">
            <text:p>0,93</text:p>
          </table:table-cell>
          <table:table-cell table:number-columns-repeated="1016"/>
        </table:table-row>
        <table:table-row table:style-name="ro1" table:visibility="collapse">
          <table:table-cell table:formula="of:=[.A98]-[.B$1]" office:value-type="float" office:value="-1.2" calcext:value-type="float">
            <text:p>-1,2</text:p>
          </table:table-cell>
          <table:table-cell table:formula="of:=[.B98]-[.B$1]*[.B98]" office:value-type="float" office:value="0.262144" calcext:value-type="float">
            <text:p>0,26</text:p>
          </table:table-cell>
          <table:table-cell/>
          <table:table-cell table:formula="of:=[.D98]-[.E$1]" office:value-type="float" office:value="-0.6" calcext:value-type="float">
            <text:p>-0,6</text:p>
          </table:table-cell>
          <table:table-cell table:formula="of:=[.E98]-[.E$1]*[.E98]" office:value-type="float" office:value="0.531441" calcext:value-type="float">
            <text:p>0,53</text:p>
          </table:table-cell>
          <table:table-cell/>
          <table:table-cell table:formula="of:=[.G98]-[.H$1]" office:value-type="float" office:value="-0.06" calcext:value-type="float">
            <text:p>-0,06</text:p>
          </table:table-cell>
          <table:table-cell table:formula="of:=[.H98]-[.H$1]*[.H98]" office:value-type="float" office:value="0.941480149401" calcext:value-type="float">
            <text:p>0,94</text:p>
          </table:table-cell>
          <table:table-cell table:number-columns-repeated="1016"/>
        </table:table-row>
        <table:table-row table:style-name="ro1" table:visibility="collapse">
          <table:table-cell table:formula="of:=[.A99]-[.B$1]" office:value-type="float" office:value="-1" calcext:value-type="float">
            <text:p>-1</text:p>
          </table:table-cell>
          <table:table-cell table:formula="of:=[.B99]-[.B$1]*[.B99]" office:value-type="float" office:value="0.32768" calcext:value-type="float">
            <text:p>0,33</text:p>
          </table:table-cell>
          <table:table-cell/>
          <table:table-cell table:formula="of:=[.D99]-[.E$1]" office:value-type="float" office:value="-0.5" calcext:value-type="float">
            <text:p>-0,5</text:p>
          </table:table-cell>
          <table:table-cell table:formula="of:=[.E99]-[.E$1]*[.E99]" office:value-type="float" office:value="0.59049" calcext:value-type="float">
            <text:p>0,59</text:p>
          </table:table-cell>
          <table:table-cell/>
          <table:table-cell table:formula="of:=[.G99]-[.H$1]" office:value-type="float" office:value="-0.05" calcext:value-type="float">
            <text:p>-0,05</text:p>
          </table:table-cell>
          <table:table-cell table:formula="of:=[.H99]-[.H$1]*[.H99]" office:value-type="float" office:value="0.9509900499" calcext:value-type="float">
            <text:p>0,95</text:p>
          </table:table-cell>
          <table:table-cell table:number-columns-repeated="1016"/>
        </table:table-row>
        <table:table-row table:style-name="ro1" table:visibility="collapse">
          <table:table-cell table:formula="of:=[.A100]-[.B$1]" office:value-type="float" office:value="-0.8" calcext:value-type="float">
            <text:p>-0,8</text:p>
          </table:table-cell>
          <table:table-cell table:formula="of:=[.B100]-[.B$1]*[.B100]" office:value-type="float" office:value="0.4096" calcext:value-type="float">
            <text:p>0,41</text:p>
          </table:table-cell>
          <table:table-cell/>
          <table:table-cell table:formula="of:=[.D100]-[.E$1]" office:value-type="float" office:value="-0.4" calcext:value-type="float">
            <text:p>-0,4</text:p>
          </table:table-cell>
          <table:table-cell table:formula="of:=[.E100]-[.E$1]*[.E100]" office:value-type="float" office:value="0.6561" calcext:value-type="float">
            <text:p>0,66</text:p>
          </table:table-cell>
          <table:table-cell/>
          <table:table-cell table:formula="of:=[.G100]-[.H$1]" office:value-type="float" office:value="-0.04" calcext:value-type="float">
            <text:p>-0,04</text:p>
          </table:table-cell>
          <table:table-cell table:formula="of:=[.H100]-[.H$1]*[.H100]" office:value-type="float" office:value="0.96059601" calcext:value-type="float">
            <text:p>0,96</text:p>
          </table:table-cell>
          <table:table-cell table:number-columns-repeated="1016"/>
        </table:table-row>
        <table:table-row table:style-name="ro1" table:visibility="collapse">
          <table:table-cell table:formula="of:=[.A101]-[.B$1]" office:value-type="float" office:value="-0.6" calcext:value-type="float">
            <text:p>-0,6</text:p>
          </table:table-cell>
          <table:table-cell table:formula="of:=[.B101]-[.B$1]*[.B101]" office:value-type="float" office:value="0.512" calcext:value-type="float">
            <text:p>0,51</text:p>
          </table:table-cell>
          <table:table-cell/>
          <table:table-cell table:formula="of:=[.D101]-[.E$1]" office:value-type="float" office:value="-0.3" calcext:value-type="float">
            <text:p>-0,3</text:p>
          </table:table-cell>
          <table:table-cell table:formula="of:=[.E101]-[.E$1]*[.E101]" office:value-type="float" office:value="0.729" calcext:value-type="float">
            <text:p>0,73</text:p>
          </table:table-cell>
          <table:table-cell/>
          <table:table-cell table:formula="of:=[.G101]-[.H$1]" office:value-type="float" office:value="-0.03" calcext:value-type="float">
            <text:p>-0,03</text:p>
          </table:table-cell>
          <table:table-cell table:formula="of:=[.H101]-[.H$1]*[.H101]" office:value-type="float" office:value="0.970299" calcext:value-type="float">
            <text:p>0,97</text:p>
          </table:table-cell>
          <table:table-cell table:number-columns-repeated="1016"/>
        </table:table-row>
        <table:table-row table:style-name="ro1" table:visibility="collapse">
          <table:table-cell table:formula="of:=[.A102]-[.B$1]" office:value-type="float" office:value="-0.4" calcext:value-type="float">
            <text:p>-0,4</text:p>
          </table:table-cell>
          <table:table-cell table:formula="of:=[.B102]-[.B$1]*[.B102]" office:value-type="float" office:value="0.64" calcext:value-type="float">
            <text:p>0,64</text:p>
          </table:table-cell>
          <table:table-cell/>
          <table:table-cell table:formula="of:=[.D102]-[.E$1]" office:value-type="float" office:value="-0.2" calcext:value-type="float">
            <text:p>-0,2</text:p>
          </table:table-cell>
          <table:table-cell table:formula="of:=[.E102]-[.E$1]*[.E102]" office:value-type="float" office:value="0.81" calcext:value-type="float">
            <text:p>0,81</text:p>
          </table:table-cell>
          <table:table-cell/>
          <table:table-cell table:formula="of:=[.G102]-[.H$1]" office:value-type="float" office:value="-0.02" calcext:value-type="float">
            <text:p>-0,02</text:p>
          </table:table-cell>
          <table:table-cell table:formula="of:=[.H102]-[.H$1]*[.H102]" office:value-type="float" office:value="0.9801" calcext:value-type="float">
            <text:p>0,98</text:p>
          </table:table-cell>
          <table:table-cell table:number-columns-repeated="1016"/>
        </table:table-row>
        <table:table-row table:style-name="ro1" table:visibility="collapse">
          <table:table-cell table:formula="of:=[.A103]-[.B$1]" office:value-type="float" office:value="-0.2" calcext:value-type="float">
            <text:p>-0,2</text:p>
          </table:table-cell>
          <table:table-cell table:formula="of:=[.B103]-[.B$1]*[.B103]" office:value-type="float" office:value="0.8" calcext:value-type="float">
            <text:p>0,8</text:p>
          </table:table-cell>
          <table:table-cell/>
          <table:table-cell table:formula="of:=[.D103]-[.E$1]" office:value-type="float" office:value="-0.1" calcext:value-type="float">
            <text:p>-0,1</text:p>
          </table:table-cell>
          <table:table-cell table:formula="of:=[.E103]-[.E$1]*[.E103]" office:value-type="float" office:value="0.9" calcext:value-type="float">
            <text:p>0,9</text:p>
          </table:table-cell>
          <table:table-cell/>
          <table:table-cell table:formula="of:=[.G103]-[.H$1]" office:value-type="float" office:value="-0.01" calcext:value-type="float">
            <text:p>-0,01</text:p>
          </table:table-cell>
          <table:table-cell table:formula="of:=[.H103]-[.H$1]*[.H103]" office:value-type="float" office:value="0.99" calcext:value-type="float">
            <text:p>0,9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103]+[.B$1]" office:value-type="float" office:value="0.2" calcext:value-type="float">
            <text:p>0,2</text:p>
          </table:table-cell>
          <table:table-cell table:formula="of:=[.B103]+[.B$1]*[.B103]" office:value-type="float" office:value="1.2" calcext:value-type="float">
            <text:p>1,2</text:p>
          </table:table-cell>
          <table:table-cell/>
          <table:table-cell table:formula="of:=[.D103]+[.E$1]" office:value-type="float" office:value="0.1" calcext:value-type="float">
            <text:p>0,1</text:p>
          </table:table-cell>
          <table:table-cell table:formula="of:=[.E103]+[.E$1]*[.E103]" office:value-type="float" office:value="1.1" calcext:value-type="float">
            <text:p>1,1</text:p>
          </table:table-cell>
          <table:table-cell/>
          <table:table-cell table:formula="of:=[.G103]+[.H$1]" office:value-type="float" office:value="0.01" calcext:value-type="float">
            <text:p>0,01</text:p>
          </table:table-cell>
          <table:table-cell table:formula="of:=[.H103]+[.H$1]*[.H103]" office:value-type="float" office:value="1.01" calcext:value-type="float">
            <text:p>1,01</text:p>
          </table:table-cell>
          <table:table-cell table:number-columns-repeated="1016"/>
        </table:table-row>
        <table:table-row table:style-name="ro1">
          <table:table-cell table:formula="of:=[.A104]+[.B$1]" office:value-type="float" office:value="0.4" calcext:value-type="float">
            <text:p>0,4</text:p>
          </table:table-cell>
          <table:table-cell table:formula="of:=[.B104]+[.B$1]*[.B104]" office:value-type="float" office:value="1.44" calcext:value-type="float">
            <text:p>1,44</text:p>
          </table:table-cell>
          <table:table-cell/>
          <table:table-cell table:formula="of:=[.D104]+[.E$1]" office:value-type="float" office:value="0.2" calcext:value-type="float">
            <text:p>0,2</text:p>
          </table:table-cell>
          <table:table-cell table:formula="of:=[.E104]+[.E$1]*[.E104]" office:value-type="float" office:value="1.21" calcext:value-type="float">
            <text:p>1,21</text:p>
          </table:table-cell>
          <table:table-cell/>
          <table:table-cell table:formula="of:=[.G104]+[.H$1]" office:value-type="float" office:value="0.02" calcext:value-type="float">
            <text:p>0,02</text:p>
          </table:table-cell>
          <table:table-cell table:formula="of:=[.H104]+[.H$1]*[.H104]" office:value-type="float" office:value="1.0201" calcext:value-type="float">
            <text:p>1,02</text:p>
          </table:table-cell>
          <table:table-cell table:number-columns-repeated="1016"/>
        </table:table-row>
        <table:table-row table:style-name="ro1">
          <table:table-cell table:formula="of:=[.A105]+[.B$1]" office:value-type="float" office:value="0.6" calcext:value-type="float">
            <text:p>0,6</text:p>
          </table:table-cell>
          <table:table-cell table:formula="of:=[.B105]+[.B$1]*[.B105]" office:value-type="float" office:value="1.728" calcext:value-type="float">
            <text:p>1,73</text:p>
          </table:table-cell>
          <table:table-cell/>
          <table:table-cell table:formula="of:=[.D105]+[.E$1]" office:value-type="float" office:value="0.3" calcext:value-type="float">
            <text:p>0,3</text:p>
          </table:table-cell>
          <table:table-cell table:formula="of:=[.E105]+[.E$1]*[.E105]" office:value-type="float" office:value="1.331" calcext:value-type="float">
            <text:p>1,33</text:p>
          </table:table-cell>
          <table:table-cell/>
          <table:table-cell table:formula="of:=[.G105]+[.H$1]" office:value-type="float" office:value="0.03" calcext:value-type="float">
            <text:p>0,03</text:p>
          </table:table-cell>
          <table:table-cell table:formula="of:=[.H105]+[.H$1]*[.H105]" office:value-type="float" office:value="1.030301" calcext:value-type="float">
            <text:p>1,03</text:p>
          </table:table-cell>
          <table:table-cell table:number-columns-repeated="1016"/>
        </table:table-row>
        <table:table-row table:style-name="ro1">
          <table:table-cell table:formula="of:=[.A106]+[.B$1]" office:value-type="float" office:value="0.8" calcext:value-type="float">
            <text:p>0,8</text:p>
          </table:table-cell>
          <table:table-cell table:formula="of:=[.B106]+[.B$1]*[.B106]" office:value-type="float" office:value="2.0736" calcext:value-type="float">
            <text:p>2,07</text:p>
          </table:table-cell>
          <table:table-cell/>
          <table:table-cell table:formula="of:=[.D106]+[.E$1]" office:value-type="float" office:value="0.4" calcext:value-type="float">
            <text:p>0,4</text:p>
          </table:table-cell>
          <table:table-cell table:formula="of:=[.E106]+[.E$1]*[.E106]" office:value-type="float" office:value="1.4641" calcext:value-type="float">
            <text:p>1,46</text:p>
          </table:table-cell>
          <table:table-cell/>
          <table:table-cell table:formula="of:=[.G106]+[.H$1]" office:value-type="float" office:value="0.04" calcext:value-type="float">
            <text:p>0,04</text:p>
          </table:table-cell>
          <table:table-cell table:formula="of:=[.H106]+[.H$1]*[.H106]" office:value-type="float" office:value="1.04060401" calcext:value-type="float">
            <text:p>1,04</text:p>
          </table:table-cell>
          <table:table-cell table:number-columns-repeated="1016"/>
        </table:table-row>
        <table:table-row table:style-name="ro1">
          <table:table-cell table:formula="of:=[.A107]+[.B$1]" office:value-type="float" office:value="1" calcext:value-type="float">
            <text:p>1</text:p>
          </table:table-cell>
          <table:table-cell table:style-name="ce6" table:formula="of:=[.B107]+[.B$1]*[.B107]" office:value-type="float" office:value="2.48832" calcext:value-type="float">
            <text:p>2,49</text:p>
          </table:table-cell>
          <table:table-cell/>
          <table:table-cell table:formula="of:=[.D107]+[.E$1]" office:value-type="float" office:value="0.5" calcext:value-type="float">
            <text:p>0,5</text:p>
          </table:table-cell>
          <table:table-cell table:formula="of:=[.E107]+[.E$1]*[.E107]" office:value-type="float" office:value="1.61051" calcext:value-type="float">
            <text:p>1,61</text:p>
          </table:table-cell>
          <table:table-cell/>
          <table:table-cell table:formula="of:=[.G107]+[.H$1]" office:value-type="float" office:value="0.05" calcext:value-type="float">
            <text:p>0,05</text:p>
          </table:table-cell>
          <table:table-cell table:formula="of:=[.H107]+[.H$1]*[.H107]" office:value-type="float" office:value="1.0510100501" calcext:value-type="float">
            <text:p>1,05</text:p>
          </table:table-cell>
          <table:table-cell table:number-columns-repeated="1016"/>
        </table:table-row>
        <table:table-row table:style-name="ro1">
          <table:table-cell table:formula="of:=[.A108]+[.B$1]" office:value-type="float" office:value="1.2" calcext:value-type="float">
            <text:p>1,2</text:p>
          </table:table-cell>
          <table:table-cell table:formula="of:=[.B108]+[.B$1]*[.B108]" office:value-type="float" office:value="2.985984" calcext:value-type="float">
            <text:p>2,99</text:p>
          </table:table-cell>
          <table:table-cell/>
          <table:table-cell table:formula="of:=[.D108]+[.E$1]" office:value-type="float" office:value="0.6" calcext:value-type="float">
            <text:p>0,6</text:p>
          </table:table-cell>
          <table:table-cell table:formula="of:=[.E108]+[.E$1]*[.E108]" office:value-type="float" office:value="1.771561" calcext:value-type="float">
            <text:p>1,77</text:p>
          </table:table-cell>
          <table:table-cell/>
          <table:table-cell table:formula="of:=[.G108]+[.H$1]" office:value-type="float" office:value="0.06" calcext:value-type="float">
            <text:p>0,06</text:p>
          </table:table-cell>
          <table:table-cell table:formula="of:=[.H108]+[.H$1]*[.H108]" office:value-type="float" office:value="1.061520150601" calcext:value-type="float">
            <text:p>1,06</text:p>
          </table:table-cell>
          <table:table-cell table:number-columns-repeated="1016"/>
        </table:table-row>
        <table:table-row table:style-name="ro1">
          <table:table-cell table:formula="of:=[.A109]+[.B$1]" office:value-type="float" office:value="1.4" calcext:value-type="float">
            <text:p>1,4</text:p>
          </table:table-cell>
          <table:table-cell table:formula="of:=[.B109]+[.B$1]*[.B109]" office:value-type="float" office:value="3.5831808" calcext:value-type="float">
            <text:p>3,58</text:p>
          </table:table-cell>
          <table:table-cell/>
          <table:table-cell table:formula="of:=[.D109]+[.E$1]" office:value-type="float" office:value="0.7" calcext:value-type="float">
            <text:p>0,7</text:p>
          </table:table-cell>
          <table:table-cell table:formula="of:=[.E109]+[.E$1]*[.E109]" office:value-type="float" office:value="1.9487171" calcext:value-type="float">
            <text:p>1,95</text:p>
          </table:table-cell>
          <table:table-cell/>
          <table:table-cell table:formula="of:=[.G109]+[.H$1]" office:value-type="float" office:value="0.07" calcext:value-type="float">
            <text:p>0,07</text:p>
          </table:table-cell>
          <table:table-cell table:formula="of:=[.H109]+[.H$1]*[.H109]" office:value-type="float" office:value="1.07213535210701" calcext:value-type="float">
            <text:p>1,07</text:p>
          </table:table-cell>
          <table:table-cell table:number-columns-repeated="1016"/>
        </table:table-row>
        <table:table-row table:style-name="ro1">
          <table:table-cell table:formula="of:=[.A110]+[.B$1]" office:value-type="float" office:value="1.6" calcext:value-type="float">
            <text:p>1,6</text:p>
          </table:table-cell>
          <table:table-cell table:formula="of:=[.B110]+[.B$1]*[.B110]" office:value-type="float" office:value="4.29981696" calcext:value-type="float">
            <text:p>4,3</text:p>
          </table:table-cell>
          <table:table-cell/>
          <table:table-cell table:formula="of:=[.D110]+[.E$1]" office:value-type="float" office:value="0.8" calcext:value-type="float">
            <text:p>0,8</text:p>
          </table:table-cell>
          <table:table-cell table:formula="of:=[.E110]+[.E$1]*[.E110]" office:value-type="float" office:value="2.14358881" calcext:value-type="float">
            <text:p>2,14</text:p>
          </table:table-cell>
          <table:table-cell/>
          <table:table-cell table:formula="of:=[.G110]+[.H$1]" office:value-type="float" office:value="0.08" calcext:value-type="float">
            <text:p>0,08</text:p>
          </table:table-cell>
          <table:table-cell table:formula="of:=[.H110]+[.H$1]*[.H110]" office:value-type="float" office:value="1.08285670562808" calcext:value-type="float">
            <text:p>1,08</text:p>
          </table:table-cell>
          <table:table-cell table:number-columns-repeated="1016"/>
        </table:table-row>
        <table:table-row table:style-name="ro1">
          <table:table-cell table:formula="of:=[.A111]+[.B$1]" office:value-type="float" office:value="1.8" calcext:value-type="float">
            <text:p>1,8</text:p>
          </table:table-cell>
          <table:table-cell table:formula="of:=[.B111]+[.B$1]*[.B111]" office:value-type="float" office:value="5.159780352" calcext:value-type="float">
            <text:p>5,16</text:p>
          </table:table-cell>
          <table:table-cell/>
          <table:table-cell table:formula="of:=[.D111]+[.E$1]" office:value-type="float" office:value="0.9" calcext:value-type="float">
            <text:p>0,9</text:p>
          </table:table-cell>
          <table:table-cell table:formula="of:=[.E111]+[.E$1]*[.E111]" office:value-type="float" office:value="2.357947691" calcext:value-type="float">
            <text:p>2,36</text:p>
          </table:table-cell>
          <table:table-cell/>
          <table:table-cell table:formula="of:=[.G111]+[.H$1]" office:value-type="float" office:value="0.09" calcext:value-type="float">
            <text:p>0,09</text:p>
          </table:table-cell>
          <table:table-cell table:formula="of:=[.H111]+[.H$1]*[.H111]" office:value-type="float" office:value="1.09368527268436" calcext:value-type="float">
            <text:p>1,09</text:p>
          </table:table-cell>
          <table:table-cell table:number-columns-repeated="1016"/>
        </table:table-row>
        <table:table-row table:style-name="ro1">
          <table:table-cell table:formula="of:=[.A112]+[.B$1]" office:value-type="float" office:value="2" calcext:value-type="float">
            <text:p>2</text:p>
          </table:table-cell>
          <table:table-cell table:formula="of:=[.B112]+[.B$1]*[.B112]" office:value-type="float" office:value="6.1917364224" calcext:value-type="float">
            <text:p>6,19</text:p>
          </table:table-cell>
          <table:table-cell/>
          <table:table-cell table:formula="of:=[.D112]+[.E$1]" office:value-type="float" office:value="1" calcext:value-type="float">
            <text:p>1</text:p>
          </table:table-cell>
          <table:table-cell table:style-name="ce6" table:formula="of:=[.E112]+[.E$1]*[.E112]" office:value-type="float" office:value="2.5937424601" calcext:value-type="float">
            <text:p>2,59</text:p>
          </table:table-cell>
          <table:table-cell/>
          <table:table-cell table:formula="of:=[.G112]+[.H$1]" office:value-type="float" office:value="0.1" calcext:value-type="float">
            <text:p>0,1</text:p>
          </table:table-cell>
          <table:table-cell table:formula="of:=[.H112]+[.H$1]*[.H112]" office:value-type="float" office:value="1.1046221254112" calcext:value-type="float">
            <text:p>1,1</text:p>
          </table:table-cell>
          <table:table-cell table:number-columns-repeated="1016"/>
        </table:table-row>
        <table:table-row table:style-name="ro1">
          <table:table-cell table:formula="of:=[.A113]+[.B$1]" office:value-type="float" office:value="2.2" calcext:value-type="float">
            <text:p>2,2</text:p>
          </table:table-cell>
          <table:table-cell table:formula="of:=[.B113]+[.B$1]*[.B113]" office:value-type="float" office:value="7.43008370688" calcext:value-type="float">
            <text:p>7,43</text:p>
          </table:table-cell>
          <table:table-cell/>
          <table:table-cell table:formula="of:=[.D113]+[.E$1]" office:value-type="float" office:value="1.1" calcext:value-type="float">
            <text:p>1,1</text:p>
          </table:table-cell>
          <table:table-cell table:formula="of:=[.E113]+[.E$1]*[.E113]" office:value-type="float" office:value="2.85311670611" calcext:value-type="float">
            <text:p>2,85</text:p>
          </table:table-cell>
          <table:table-cell/>
          <table:table-cell table:formula="of:=[.G113]+[.H$1]" office:value-type="float" office:value="0.11" calcext:value-type="float">
            <text:p>0,11</text:p>
          </table:table-cell>
          <table:table-cell table:formula="of:=[.H113]+[.H$1]*[.H113]" office:value-type="float" office:value="1.11566834666532" calcext:value-type="float">
            <text:p>1,12</text:p>
          </table:table-cell>
          <table:table-cell table:number-columns-repeated="1016"/>
        </table:table-row>
        <table:table-row table:style-name="ro1">
          <table:table-cell table:formula="of:=[.A114]+[.B$1]" office:value-type="float" office:value="2.4" calcext:value-type="float">
            <text:p>2,4</text:p>
          </table:table-cell>
          <table:table-cell table:formula="of:=[.B114]+[.B$1]*[.B114]" office:value-type="float" office:value="8.916100448256" calcext:value-type="float">
            <text:p>8,92</text:p>
          </table:table-cell>
          <table:table-cell/>
          <table:table-cell table:formula="of:=[.D114]+[.E$1]" office:value-type="float" office:value="1.2" calcext:value-type="float">
            <text:p>1,2</text:p>
          </table:table-cell>
          <table:table-cell table:formula="of:=[.E114]+[.E$1]*[.E114]" office:value-type="float" office:value="3.138428376721" calcext:value-type="float">
            <text:p>3,14</text:p>
          </table:table-cell>
          <table:table-cell/>
          <table:table-cell table:formula="of:=[.G114]+[.H$1]" office:value-type="float" office:value="0.12" calcext:value-type="float">
            <text:p>0,12</text:p>
          </table:table-cell>
          <table:table-cell table:formula="of:=[.H114]+[.H$1]*[.H114]" office:value-type="float" office:value="1.12682503013197" calcext:value-type="float">
            <text:p>1,13</text:p>
          </table:table-cell>
          <table:table-cell table:number-columns-repeated="1016"/>
        </table:table-row>
        <table:table-row table:style-name="ro1">
          <table:table-cell table:formula="of:=[.A115]+[.B$1]" office:value-type="float" office:value="2.6" calcext:value-type="float">
            <text:p>2,6</text:p>
          </table:table-cell>
          <table:table-cell table:formula="of:=[.B115]+[.B$1]*[.B115]" office:value-type="float" office:value="10.6993205379072" calcext:value-type="float">
            <text:p>10,7</text:p>
          </table:table-cell>
          <table:table-cell/>
          <table:table-cell table:formula="of:=[.D115]+[.E$1]" office:value-type="float" office:value="1.3" calcext:value-type="float">
            <text:p>1,3</text:p>
          </table:table-cell>
          <table:table-cell table:formula="of:=[.E115]+[.E$1]*[.E115]" office:value-type="float" office:value="3.4522712143931" calcext:value-type="float">
            <text:p>3,45</text:p>
          </table:table-cell>
          <table:table-cell/>
          <table:table-cell table:formula="of:=[.G115]+[.H$1]" office:value-type="float" office:value="0.13" calcext:value-type="float">
            <text:p>0,13</text:p>
          </table:table-cell>
          <table:table-cell table:formula="of:=[.H115]+[.H$1]*[.H115]" office:value-type="float" office:value="1.13809328043329" calcext:value-type="float">
            <text:p>1,14</text:p>
          </table:table-cell>
          <table:table-cell table:number-columns-repeated="1016"/>
        </table:table-row>
        <table:table-row table:style-name="ro1">
          <table:table-cell table:formula="of:=[.A116]+[.B$1]" office:value-type="float" office:value="2.8" calcext:value-type="float">
            <text:p>2,8</text:p>
          </table:table-cell>
          <table:table-cell table:formula="of:=[.B116]+[.B$1]*[.B116]" office:value-type="float" office:value="12.8391846454886" calcext:value-type="float">
            <text:p>12,84</text:p>
          </table:table-cell>
          <table:table-cell/>
          <table:table-cell table:formula="of:=[.D116]+[.E$1]" office:value-type="float" office:value="1.4" calcext:value-type="float">
            <text:p>1,4</text:p>
          </table:table-cell>
          <table:table-cell table:formula="of:=[.E116]+[.E$1]*[.E116]" office:value-type="float" office:value="3.79749833583241" calcext:value-type="float">
            <text:p>3,8</text:p>
          </table:table-cell>
          <table:table-cell/>
          <table:table-cell table:formula="of:=[.G116]+[.H$1]" office:value-type="float" office:value="0.14" calcext:value-type="float">
            <text:p>0,14</text:p>
          </table:table-cell>
          <table:table-cell table:formula="of:=[.H116]+[.H$1]*[.H116]" office:value-type="float" office:value="1.14947421323762" calcext:value-type="float">
            <text:p>1,15</text:p>
          </table:table-cell>
          <table:table-cell table:number-columns-repeated="1016"/>
        </table:table-row>
        <table:table-row table:style-name="ro1">
          <table:table-cell table:formula="of:=[.A117]+[.B$1]" office:value-type="float" office:value="3" calcext:value-type="float">
            <text:p>3</text:p>
          </table:table-cell>
          <table:table-cell table:formula="of:=[.B117]+[.B$1]*[.B117]" office:value-type="float" office:value="15.4070215745864" calcext:value-type="float">
            <text:p>15,41</text:p>
          </table:table-cell>
          <table:table-cell/>
          <table:table-cell table:formula="of:=[.D117]+[.E$1]" office:value-type="float" office:value="1.5" calcext:value-type="float">
            <text:p>1,5</text:p>
          </table:table-cell>
          <table:table-cell table:formula="of:=[.E117]+[.E$1]*[.E117]" office:value-type="float" office:value="4.17724816941565" calcext:value-type="float">
            <text:p>4,18</text:p>
          </table:table-cell>
          <table:table-cell/>
          <table:table-cell table:formula="of:=[.G117]+[.H$1]" office:value-type="float" office:value="0.15" calcext:value-type="float">
            <text:p>0,15</text:p>
          </table:table-cell>
          <table:table-cell table:formula="of:=[.H117]+[.H$1]*[.H117]" office:value-type="float" office:value="1.16096895537" calcext:value-type="float">
            <text:p>1,16</text:p>
          </table:table-cell>
          <table:table-cell table:number-columns-repeated="1016"/>
        </table:table-row>
        <table:table-row table:style-name="ro1">
          <table:table-cell table:formula="of:=[.A118]+[.B$1]" office:value-type="float" office:value="3.2" calcext:value-type="float">
            <text:p>3,2</text:p>
          </table:table-cell>
          <table:table-cell table:formula="of:=[.B118]+[.B$1]*[.B118]" office:value-type="float" office:value="18.4884258895036" calcext:value-type="float">
            <text:p>18,49</text:p>
          </table:table-cell>
          <table:table-cell/>
          <table:table-cell table:formula="of:=[.D118]+[.E$1]" office:value-type="float" office:value="1.6" calcext:value-type="float">
            <text:p>1,6</text:p>
          </table:table-cell>
          <table:table-cell table:formula="of:=[.E118]+[.E$1]*[.E118]" office:value-type="float" office:value="4.59497298635722" calcext:value-type="float">
            <text:p>4,59</text:p>
          </table:table-cell>
          <table:table-cell/>
          <table:table-cell table:formula="of:=[.G118]+[.H$1]" office:value-type="float" office:value="0.16" calcext:value-type="float">
            <text:p>0,16</text:p>
          </table:table-cell>
          <table:table-cell table:formula="of:=[.H118]+[.H$1]*[.H118]" office:value-type="float" office:value="1.1725786449237" calcext:value-type="float">
            <text:p>1,17</text:p>
          </table:table-cell>
          <table:table-cell table:number-columns-repeated="1016"/>
        </table:table-row>
        <table:table-row table:style-name="ro1">
          <table:table-cell table:formula="of:=[.A119]+[.B$1]" office:value-type="float" office:value="3.4" calcext:value-type="float">
            <text:p>3,4</text:p>
          </table:table-cell>
          <table:table-cell table:formula="of:=[.B119]+[.B$1]*[.B119]" office:value-type="float" office:value="22.1861110674044" calcext:value-type="float">
            <text:p>22,19</text:p>
          </table:table-cell>
          <table:table-cell/>
          <table:table-cell table:formula="of:=[.D119]+[.E$1]" office:value-type="float" office:value="1.7" calcext:value-type="float">
            <text:p>1,7</text:p>
          </table:table-cell>
          <table:table-cell table:formula="of:=[.E119]+[.E$1]*[.E119]" office:value-type="float" office:value="5.05447028499294" calcext:value-type="float">
            <text:p>5,05</text:p>
          </table:table-cell>
          <table:table-cell/>
          <table:table-cell table:formula="of:=[.G119]+[.H$1]" office:value-type="float" office:value="0.17" calcext:value-type="float">
            <text:p>0,17</text:p>
          </table:table-cell>
          <table:table-cell table:formula="of:=[.H119]+[.H$1]*[.H119]" office:value-type="float" office:value="1.18430443137294" calcext:value-type="float">
            <text:p>1,18</text:p>
          </table:table-cell>
          <table:table-cell table:number-columns-repeated="1016"/>
        </table:table-row>
        <table:table-row table:style-name="ro1">
          <table:table-cell table:formula="of:=[.A120]+[.B$1]" office:value-type="float" office:value="3.6" calcext:value-type="float">
            <text:p>3,6</text:p>
          </table:table-cell>
          <table:table-cell table:formula="of:=[.B120]+[.B$1]*[.B120]" office:value-type="float" office:value="26.6233332808852" calcext:value-type="float">
            <text:p>26,62</text:p>
          </table:table-cell>
          <table:table-cell/>
          <table:table-cell table:formula="of:=[.D120]+[.E$1]" office:value-type="float" office:value="1.8" calcext:value-type="float">
            <text:p>1,8</text:p>
          </table:table-cell>
          <table:table-cell table:formula="of:=[.E120]+[.E$1]*[.E120]" office:value-type="float" office:value="5.55991731349223" calcext:value-type="float">
            <text:p>5,56</text:p>
          </table:table-cell>
          <table:table-cell/>
          <table:table-cell table:formula="of:=[.G120]+[.H$1]" office:value-type="float" office:value="0.18" calcext:value-type="float">
            <text:p>0,18</text:p>
          </table:table-cell>
          <table:table-cell table:formula="of:=[.H120]+[.H$1]*[.H120]" office:value-type="float" office:value="1.19614747568666" calcext:value-type="float">
            <text:p>1,2</text:p>
          </table:table-cell>
          <table:table-cell table:number-columns-repeated="1016"/>
        </table:table-row>
        <table:table-row table:style-name="ro1">
          <table:table-cell table:formula="of:=[.A121]+[.B$1]" office:value-type="float" office:value="3.8" calcext:value-type="float">
            <text:p>3,8</text:p>
          </table:table-cell>
          <table:table-cell table:formula="of:=[.B121]+[.B$1]*[.B121]" office:value-type="float" office:value="31.9479999370623" calcext:value-type="float">
            <text:p>31,95</text:p>
          </table:table-cell>
          <table:table-cell/>
          <table:table-cell table:formula="of:=[.D121]+[.E$1]" office:value-type="float" office:value="1.9" calcext:value-type="float">
            <text:p>1,9</text:p>
          </table:table-cell>
          <table:table-cell table:formula="of:=[.E121]+[.E$1]*[.E121]" office:value-type="float" office:value="6.11590904484146" calcext:value-type="float">
            <text:p>6,12</text:p>
          </table:table-cell>
          <table:table-cell/>
          <table:table-cell table:formula="of:=[.G121]+[.H$1]" office:value-type="float" office:value="0.19" calcext:value-type="float">
            <text:p>0,19</text:p>
          </table:table-cell>
          <table:table-cell table:formula="of:=[.H121]+[.H$1]*[.H121]" office:value-type="float" office:value="1.20810895044353" calcext:value-type="float">
            <text:p>1,21</text:p>
          </table:table-cell>
          <table:table-cell table:number-columns-repeated="1016"/>
        </table:table-row>
        <table:table-row table:style-name="ro1">
          <table:table-cell table:formula="of:=[.A122]+[.B$1]" office:value-type="float" office:value="4" calcext:value-type="float">
            <text:p>4</text:p>
          </table:table-cell>
          <table:table-cell table:formula="of:=[.B122]+[.B$1]*[.B122]" office:value-type="float" office:value="38.3375999244747" calcext:value-type="float">
            <text:p>38,34</text:p>
          </table:table-cell>
          <table:table-cell/>
          <table:table-cell table:formula="of:=[.D122]+[.E$1]" office:value-type="float" office:value="2" calcext:value-type="float">
            <text:p>2</text:p>
          </table:table-cell>
          <table:table-cell table:formula="of:=[.E122]+[.E$1]*[.E122]" office:value-type="float" office:value="6.7274999493256" calcext:value-type="float">
            <text:p>6,73</text:p>
          </table:table-cell>
          <table:table-cell/>
          <table:table-cell table:formula="of:=[.G122]+[.H$1]" office:value-type="float" office:value="0.2" calcext:value-type="float">
            <text:p>0,2</text:p>
          </table:table-cell>
          <table:table-cell table:formula="of:=[.H122]+[.H$1]*[.H122]" office:value-type="float" office:value="1.22019003994797" calcext:value-type="float">
            <text:p>1,22</text:p>
          </table:table-cell>
          <table:table-cell table:number-columns-repeated="1016"/>
        </table:table-row>
        <table:table-row table:style-name="ro1">
          <table:table-cell table:formula="of:=[.A123]+[.B$1]" office:value-type="float" office:value="4.2" calcext:value-type="float">
            <text:p>4,2</text:p>
          </table:table-cell>
          <table:table-cell table:formula="of:=[.B123]+[.B$1]*[.B123]" office:value-type="float" office:value="46.0051199093697" calcext:value-type="float">
            <text:p>46,01</text:p>
          </table:table-cell>
          <table:table-cell/>
          <table:table-cell table:formula="of:=[.D123]+[.E$1]" office:value-type="float" office:value="2.1" calcext:value-type="float">
            <text:p>2,1</text:p>
          </table:table-cell>
          <table:table-cell table:formula="of:=[.E123]+[.E$1]*[.E123]" office:value-type="float" office:value="7.40024994425816" calcext:value-type="float">
            <text:p>7,4</text:p>
          </table:table-cell>
          <table:table-cell/>
          <table:table-cell table:formula="of:=[.G123]+[.H$1]" office:value-type="float" office:value="0.21" calcext:value-type="float">
            <text:p>0,21</text:p>
          </table:table-cell>
          <table:table-cell table:formula="of:=[.H123]+[.H$1]*[.H123]" office:value-type="float" office:value="1.23239194034745" calcext:value-type="float">
            <text:p>1,23</text:p>
          </table:table-cell>
          <table:table-cell table:number-columns-repeated="1016"/>
        </table:table-row>
        <table:table-row table:style-name="ro1">
          <table:table-cell table:formula="of:=[.A124]+[.B$1]" office:value-type="float" office:value="4.4" calcext:value-type="float">
            <text:p>4,4</text:p>
          </table:table-cell>
          <table:table-cell table:formula="of:=[.B124]+[.B$1]*[.B124]" office:value-type="float" office:value="55.2061438912436" calcext:value-type="float">
            <text:p>55,21</text:p>
          </table:table-cell>
          <table:table-cell/>
          <table:table-cell table:formula="of:=[.D124]+[.E$1]" office:value-type="float" office:value="2.2" calcext:value-type="float">
            <text:p>2,2</text:p>
          </table:table-cell>
          <table:table-cell table:formula="of:=[.E124]+[.E$1]*[.E124]" office:value-type="float" office:value="8.14027493868398" calcext:value-type="float">
            <text:p>8,14</text:p>
          </table:table-cell>
          <table:table-cell/>
          <table:table-cell table:formula="of:=[.G124]+[.H$1]" office:value-type="float" office:value="0.22" calcext:value-type="float">
            <text:p>0,22</text:p>
          </table:table-cell>
          <table:table-cell table:formula="of:=[.H124]+[.H$1]*[.H124]" office:value-type="float" office:value="1.24471585975092" calcext:value-type="float">
            <text:p>1,24</text:p>
          </table:table-cell>
          <table:table-cell table:number-columns-repeated="1016"/>
        </table:table-row>
        <table:table-row table:style-name="ro1">
          <table:table-cell table:formula="of:=[.A125]+[.B$1]" office:value-type="float" office:value="4.6" calcext:value-type="float">
            <text:p>4,6</text:p>
          </table:table-cell>
          <table:table-cell table:formula="of:=[.B125]+[.B$1]*[.B125]" office:value-type="float" office:value="66.2473726694924" calcext:value-type="float">
            <text:p>66,25</text:p>
          </table:table-cell>
          <table:table-cell/>
          <table:table-cell table:formula="of:=[.D125]+[.E$1]" office:value-type="float" office:value="2.3" calcext:value-type="float">
            <text:p>2,3</text:p>
          </table:table-cell>
          <table:table-cell table:formula="of:=[.E125]+[.E$1]*[.E125]" office:value-type="float" office:value="8.95430243255237" calcext:value-type="float">
            <text:p>8,95</text:p>
          </table:table-cell>
          <table:table-cell/>
          <table:table-cell table:formula="of:=[.G125]+[.H$1]" office:value-type="float" office:value="0.23" calcext:value-type="float">
            <text:p>0,23</text:p>
          </table:table-cell>
          <table:table-cell table:formula="of:=[.H125]+[.H$1]*[.H125]" office:value-type="float" office:value="1.25716301834843" calcext:value-type="float">
            <text:p>1,26</text:p>
          </table:table-cell>
          <table:table-cell table:number-columns-repeated="1016"/>
        </table:table-row>
        <table:table-row table:style-name="ro1">
          <table:table-cell table:formula="of:=[.A126]+[.B$1]" office:value-type="float" office:value="4.8" calcext:value-type="float">
            <text:p>4,8</text:p>
          </table:table-cell>
          <table:table-cell table:formula="of:=[.B126]+[.B$1]*[.B126]" office:value-type="float" office:value="79.4968472033908" calcext:value-type="float">
            <text:p>79,5</text:p>
          </table:table-cell>
          <table:table-cell/>
          <table:table-cell table:formula="of:=[.D126]+[.E$1]" office:value-type="float" office:value="2.4" calcext:value-type="float">
            <text:p>2,4</text:p>
          </table:table-cell>
          <table:table-cell table:formula="of:=[.E126]+[.E$1]*[.E126]" office:value-type="float" office:value="9.84973267580761" calcext:value-type="float">
            <text:p>9,85</text:p>
          </table:table-cell>
          <table:table-cell/>
          <table:table-cell table:formula="of:=[.G126]+[.H$1]" office:value-type="float" office:value="0.24" calcext:value-type="float">
            <text:p>0,24</text:p>
          </table:table-cell>
          <table:table-cell table:formula="of:=[.H126]+[.H$1]*[.H126]" office:value-type="float" office:value="1.26973464853191" calcext:value-type="float">
            <text:p>1,27</text:p>
          </table:table-cell>
          <table:table-cell table:number-columns-repeated="1016"/>
        </table:table-row>
        <table:table-row table:style-name="ro1">
          <table:table-cell table:formula="of:=[.A127]+[.B$1]" office:value-type="float" office:value="5" calcext:value-type="float">
            <text:p>5</text:p>
          </table:table-cell>
          <table:table-cell table:formula="of:=[.B127]+[.B$1]*[.B127]" office:value-type="float" office:value="95.396216644069" calcext:value-type="float">
            <text:p>95,4</text:p>
          </table:table-cell>
          <table:table-cell/>
          <table:table-cell table:formula="of:=[.D127]+[.E$1]" office:value-type="float" office:value="2.5" calcext:value-type="float">
            <text:p>2,5</text:p>
          </table:table-cell>
          <table:table-cell table:formula="of:=[.E127]+[.E$1]*[.E127]" office:value-type="float" office:value="10.8347059433884" calcext:value-type="float">
            <text:p>10,83</text:p>
          </table:table-cell>
          <table:table-cell/>
          <table:table-cell table:formula="of:=[.G127]+[.H$1]" office:value-type="float" office:value="0.25" calcext:value-type="float">
            <text:p>0,25</text:p>
          </table:table-cell>
          <table:table-cell table:formula="of:=[.H127]+[.H$1]*[.H127]" office:value-type="float" office:value="1.28243199501723" calcext:value-type="float">
            <text:p>1,28</text:p>
          </table:table-cell>
          <table:table-cell table:number-columns-repeated="1016"/>
        </table:table-row>
        <table:table-row table:style-name="ro1">
          <table:table-cell table:formula="of:=[.A128]+[.B$1]" office:value-type="float" office:value="5.2" calcext:value-type="float">
            <text:p>5,2</text:p>
          </table:table-cell>
          <table:table-cell table:formula="of:=[.B128]+[.B$1]*[.B128]" office:value-type="float" office:value="114.475459972883" calcext:value-type="float">
            <text:p>114,48</text:p>
          </table:table-cell>
          <table:table-cell/>
          <table:table-cell table:formula="of:=[.D128]+[.E$1]" office:value-type="float" office:value="2.6" calcext:value-type="float">
            <text:p>2,6</text:p>
          </table:table-cell>
          <table:table-cell table:formula="of:=[.E128]+[.E$1]*[.E128]" office:value-type="float" office:value="11.9181765377272" calcext:value-type="float">
            <text:p>11,92</text:p>
          </table:table-cell>
          <table:table-cell/>
          <table:table-cell table:formula="of:=[.G128]+[.H$1]" office:value-type="float" office:value="0.26" calcext:value-type="float">
            <text:p>0,26</text:p>
          </table:table-cell>
          <table:table-cell table:formula="of:=[.H128]+[.H$1]*[.H128]" office:value-type="float" office:value="1.29525631496741" calcext:value-type="float">
            <text:p>1,3</text:p>
          </table:table-cell>
          <table:table-cell table:number-columns-repeated="1016"/>
        </table:table-row>
        <table:table-row table:style-name="ro1">
          <table:table-cell table:formula="of:=[.A129]+[.B$1]" office:value-type="float" office:value="5.4" calcext:value-type="float">
            <text:p>5,4</text:p>
          </table:table-cell>
          <table:table-cell table:formula="of:=[.B129]+[.B$1]*[.B129]" office:value-type="float" office:value="137.370551967459" calcext:value-type="float">
            <text:p>137,37</text:p>
          </table:table-cell>
          <table:table-cell/>
          <table:table-cell table:formula="of:=[.D129]+[.E$1]" office:value-type="float" office:value="2.7" calcext:value-type="float">
            <text:p>2,7</text:p>
          </table:table-cell>
          <table:table-cell table:formula="of:=[.E129]+[.E$1]*[.E129]" office:value-type="float" office:value="13.1099941914999" calcext:value-type="float">
            <text:p>13,11</text:p>
          </table:table-cell>
          <table:table-cell/>
          <table:table-cell table:formula="of:=[.G129]+[.H$1]" office:value-type="float" office:value="0.27" calcext:value-type="float">
            <text:p>0,27</text:p>
          </table:table-cell>
          <table:table-cell table:formula="of:=[.H129]+[.H$1]*[.H129]" office:value-type="float" office:value="1.30820887811708" calcext:value-type="float">
            <text:p>1,31</text:p>
          </table:table-cell>
          <table:table-cell table:number-columns-repeated="1016"/>
        </table:table-row>
        <table:table-row table:style-name="ro1">
          <table:table-cell table:formula="of:=[.A130]+[.B$1]" office:value-type="float" office:value="5.6" calcext:value-type="float">
            <text:p>5,6</text:p>
          </table:table-cell>
          <table:table-cell table:formula="of:=[.B130]+[.B$1]*[.B130]" office:value-type="float" office:value="164.844662360951" calcext:value-type="float">
            <text:p>164,84</text:p>
          </table:table-cell>
          <table:table-cell/>
          <table:table-cell table:formula="of:=[.D130]+[.E$1]" office:value-type="float" office:value="2.8" calcext:value-type="float">
            <text:p>2,8</text:p>
          </table:table-cell>
          <table:table-cell table:formula="of:=[.E130]+[.E$1]*[.E130]" office:value-type="float" office:value="14.4209936106499" calcext:value-type="float">
            <text:p>14,42</text:p>
          </table:table-cell>
          <table:table-cell/>
          <table:table-cell table:formula="of:=[.G130]+[.H$1]" office:value-type="float" office:value="0.28" calcext:value-type="float">
            <text:p>0,28</text:p>
          </table:table-cell>
          <table:table-cell table:formula="of:=[.H130]+[.H$1]*[.H130]" office:value-type="float" office:value="1.32129096689825" calcext:value-type="float">
            <text:p>1,32</text:p>
          </table:table-cell>
          <table:table-cell table:number-columns-repeated="1016"/>
        </table:table-row>
        <table:table-row table:style-name="ro1">
          <table:table-cell table:formula="of:=[.A131]+[.B$1]" office:value-type="float" office:value="5.8" calcext:value-type="float">
            <text:p>5,8</text:p>
          </table:table-cell>
          <table:table-cell table:formula="of:=[.B131]+[.B$1]*[.B131]" office:value-type="float" office:value="197.813594833142" calcext:value-type="float">
            <text:p>197,81</text:p>
          </table:table-cell>
          <table:table-cell/>
          <table:table-cell table:formula="of:=[.D131]+[.E$1]" office:value-type="float" office:value="2.9" calcext:value-type="float">
            <text:p>2,9</text:p>
          </table:table-cell>
          <table:table-cell table:formula="of:=[.E131]+[.E$1]*[.E131]" office:value-type="float" office:value="15.8630929717149" calcext:value-type="float">
            <text:p>15,86</text:p>
          </table:table-cell>
          <table:table-cell/>
          <table:table-cell table:formula="of:=[.G131]+[.H$1]" office:value-type="float" office:value="0.29" calcext:value-type="float">
            <text:p>0,29</text:p>
          </table:table-cell>
          <table:table-cell table:formula="of:=[.H131]+[.H$1]*[.H131]" office:value-type="float" office:value="1.33450387656723" calcext:value-type="float">
            <text:p>1,33</text:p>
          </table:table-cell>
          <table:table-cell table:number-columns-repeated="1016"/>
        </table:table-row>
        <table:table-row table:style-name="ro1">
          <table:table-cell table:formula="of:=[.A132]+[.B$1]" office:value-type="float" office:value="6" calcext:value-type="float">
            <text:p>6</text:p>
          </table:table-cell>
          <table:table-cell table:formula="of:=[.B132]+[.B$1]*[.B132]" office:value-type="float" office:value="237.37631379977" calcext:value-type="float">
            <text:p>237,38</text:p>
          </table:table-cell>
          <table:table-cell/>
          <table:table-cell table:formula="of:=[.D132]+[.E$1]" office:value-type="float" office:value="3" calcext:value-type="float">
            <text:p>3</text:p>
          </table:table-cell>
          <table:table-cell table:formula="of:=[.E132]+[.E$1]*[.E132]" office:value-type="float" office:value="17.4494022688864" calcext:value-type="float">
            <text:p>17,45</text:p>
          </table:table-cell>
          <table:table-cell/>
          <table:table-cell table:formula="of:=[.G132]+[.H$1]" office:value-type="float" office:value="0.3" calcext:value-type="float">
            <text:p>0,3</text:p>
          </table:table-cell>
          <table:table-cell table:formula="of:=[.H132]+[.H$1]*[.H132]" office:value-type="float" office:value="1.34784891533291" calcext:value-type="float">
            <text:p>1,35</text:p>
          </table:table-cell>
          <table:table-cell table:number-columns-repeated="1016"/>
        </table:table-row>
        <table:table-row table:style-name="ro1">
          <table:table-cell table:formula="of:=[.A133]+[.B$1]" office:value-type="float" office:value="6.2" calcext:value-type="float">
            <text:p>6,2</text:p>
          </table:table-cell>
          <table:table-cell table:formula="of:=[.B133]+[.B$1]*[.B133]" office:value-type="float" office:value="284.851576559724" calcext:value-type="float">
            <text:p>284,85</text:p>
          </table:table-cell>
          <table:table-cell/>
          <table:table-cell table:formula="of:=[.D133]+[.E$1]" office:value-type="float" office:value="3.1" calcext:value-type="float">
            <text:p>3,1</text:p>
          </table:table-cell>
          <table:table-cell table:formula="of:=[.E133]+[.E$1]*[.E133]" office:value-type="float" office:value="19.1943424957751" calcext:value-type="float">
            <text:p>19,19</text:p>
          </table:table-cell>
          <table:table-cell/>
          <table:table-cell table:formula="of:=[.G133]+[.H$1]" office:value-type="float" office:value="0.31" calcext:value-type="float">
            <text:p>0,31</text:p>
          </table:table-cell>
          <table:table-cell table:formula="of:=[.H133]+[.H$1]*[.H133]" office:value-type="float" office:value="1.36132740448623" calcext:value-type="float">
            <text:p>1,36</text:p>
          </table:table-cell>
          <table:table-cell table:number-columns-repeated="1016"/>
        </table:table-row>
        <table:table-row table:style-name="ro1">
          <table:table-cell table:formula="of:=[.A134]+[.B$1]" office:value-type="float" office:value="6.4" calcext:value-type="float">
            <text:p>6,4</text:p>
          </table:table-cell>
          <table:table-cell table:formula="of:=[.B134]+[.B$1]*[.B134]" office:value-type="float" office:value="341.821891871669" calcext:value-type="float">
            <text:p>341,82</text:p>
          </table:table-cell>
          <table:table-cell/>
          <table:table-cell table:formula="of:=[.D134]+[.E$1]" office:value-type="float" office:value="3.2" calcext:value-type="float">
            <text:p>3,2</text:p>
          </table:table-cell>
          <table:table-cell table:formula="of:=[.E134]+[.E$1]*[.E134]" office:value-type="float" office:value="21.1137767453526" calcext:value-type="float">
            <text:p>21,11</text:p>
          </table:table-cell>
          <table:table-cell/>
          <table:table-cell table:formula="of:=[.G134]+[.H$1]" office:value-type="float" office:value="0.32" calcext:value-type="float">
            <text:p>0,32</text:p>
          </table:table-cell>
          <table:table-cell table:formula="of:=[.H134]+[.H$1]*[.H134]" office:value-type="float" office:value="1.3749406785311" calcext:value-type="float">
            <text:p>1,37</text:p>
          </table:table-cell>
          <table:table-cell table:number-columns-repeated="1016"/>
        </table:table-row>
        <table:table-row table:style-name="ro1">
          <table:table-cell table:formula="of:=[.A135]+[.B$1]" office:value-type="float" office:value="6.6" calcext:value-type="float">
            <text:p>6,6</text:p>
          </table:table-cell>
          <table:table-cell table:formula="of:=[.B135]+[.B$1]*[.B135]" office:value-type="float" office:value="410.186270246002" calcext:value-type="float">
            <text:p>410,19</text:p>
          </table:table-cell>
          <table:table-cell/>
          <table:table-cell table:formula="of:=[.D135]+[.E$1]" office:value-type="float" office:value="3.3" calcext:value-type="float">
            <text:p>3,3</text:p>
          </table:table-cell>
          <table:table-cell table:formula="of:=[.E135]+[.E$1]*[.E135]" office:value-type="float" office:value="23.2251544198878" calcext:value-type="float">
            <text:p>23,23</text:p>
          </table:table-cell>
          <table:table-cell/>
          <table:table-cell table:formula="of:=[.G135]+[.H$1]" office:value-type="float" office:value="0.33" calcext:value-type="float">
            <text:p>0,33</text:p>
          </table:table-cell>
          <table:table-cell table:formula="of:=[.H135]+[.H$1]*[.H135]" office:value-type="float" office:value="1.38869008531641" calcext:value-type="float">
            <text:p>1,39</text:p>
          </table:table-cell>
          <table:table-cell table:number-columns-repeated="1016"/>
        </table:table-row>
        <table:table-row table:style-name="ro1">
          <table:table-cell table:formula="of:=[.A136]+[.B$1]" office:value-type="float" office:value="6.8" calcext:value-type="float">
            <text:p>6,8</text:p>
          </table:table-cell>
          <table:table-cell table:formula="of:=[.B136]+[.B$1]*[.B136]" office:value-type="float" office:value="492.223524295203" calcext:value-type="float">
            <text:p>492,22</text:p>
          </table:table-cell>
          <table:table-cell/>
          <table:table-cell table:formula="of:=[.D136]+[.E$1]" office:value-type="float" office:value="3.4" calcext:value-type="float">
            <text:p>3,4</text:p>
          </table:table-cell>
          <table:table-cell table:formula="of:=[.E136]+[.E$1]*[.E136]" office:value-type="float" office:value="25.5476698618766" calcext:value-type="float">
            <text:p>25,55</text:p>
          </table:table-cell>
          <table:table-cell/>
          <table:table-cell table:formula="of:=[.G136]+[.H$1]" office:value-type="float" office:value="0.34" calcext:value-type="float">
            <text:p>0,34</text:p>
          </table:table-cell>
          <table:table-cell table:formula="of:=[.H136]+[.H$1]*[.H136]" office:value-type="float" office:value="1.40257698616957" calcext:value-type="float">
            <text:p>1,4</text:p>
          </table:table-cell>
          <table:table-cell table:number-columns-repeated="1016"/>
        </table:table-row>
        <table:table-row table:style-name="ro1">
          <table:table-cell table:formula="of:=[.A137]+[.B$1]" office:value-type="float" office:value="7" calcext:value-type="float">
            <text:p>7</text:p>
          </table:table-cell>
          <table:table-cell table:formula="of:=[.B137]+[.B$1]*[.B137]" office:value-type="float" office:value="590.668229154243" calcext:value-type="float">
            <text:p>590,67</text:p>
          </table:table-cell>
          <table:table-cell/>
          <table:table-cell table:formula="of:=[.D137]+[.E$1]" office:value-type="float" office:value="3.5" calcext:value-type="float">
            <text:p>3,5</text:p>
          </table:table-cell>
          <table:table-cell table:formula="of:=[.E137]+[.E$1]*[.E137]" office:value-type="float" office:value="28.1024368480643" calcext:value-type="float">
            <text:p>28,1</text:p>
          </table:table-cell>
          <table:table-cell/>
          <table:table-cell table:formula="of:=[.G137]+[.H$1]" office:value-type="float" office:value="0.35" calcext:value-type="float">
            <text:p>0,35</text:p>
          </table:table-cell>
          <table:table-cell table:formula="of:=[.H137]+[.H$1]*[.H137]" office:value-type="float" office:value="1.41660275603127" calcext:value-type="float">
            <text:p>1,42</text:p>
          </table:table-cell>
          <table:table-cell table:number-columns-repeated="1016"/>
        </table:table-row>
        <table:table-row table:style-name="ro1">
          <table:table-cell table:formula="of:=[.A138]+[.B$1]" office:value-type="float" office:value="7.2" calcext:value-type="float">
            <text:p>7,2</text:p>
          </table:table-cell>
          <table:table-cell table:formula="of:=[.B138]+[.B$1]*[.B138]" office:value-type="float" office:value="708.801874985092" calcext:value-type="float">
            <text:p>708,8</text:p>
          </table:table-cell>
          <table:table-cell/>
          <table:table-cell table:formula="of:=[.D138]+[.E$1]" office:value-type="float" office:value="3.6" calcext:value-type="float">
            <text:p>3,6</text:p>
          </table:table-cell>
          <table:table-cell table:formula="of:=[.E138]+[.E$1]*[.E138]" office:value-type="float" office:value="30.9126805328707" calcext:value-type="float">
            <text:p>30,91</text:p>
          </table:table-cell>
          <table:table-cell/>
          <table:table-cell table:formula="of:=[.G138]+[.H$1]" office:value-type="float" office:value="0.36" calcext:value-type="float">
            <text:p>0,36</text:p>
          </table:table-cell>
          <table:table-cell table:formula="of:=[.H138]+[.H$1]*[.H138]" office:value-type="float" office:value="1.43076878359158" calcext:value-type="float">
            <text:p>1,43</text:p>
          </table:table-cell>
          <table:table-cell table:number-columns-repeated="1016"/>
        </table:table-row>
        <table:table-row table:style-name="ro1">
          <table:table-cell table:formula="of:=[.A139]+[.B$1]" office:value-type="float" office:value="7.4" calcext:value-type="float">
            <text:p>7,4</text:p>
          </table:table-cell>
          <table:table-cell table:formula="of:=[.B139]+[.B$1]*[.B139]" office:value-type="float" office:value="850.56224998211" calcext:value-type="float">
            <text:p>850,56</text:p>
          </table:table-cell>
          <table:table-cell/>
          <table:table-cell table:formula="of:=[.D139]+[.E$1]" office:value-type="float" office:value="3.7" calcext:value-type="float">
            <text:p>3,7</text:p>
          </table:table-cell>
          <table:table-cell table:formula="of:=[.E139]+[.E$1]*[.E139]" office:value-type="float" office:value="34.0039485861577" calcext:value-type="float">
            <text:p>34</text:p>
          </table:table-cell>
          <table:table-cell/>
          <table:table-cell table:formula="of:=[.G139]+[.H$1]" office:value-type="float" office:value="0.37" calcext:value-type="float">
            <text:p>0,37</text:p>
          </table:table-cell>
          <table:table-cell table:formula="of:=[.H139]+[.H$1]*[.H139]" office:value-type="float" office:value="1.4450764714275" calcext:value-type="float">
            <text:p>1,45</text:p>
          </table:table-cell>
          <table:table-cell table:number-columns-repeated="1016"/>
        </table:table-row>
        <table:table-row table:style-name="ro1">
          <table:table-cell table:formula="of:=[.A140]+[.B$1]" office:value-type="float" office:value="7.6" calcext:value-type="float">
            <text:p>7,6</text:p>
          </table:table-cell>
          <table:table-cell table:formula="of:=[.B140]+[.B$1]*[.B140]" office:value-type="float" office:value="1020.67469997853" calcext:value-type="float">
            <text:p>1020,67</text:p>
          </table:table-cell>
          <table:table-cell/>
          <table:table-cell table:formula="of:=[.D140]+[.E$1]" office:value-type="float" office:value="3.8" calcext:value-type="float">
            <text:p>3,8</text:p>
          </table:table-cell>
          <table:table-cell table:formula="of:=[.E140]+[.E$1]*[.E140]" office:value-type="float" office:value="37.4043434447735" calcext:value-type="float">
            <text:p>37,4</text:p>
          </table:table-cell>
          <table:table-cell/>
          <table:table-cell table:formula="of:=[.G140]+[.H$1]" office:value-type="float" office:value="0.38" calcext:value-type="float">
            <text:p>0,38</text:p>
          </table:table-cell>
          <table:table-cell table:formula="of:=[.H140]+[.H$1]*[.H140]" office:value-type="float" office:value="1.45952723614177" calcext:value-type="float">
            <text:p>1,46</text:p>
          </table:table-cell>
          <table:table-cell table:number-columns-repeated="1016"/>
        </table:table-row>
        <table:table-row table:style-name="ro1">
          <table:table-cell table:formula="of:=[.A141]+[.B$1]" office:value-type="float" office:value="7.8" calcext:value-type="float">
            <text:p>7,8</text:p>
          </table:table-cell>
          <table:table-cell table:formula="of:=[.B141]+[.B$1]*[.B141]" office:value-type="float" office:value="1224.80963997424" calcext:value-type="float">
            <text:p>1224,81</text:p>
          </table:table-cell>
          <table:table-cell/>
          <table:table-cell table:formula="of:=[.D141]+[.E$1]" office:value-type="float" office:value="3.9" calcext:value-type="float">
            <text:p>3,9</text:p>
          </table:table-cell>
          <table:table-cell table:formula="of:=[.E141]+[.E$1]*[.E141]" office:value-type="float" office:value="41.1447777892509" calcext:value-type="float">
            <text:p>41,14</text:p>
          </table:table-cell>
          <table:table-cell/>
          <table:table-cell table:formula="of:=[.G141]+[.H$1]" office:value-type="float" office:value="0.39" calcext:value-type="float">
            <text:p>0,39</text:p>
          </table:table-cell>
          <table:table-cell table:formula="of:=[.H141]+[.H$1]*[.H141]" office:value-type="float" office:value="1.47412250850319" calcext:value-type="float">
            <text:p>1,47</text:p>
          </table:table-cell>
          <table:table-cell table:number-columns-repeated="1016"/>
        </table:table-row>
        <table:table-row table:style-name="ro1">
          <table:table-cell table:formula="of:=[.A142]+[.B$1]" office:value-type="float" office:value="8" calcext:value-type="float">
            <text:p>8</text:p>
          </table:table-cell>
          <table:table-cell table:formula="of:=[.B142]+[.B$1]*[.B142]" office:value-type="float" office:value="1469.77156796909" calcext:value-type="float">
            <text:p>1469,77</text:p>
          </table:table-cell>
          <table:table-cell/>
          <table:table-cell table:formula="of:=[.D142]+[.E$1]" office:value-type="float" office:value="4" calcext:value-type="float">
            <text:p>4</text:p>
          </table:table-cell>
          <table:table-cell table:formula="of:=[.E142]+[.E$1]*[.E142]" office:value-type="float" office:value="45.259255568176" calcext:value-type="float">
            <text:p>45,26</text:p>
          </table:table-cell>
          <table:table-cell/>
          <table:table-cell table:formula="of:=[.G142]+[.H$1]" office:value-type="float" office:value="0.4" calcext:value-type="float">
            <text:p>0,4</text:p>
          </table:table-cell>
          <table:table-cell table:formula="of:=[.H142]+[.H$1]*[.H142]" office:value-type="float" office:value="1.48886373358822" calcext:value-type="float">
            <text:p>1,49</text:p>
          </table:table-cell>
          <table:table-cell table:number-columns-repeated="1016"/>
        </table:table-row>
        <table:table-row table:style-name="ro1">
          <table:table-cell table:formula="of:=[.A143]+[.B$1]" office:value-type="float" office:value="8.2" calcext:value-type="float">
            <text:p>8,2</text:p>
          </table:table-cell>
          <table:table-cell table:formula="of:=[.B143]+[.B$1]*[.B143]" office:value-type="float" office:value="1763.7258815629" calcext:value-type="float">
            <text:p>1763,73</text:p>
          </table:table-cell>
          <table:table-cell/>
          <table:table-cell table:formula="of:=[.D143]+[.E$1]" office:value-type="float" office:value="4.1" calcext:value-type="float">
            <text:p>4,1</text:p>
          </table:table-cell>
          <table:table-cell table:formula="of:=[.E143]+[.E$1]*[.E143]" office:value-type="float" office:value="49.7851811249936" calcext:value-type="float">
            <text:p>49,79</text:p>
          </table:table-cell>
          <table:table-cell/>
          <table:table-cell table:formula="of:=[.G143]+[.H$1]" office:value-type="float" office:value="0.41" calcext:value-type="float">
            <text:p>0,41</text:p>
          </table:table-cell>
          <table:table-cell table:formula="of:=[.H143]+[.H$1]*[.H143]" office:value-type="float" office:value="1.5037523709241" calcext:value-type="float">
            <text:p>1,5</text:p>
          </table:table-cell>
          <table:table-cell table:number-columns-repeated="1016"/>
        </table:table-row>
        <table:table-row table:style-name="ro1">
          <table:table-cell table:formula="of:=[.A144]+[.B$1]" office:value-type="float" office:value="8.4" calcext:value-type="float">
            <text:p>8,4</text:p>
          </table:table-cell>
          <table:table-cell table:formula="of:=[.B144]+[.B$1]*[.B144]" office:value-type="float" office:value="2116.47105787548" calcext:value-type="float">
            <text:p>2116,47</text:p>
          </table:table-cell>
          <table:table-cell/>
          <table:table-cell table:formula="of:=[.D144]+[.E$1]" office:value-type="float" office:value="4.2" calcext:value-type="float">
            <text:p>4,2</text:p>
          </table:table-cell>
          <table:table-cell table:formula="of:=[.E144]+[.E$1]*[.E144]" office:value-type="float" office:value="54.7636992374929" calcext:value-type="float">
            <text:p>54,76</text:p>
          </table:table-cell>
          <table:table-cell/>
          <table:table-cell table:formula="of:=[.G144]+[.H$1]" office:value-type="float" office:value="0.42" calcext:value-type="float">
            <text:p>0,42</text:p>
          </table:table-cell>
          <table:table-cell table:formula="of:=[.H144]+[.H$1]*[.H144]" office:value-type="float" office:value="1.51878989463334" calcext:value-type="float">
            <text:p>1,52</text:p>
          </table:table-cell>
          <table:table-cell table:number-columns-repeated="1016"/>
        </table:table-row>
        <table:table-row table:style-name="ro1">
          <table:table-cell table:formula="of:=[.A145]+[.B$1]" office:value-type="float" office:value="8.6" calcext:value-type="float">
            <text:p>8,6</text:p>
          </table:table-cell>
          <table:table-cell table:formula="of:=[.B145]+[.B$1]*[.B145]" office:value-type="float" office:value="2539.76526945058" calcext:value-type="float">
            <text:p>2539,77</text:p>
          </table:table-cell>
          <table:table-cell/>
          <table:table-cell table:formula="of:=[.D145]+[.E$1]" office:value-type="float" office:value="4.3" calcext:value-type="float">
            <text:p>4,3</text:p>
          </table:table-cell>
          <table:table-cell table:formula="of:=[.E145]+[.E$1]*[.E145]" office:value-type="float" office:value="60.2400691612422" calcext:value-type="float">
            <text:p>60,24</text:p>
          </table:table-cell>
          <table:table-cell/>
          <table:table-cell table:formula="of:=[.G145]+[.H$1]" office:value-type="float" office:value="0.43" calcext:value-type="float">
            <text:p>0,43</text:p>
          </table:table-cell>
          <table:table-cell table:formula="of:=[.H145]+[.H$1]*[.H145]" office:value-type="float" office:value="1.53397779357968" calcext:value-type="float">
            <text:p>1,53</text:p>
          </table:table-cell>
          <table:table-cell table:number-columns-repeated="1016"/>
        </table:table-row>
        <table:table-row table:style-name="ro1">
          <table:table-cell table:formula="of:=[.A146]+[.B$1]" office:value-type="float" office:value="8.8" calcext:value-type="float">
            <text:p>8,8</text:p>
          </table:table-cell>
          <table:table-cell table:formula="of:=[.B146]+[.B$1]*[.B146]" office:value-type="float" office:value="3047.7183233407" calcext:value-type="float">
            <text:p>3047,72</text:p>
          </table:table-cell>
          <table:table-cell/>
          <table:table-cell table:formula="of:=[.D146]+[.E$1]" office:value-type="float" office:value="4.4" calcext:value-type="float">
            <text:p>4,4</text:p>
          </table:table-cell>
          <table:table-cell table:formula="of:=[.E146]+[.E$1]*[.E146]" office:value-type="float" office:value="66.2640760773664" calcext:value-type="float">
            <text:p>66,26</text:p>
          </table:table-cell>
          <table:table-cell/>
          <table:table-cell table:formula="of:=[.G146]+[.H$1]" office:value-type="float" office:value="0.44" calcext:value-type="float">
            <text:p>0,44</text:p>
          </table:table-cell>
          <table:table-cell table:formula="of:=[.H146]+[.H$1]*[.H146]" office:value-type="float" office:value="1.54931757151547" calcext:value-type="float">
            <text:p>1,55</text:p>
          </table:table-cell>
          <table:table-cell table:number-columns-repeated="1016"/>
        </table:table-row>
        <table:table-row table:style-name="ro1">
          <table:table-cell table:formula="of:=[.A147]+[.B$1]" office:value-type="float" office:value="9" calcext:value-type="float">
            <text:p>9</text:p>
          </table:table-cell>
          <table:table-cell table:formula="of:=[.B147]+[.B$1]*[.B147]" office:value-type="float" office:value="3657.26198800884" calcext:value-type="float">
            <text:p>3657,26</text:p>
          </table:table-cell>
          <table:table-cell/>
          <table:table-cell table:formula="of:=[.D147]+[.E$1]" office:value-type="float" office:value="4.5" calcext:value-type="float">
            <text:p>4,5</text:p>
          </table:table-cell>
          <table:table-cell table:formula="of:=[.E147]+[.E$1]*[.E147]" office:value-type="float" office:value="72.8904836851031" calcext:value-type="float">
            <text:p>72,89</text:p>
          </table:table-cell>
          <table:table-cell/>
          <table:table-cell table:formula="of:=[.G147]+[.H$1]" office:value-type="float" office:value="0.45" calcext:value-type="float">
            <text:p>0,45</text:p>
          </table:table-cell>
          <table:table-cell table:formula="of:=[.H147]+[.H$1]*[.H147]" office:value-type="float" office:value="1.56481074723063" calcext:value-type="float">
            <text:p>1,56</text:p>
          </table:table-cell>
          <table:table-cell table:number-columns-repeated="1016"/>
        </table:table-row>
        <table:table-row table:style-name="ro1">
          <table:table-cell table:formula="of:=[.A148]+[.B$1]" office:value-type="float" office:value="9.2" calcext:value-type="float">
            <text:p>9,2</text:p>
          </table:table-cell>
          <table:table-cell table:formula="of:=[.B148]+[.B$1]*[.B148]" office:value-type="float" office:value="4388.71438561061" calcext:value-type="float">
            <text:p>4388,71</text:p>
          </table:table-cell>
          <table:table-cell/>
          <table:table-cell table:formula="of:=[.D148]+[.E$1]" office:value-type="float" office:value="4.6" calcext:value-type="float">
            <text:p>4,6</text:p>
          </table:table-cell>
          <table:table-cell table:formula="of:=[.E148]+[.E$1]*[.E148]" office:value-type="float" office:value="80.1795320536134" calcext:value-type="float">
            <text:p>80,18</text:p>
          </table:table-cell>
          <table:table-cell/>
          <table:table-cell table:formula="of:=[.G148]+[.H$1]" office:value-type="float" office:value="0.46" calcext:value-type="float">
            <text:p>0,46</text:p>
          </table:table-cell>
          <table:table-cell table:formula="of:=[.H148]+[.H$1]*[.H148]" office:value-type="float" office:value="1.58045885470294" calcext:value-type="float">
            <text:p>1,58</text:p>
          </table:table-cell>
          <table:table-cell table:number-columns-repeated="1016"/>
        </table:table-row>
        <table:table-row table:style-name="ro1">
          <table:table-cell table:formula="of:=[.A149]+[.B$1]" office:value-type="float" office:value="9.4" calcext:value-type="float">
            <text:p>9,4</text:p>
          </table:table-cell>
          <table:table-cell table:formula="of:=[.B149]+[.B$1]*[.B149]" office:value-type="float" office:value="5266.45726273273" calcext:value-type="float">
            <text:p>5266,46</text:p>
          </table:table-cell>
          <table:table-cell/>
          <table:table-cell table:formula="of:=[.D149]+[.E$1]" office:value-type="float" office:value="4.7" calcext:value-type="float">
            <text:p>4,7</text:p>
          </table:table-cell>
          <table:table-cell table:formula="of:=[.E149]+[.E$1]*[.E149]" office:value-type="float" office:value="88.1974852589747" calcext:value-type="float">
            <text:p>88,2</text:p>
          </table:table-cell>
          <table:table-cell/>
          <table:table-cell table:formula="of:=[.G149]+[.H$1]" office:value-type="float" office:value="0.47" calcext:value-type="float">
            <text:p>0,47</text:p>
          </table:table-cell>
          <table:table-cell table:formula="of:=[.H149]+[.H$1]*[.H149]" office:value-type="float" office:value="1.59626344324997" calcext:value-type="float">
            <text:p>1,6</text:p>
          </table:table-cell>
          <table:table-cell table:number-columns-repeated="1016"/>
        </table:table-row>
        <table:table-row table:style-name="ro1">
          <table:table-cell table:formula="of:=[.A150]+[.B$1]" office:value-type="float" office:value="9.6" calcext:value-type="float">
            <text:p>9,6</text:p>
          </table:table-cell>
          <table:table-cell table:formula="of:=[.B150]+[.B$1]*[.B150]" office:value-type="float" office:value="6319.74871527927" calcext:value-type="float">
            <text:p>6319,75</text:p>
          </table:table-cell>
          <table:table-cell/>
          <table:table-cell table:formula="of:=[.D150]+[.E$1]" office:value-type="float" office:value="4.8" calcext:value-type="float">
            <text:p>4,8</text:p>
          </table:table-cell>
          <table:table-cell table:formula="of:=[.E150]+[.E$1]*[.E150]" office:value-type="float" office:value="97.0172337848722" calcext:value-type="float">
            <text:p>97,02</text:p>
          </table:table-cell>
          <table:table-cell/>
          <table:table-cell table:formula="of:=[.G150]+[.H$1]" office:value-type="float" office:value="0.48" calcext:value-type="float">
            <text:p>0,48</text:p>
          </table:table-cell>
          <table:table-cell table:formula="of:=[.H150]+[.H$1]*[.H150]" office:value-type="float" office:value="1.61222607768246" calcext:value-type="float">
            <text:p>1,61</text:p>
          </table:table-cell>
          <table:table-cell table:number-columns-repeated="1016"/>
        </table:table-row>
        <table:table-row table:style-name="ro1">
          <table:table-cell table:formula="of:=[.A151]+[.B$1]" office:value-type="float" office:value="9.8" calcext:value-type="float">
            <text:p>9,8</text:p>
          </table:table-cell>
          <table:table-cell table:formula="of:=[.B151]+[.B$1]*[.B151]" office:value-type="float" office:value="7583.69845833513" calcext:value-type="float">
            <text:p>7583,7</text:p>
          </table:table-cell>
          <table:table-cell/>
          <table:table-cell table:formula="of:=[.D151]+[.E$1]" office:value-type="float" office:value="4.9" calcext:value-type="float">
            <text:p>4,9</text:p>
          </table:table-cell>
          <table:table-cell table:formula="of:=[.E151]+[.E$1]*[.E151]" office:value-type="float" office:value="106.718957163359" calcext:value-type="float">
            <text:p>106,72</text:p>
          </table:table-cell>
          <table:table-cell/>
          <table:table-cell table:formula="of:=[.G151]+[.H$1]" office:value-type="float" office:value="0.49" calcext:value-type="float">
            <text:p>0,49</text:p>
          </table:table-cell>
          <table:table-cell table:formula="of:=[.H151]+[.H$1]*[.H151]" office:value-type="float" office:value="1.62834833845929" calcext:value-type="float">
            <text:p>1,63</text:p>
          </table:table-cell>
          <table:table-cell table:number-columns-repeated="1016"/>
        </table:table-row>
        <table:table-row table:style-name="ro1">
          <table:table-cell table:formula="of:=[.A152]+[.B$1]" office:value-type="float" office:value="10" calcext:value-type="float">
            <text:p>10</text:p>
          </table:table-cell>
          <table:table-cell table:formula="of:=[.B152]+[.B$1]*[.B152]" office:value-type="float" office:value="9100.43815000215" calcext:value-type="float">
            <text:p>9100,44</text:p>
          </table:table-cell>
          <table:table-cell/>
          <table:table-cell table:formula="of:=[.D152]+[.E$1]" office:value-type="float" office:value="5" calcext:value-type="float">
            <text:p>5</text:p>
          </table:table-cell>
          <table:table-cell table:formula="of:=[.E152]+[.E$1]*[.E152]" office:value-type="float" office:value="117.390852879695" calcext:value-type="float">
            <text:p>117,39</text:p>
          </table:table-cell>
          <table:table-cell/>
          <table:table-cell table:formula="of:=[.G152]+[.H$1]" office:value-type="float" office:value="0.5" calcext:value-type="float">
            <text:p>0,5</text:p>
          </table:table-cell>
          <table:table-cell table:formula="of:=[.H152]+[.H$1]*[.H152]" office:value-type="float" office:value="1.64463182184388" calcext:value-type="float">
            <text:p>1,64</text:p>
          </table:table-cell>
          <table:table-cell table:number-columns-repeated="1016"/>
        </table:table-row>
        <table:table-row table:style-name="ro1">
          <table:table-cell table:formula="of:=[.A153]+[.B$1]" office:value-type="float" office:value="10.2" calcext:value-type="float">
            <text:p>10,2</text:p>
          </table:table-cell>
          <table:table-cell table:formula="of:=[.B153]+[.B$1]*[.B153]" office:value-type="float" office:value="10920.5257800026" calcext:value-type="float">
            <text:p>10920,53</text:p>
          </table:table-cell>
          <table:table-cell/>
          <table:table-cell table:formula="of:=[.D153]+[.E$1]" office:value-type="float" office:value="5.1" calcext:value-type="float">
            <text:p>5,1</text:p>
          </table:table-cell>
          <table:table-cell table:formula="of:=[.E153]+[.E$1]*[.E153]" office:value-type="float" office:value="129.129938167665" calcext:value-type="float">
            <text:p>129,13</text:p>
          </table:table-cell>
          <table:table-cell/>
          <table:table-cell table:formula="of:=[.G153]+[.H$1]" office:value-type="float" office:value="0.51" calcext:value-type="float">
            <text:p>0,51</text:p>
          </table:table-cell>
          <table:table-cell table:formula="of:=[.H153]+[.H$1]*[.H153]" office:value-type="float" office:value="1.66107814006232" calcext:value-type="float">
            <text:p>1,66</text:p>
          </table:table-cell>
          <table:table-cell table:number-columns-repeated="1016"/>
        </table:table-row>
        <table:table-row table:style-name="ro1">
          <table:table-cell table:formula="of:=[.A154]+[.B$1]" office:value-type="float" office:value="10.4" calcext:value-type="float">
            <text:p>10,4</text:p>
          </table:table-cell>
          <table:table-cell table:formula="of:=[.B154]+[.B$1]*[.B154]" office:value-type="float" office:value="13104.6309360031" calcext:value-type="float">
            <text:p>13104,63</text:p>
          </table:table-cell>
          <table:table-cell/>
          <table:table-cell table:formula="of:=[.D154]+[.E$1]" office:value-type="float" office:value="5.2" calcext:value-type="float">
            <text:p>5,2</text:p>
          </table:table-cell>
          <table:table-cell table:formula="of:=[.E154]+[.E$1]*[.E154]" office:value-type="float" office:value="142.042931984431" calcext:value-type="float">
            <text:p>142,04</text:p>
          </table:table-cell>
          <table:table-cell/>
          <table:table-cell table:formula="of:=[.G154]+[.H$1]" office:value-type="float" office:value="0.52" calcext:value-type="float">
            <text:p>0,52</text:p>
          </table:table-cell>
          <table:table-cell table:formula="of:=[.H154]+[.H$1]*[.H154]" office:value-type="float" office:value="1.67768892146294" calcext:value-type="float">
            <text:p>1,68</text:p>
          </table:table-cell>
          <table:table-cell table:number-columns-repeated="1016"/>
        </table:table-row>
        <table:table-row table:style-name="ro1">
          <table:table-cell table:formula="of:=[.A155]+[.B$1]" office:value-type="float" office:value="10.6" calcext:value-type="float">
            <text:p>10,6</text:p>
          </table:table-cell>
          <table:table-cell table:formula="of:=[.B155]+[.B$1]*[.B155]" office:value-type="float" office:value="15725.5571232037" calcext:value-type="float">
            <text:p>15725,56</text:p>
          </table:table-cell>
          <table:table-cell/>
          <table:table-cell table:formula="of:=[.D155]+[.E$1]" office:value-type="float" office:value="5.3" calcext:value-type="float">
            <text:p>5,3</text:p>
          </table:table-cell>
          <table:table-cell table:formula="of:=[.E155]+[.E$1]*[.E155]" office:value-type="float" office:value="156.247225182875" calcext:value-type="float">
            <text:p>156,25</text:p>
          </table:table-cell>
          <table:table-cell/>
          <table:table-cell table:formula="of:=[.G155]+[.H$1]" office:value-type="float" office:value="0.53" calcext:value-type="float">
            <text:p>0,53</text:p>
          </table:table-cell>
          <table:table-cell table:formula="of:=[.H155]+[.H$1]*[.H155]" office:value-type="float" office:value="1.69446581067757" calcext:value-type="float">
            <text:p>1,69</text:p>
          </table:table-cell>
          <table:table-cell table:number-columns-repeated="1016"/>
        </table:table-row>
        <table:table-row table:style-name="ro1">
          <table:table-cell table:formula="of:=[.A156]+[.B$1]" office:value-type="float" office:value="10.8" calcext:value-type="float">
            <text:p>10,8</text:p>
          </table:table-cell>
          <table:table-cell table:formula="of:=[.B156]+[.B$1]*[.B156]" office:value-type="float" office:value="18870.6685478445" calcext:value-type="float">
            <text:p>18870,67</text:p>
          </table:table-cell>
          <table:table-cell/>
          <table:table-cell table:formula="of:=[.D156]+[.E$1]" office:value-type="float" office:value="5.4" calcext:value-type="float">
            <text:p>5,4</text:p>
          </table:table-cell>
          <table:table-cell table:formula="of:=[.E156]+[.E$1]*[.E156]" office:value-type="float" office:value="171.871947701162" calcext:value-type="float">
            <text:p>171,87</text:p>
          </table:table-cell>
          <table:table-cell/>
          <table:table-cell table:formula="of:=[.G156]+[.H$1]" office:value-type="float" office:value="0.54" calcext:value-type="float">
            <text:p>0,54</text:p>
          </table:table-cell>
          <table:table-cell table:formula="of:=[.H156]+[.H$1]*[.H156]" office:value-type="float" office:value="1.71141046878435" calcext:value-type="float">
            <text:p>1,71</text:p>
          </table:table-cell>
          <table:table-cell table:number-columns-repeated="1016"/>
        </table:table-row>
        <table:table-row table:style-name="ro1">
          <table:table-cell table:formula="of:=[.A157]+[.B$1]" office:value-type="float" office:value="11" calcext:value-type="float">
            <text:p>11</text:p>
          </table:table-cell>
          <table:table-cell table:formula="of:=[.B157]+[.B$1]*[.B157]" office:value-type="float" office:value="22644.8022574134" calcext:value-type="float">
            <text:p>22644,8</text:p>
          </table:table-cell>
          <table:table-cell/>
          <table:table-cell table:formula="of:=[.D157]+[.E$1]" office:value-type="float" office:value="5.5" calcext:value-type="float">
            <text:p>5,5</text:p>
          </table:table-cell>
          <table:table-cell table:formula="of:=[.E157]+[.E$1]*[.E157]" office:value-type="float" office:value="189.059142471278" calcext:value-type="float">
            <text:p>189,06</text:p>
          </table:table-cell>
          <table:table-cell/>
          <table:table-cell table:formula="of:=[.G157]+[.H$1]" office:value-type="float" office:value="0.55" calcext:value-type="float">
            <text:p>0,55</text:p>
          </table:table-cell>
          <table:table-cell table:formula="of:=[.H157]+[.H$1]*[.H157]" office:value-type="float" office:value="1.72852457347219" calcext:value-type="float">
            <text:p>1,73</text:p>
          </table:table-cell>
          <table:table-cell table:number-columns-repeated="1016"/>
        </table:table-row>
        <table:table-row table:style-name="ro1">
          <table:table-cell table:formula="of:=[.A158]+[.B$1]" office:value-type="float" office:value="11.2" calcext:value-type="float">
            <text:p>11,2</text:p>
          </table:table-cell>
          <table:table-cell table:formula="of:=[.B158]+[.B$1]*[.B158]" office:value-type="float" office:value="27173.762708896" calcext:value-type="float">
            <text:p>27173,76</text:p>
          </table:table-cell>
          <table:table-cell/>
          <table:table-cell table:formula="of:=[.D158]+[.E$1]" office:value-type="float" office:value="5.6" calcext:value-type="float">
            <text:p>5,6</text:p>
          </table:table-cell>
          <table:table-cell table:formula="of:=[.E158]+[.E$1]*[.E158]" office:value-type="float" office:value="207.965056718406" calcext:value-type="float">
            <text:p>207,97</text:p>
          </table:table-cell>
          <table:table-cell/>
          <table:table-cell table:formula="of:=[.G158]+[.H$1]" office:value-type="float" office:value="0.56" calcext:value-type="float">
            <text:p>0,56</text:p>
          </table:table-cell>
          <table:table-cell table:formula="of:=[.H158]+[.H$1]*[.H158]" office:value-type="float" office:value="1.74580981920691" calcext:value-type="float">
            <text:p>1,75</text:p>
          </table:table-cell>
          <table:table-cell table:number-columns-repeated="1016"/>
        </table:table-row>
        <table:table-row table:style-name="ro1">
          <table:table-cell table:formula="of:=[.A159]+[.B$1]" office:value-type="float" office:value="11.4" calcext:value-type="float">
            <text:p>11,4</text:p>
          </table:table-cell>
          <table:table-cell table:formula="of:=[.B159]+[.B$1]*[.B159]" office:value-type="float" office:value="32608.5152506752" calcext:value-type="float">
            <text:p>32608,52</text:p>
          </table:table-cell>
          <table:table-cell/>
          <table:table-cell table:formula="of:=[.D159]+[.E$1]" office:value-type="float" office:value="5.7" calcext:value-type="float">
            <text:p>5,7</text:p>
          </table:table-cell>
          <table:table-cell table:formula="of:=[.E159]+[.E$1]*[.E159]" office:value-type="float" office:value="228.761562390247" calcext:value-type="float">
            <text:p>228,76</text:p>
          </table:table-cell>
          <table:table-cell/>
          <table:table-cell table:formula="of:=[.G159]+[.H$1]" office:value-type="float" office:value="0.57" calcext:value-type="float">
            <text:p>0,57</text:p>
          </table:table-cell>
          <table:table-cell table:formula="of:=[.H159]+[.H$1]*[.H159]" office:value-type="float" office:value="1.76326791739898" calcext:value-type="float">
            <text:p>1,76</text:p>
          </table:table-cell>
          <table:table-cell table:number-columns-repeated="1016"/>
        </table:table-row>
        <table:table-row table:style-name="ro1">
          <table:table-cell table:formula="of:=[.A160]+[.B$1]" office:value-type="float" office:value="11.6" calcext:value-type="float">
            <text:p>11,6</text:p>
          </table:table-cell>
          <table:table-cell table:formula="of:=[.B160]+[.B$1]*[.B160]" office:value-type="float" office:value="39130.2183008103" calcext:value-type="float">
            <text:p>39130,22</text:p>
          </table:table-cell>
          <table:table-cell/>
          <table:table-cell table:formula="of:=[.D160]+[.E$1]" office:value-type="float" office:value="5.8" calcext:value-type="float">
            <text:p>5,8</text:p>
          </table:table-cell>
          <table:table-cell table:formula="of:=[.E160]+[.E$1]*[.E160]" office:value-type="float" office:value="251.637718629271" calcext:value-type="float">
            <text:p>251,64</text:p>
          </table:table-cell>
          <table:table-cell/>
          <table:table-cell table:formula="of:=[.G160]+[.H$1]" office:value-type="float" office:value="0.58" calcext:value-type="float">
            <text:p>0,58</text:p>
          </table:table-cell>
          <table:table-cell table:formula="of:=[.H160]+[.H$1]*[.H160]" office:value-type="float" office:value="1.78090059657297" calcext:value-type="float">
            <text:p>1,78</text:p>
          </table:table-cell>
          <table:table-cell table:number-columns-repeated="1016"/>
        </table:table-row>
        <table:table-row table:style-name="ro1">
          <table:table-cell table:formula="of:=[.A161]+[.B$1]" office:value-type="float" office:value="11.8" calcext:value-type="float">
            <text:p>11,8</text:p>
          </table:table-cell>
          <table:table-cell table:formula="of:=[.B161]+[.B$1]*[.B161]" office:value-type="float" office:value="46956.2619609724" calcext:value-type="float">
            <text:p>46956,26</text:p>
          </table:table-cell>
          <table:table-cell/>
          <table:table-cell table:formula="of:=[.D161]+[.E$1]" office:value-type="float" office:value="5.9" calcext:value-type="float">
            <text:p>5,9</text:p>
          </table:table-cell>
          <table:table-cell table:formula="of:=[.E161]+[.E$1]*[.E161]" office:value-type="float" office:value="276.801490492198" calcext:value-type="float">
            <text:p>276,8</text:p>
          </table:table-cell>
          <table:table-cell/>
          <table:table-cell table:formula="of:=[.G161]+[.H$1]" office:value-type="float" office:value="0.59" calcext:value-type="float">
            <text:p>0,59</text:p>
          </table:table-cell>
          <table:table-cell table:formula="of:=[.H161]+[.H$1]*[.H161]" office:value-type="float" office:value="1.7987096025387" calcext:value-type="float">
            <text:p>1,8</text:p>
          </table:table-cell>
          <table:table-cell table:number-columns-repeated="1016"/>
        </table:table-row>
        <table:table-row table:style-name="ro1">
          <table:table-cell table:formula="of:=[.A162]+[.B$1]" office:value-type="float" office:value="12" calcext:value-type="float">
            <text:p>12</text:p>
          </table:table-cell>
          <table:table-cell table:formula="of:=[.B162]+[.B$1]*[.B162]" office:value-type="float" office:value="56347.5143531668" calcext:value-type="float">
            <text:p>56347,51</text:p>
          </table:table-cell>
          <table:table-cell/>
          <table:table-cell table:formula="of:=[.D162]+[.E$1]" office:value-type="float" office:value="6" calcext:value-type="float">
            <text:p>6</text:p>
          </table:table-cell>
          <table:table-cell table:formula="of:=[.E162]+[.E$1]*[.E162]" office:value-type="float" office:value="304.481639541418" calcext:value-type="float">
            <text:p>304,48</text:p>
          </table:table-cell>
          <table:table-cell/>
          <table:table-cell table:formula="of:=[.G162]+[.H$1]" office:value-type="float" office:value="0.6" calcext:value-type="float">
            <text:p>0,6</text:p>
          </table:table-cell>
          <table:table-cell table:formula="of:=[.H162]+[.H$1]*[.H162]" office:value-type="float" office:value="1.81669669856409" calcext:value-type="float">
            <text:p>1,82</text:p>
          </table:table-cell>
          <table:table-cell table:number-columns-repeated="1016"/>
        </table:table-row>
        <table:table-row table:style-name="ro1">
          <table:table-cell table:formula="of:=[.A163]+[.B$1]" office:value-type="float" office:value="12.2" calcext:value-type="float">
            <text:p>12,2</text:p>
          </table:table-cell>
          <table:table-cell table:formula="of:=[.B163]+[.B$1]*[.B163]" office:value-type="float" office:value="67617.0172238002" calcext:value-type="float">
            <text:p>67617,02</text:p>
          </table:table-cell>
          <table:table-cell/>
          <table:table-cell table:formula="of:=[.D163]+[.E$1]" office:value-type="float" office:value="6.09999999999999" calcext:value-type="float">
            <text:p>6,1</text:p>
          </table:table-cell>
          <table:table-cell table:formula="of:=[.E163]+[.E$1]*[.E163]" office:value-type="float" office:value="334.92980349556" calcext:value-type="float">
            <text:p>334,93</text:p>
          </table:table-cell>
          <table:table-cell/>
          <table:table-cell table:formula="of:=[.G163]+[.H$1]" office:value-type="float" office:value="0.61" calcext:value-type="float">
            <text:p>0,61</text:p>
          </table:table-cell>
          <table:table-cell table:formula="of:=[.H163]+[.H$1]*[.H163]" office:value-type="float" office:value="1.83486366554973" calcext:value-type="float">
            <text:p>1,83</text:p>
          </table:table-cell>
          <table:table-cell table:number-columns-repeated="1016"/>
        </table:table-row>
        <table:table-row table:style-name="ro1">
          <table:table-cell table:formula="of:=[.A164]+[.B$1]" office:value-type="float" office:value="12.4" calcext:value-type="float">
            <text:p>12,4</text:p>
          </table:table-cell>
          <table:table-cell table:formula="of:=[.B164]+[.B$1]*[.B164]" office:value-type="float" office:value="81140.4206685602" calcext:value-type="float">
            <text:p>81140,42</text:p>
          </table:table-cell>
          <table:table-cell/>
          <table:table-cell table:formula="of:=[.D164]+[.E$1]" office:value-type="float" office:value="6.19999999999999" calcext:value-type="float">
            <text:p>6,2</text:p>
          </table:table-cell>
          <table:table-cell table:formula="of:=[.E164]+[.E$1]*[.E164]" office:value-type="float" office:value="368.422783845116" calcext:value-type="float">
            <text:p>368,42</text:p>
          </table:table-cell>
          <table:table-cell/>
          <table:table-cell table:formula="of:=[.G164]+[.H$1]" office:value-type="float" office:value="0.62" calcext:value-type="float">
            <text:p>0,62</text:p>
          </table:table-cell>
          <table:table-cell table:formula="of:=[.H164]+[.H$1]*[.H164]" office:value-type="float" office:value="1.85321230220523" calcext:value-type="float">
            <text:p>1,85</text:p>
          </table:table-cell>
          <table:table-cell table:number-columns-repeated="1016"/>
        </table:table-row>
        <table:table-row table:style-name="ro1">
          <table:table-cell table:formula="of:=[.A165]+[.B$1]" office:value-type="float" office:value="12.6" calcext:value-type="float">
            <text:p>12,6</text:p>
          </table:table-cell>
          <table:table-cell table:formula="of:=[.B165]+[.B$1]*[.B165]" office:value-type="float" office:value="97368.5048022723" calcext:value-type="float">
            <text:p>97368,5</text:p>
          </table:table-cell>
          <table:table-cell/>
          <table:table-cell table:formula="of:=[.D165]+[.E$1]" office:value-type="float" office:value="6.29999999999999" calcext:value-type="float">
            <text:p>6,3</text:p>
          </table:table-cell>
          <table:table-cell table:formula="of:=[.E165]+[.E$1]*[.E165]" office:value-type="float" office:value="405.265062229628" calcext:value-type="float">
            <text:p>405,27</text:p>
          </table:table-cell>
          <table:table-cell/>
          <table:table-cell table:formula="of:=[.G165]+[.H$1]" office:value-type="float" office:value="0.63" calcext:value-type="float">
            <text:p>0,63</text:p>
          </table:table-cell>
          <table:table-cell table:formula="of:=[.H165]+[.H$1]*[.H165]" office:value-type="float" office:value="1.87174442522728" calcext:value-type="float">
            <text:p>1,87</text:p>
          </table:table-cell>
          <table:table-cell table:number-columns-repeated="1016"/>
        </table:table-row>
        <table:table-row table:style-name="ro1">
          <table:table-cell table:formula="of:=[.A166]+[.B$1]" office:value-type="float" office:value="12.8" calcext:value-type="float">
            <text:p>12,8</text:p>
          </table:table-cell>
          <table:table-cell table:formula="of:=[.B166]+[.B$1]*[.B166]" office:value-type="float" office:value="116842.205762727" calcext:value-type="float">
            <text:p>116842,21</text:p>
          </table:table-cell>
          <table:table-cell/>
          <table:table-cell table:formula="of:=[.D166]+[.E$1]" office:value-type="float" office:value="6.39999999999999" calcext:value-type="float">
            <text:p>6,4</text:p>
          </table:table-cell>
          <table:table-cell table:formula="of:=[.E166]+[.E$1]*[.E166]" office:value-type="float" office:value="445.79156845259" calcext:value-type="float">
            <text:p>445,79</text:p>
          </table:table-cell>
          <table:table-cell/>
          <table:table-cell table:formula="of:=[.G166]+[.H$1]" office:value-type="float" office:value="0.64" calcext:value-type="float">
            <text:p>0,64</text:p>
          </table:table-cell>
          <table:table-cell table:formula="of:=[.H166]+[.H$1]*[.H166]" office:value-type="float" office:value="1.89046186947955" calcext:value-type="float">
            <text:p>1,89</text:p>
          </table:table-cell>
          <table:table-cell table:number-columns-repeated="1016"/>
        </table:table-row>
        <table:table-row table:style-name="ro1">
          <table:table-cell table:formula="of:=[.A167]+[.B$1]" office:value-type="float" office:value="13" calcext:value-type="float">
            <text:p>13</text:p>
          </table:table-cell>
          <table:table-cell table:formula="of:=[.B167]+[.B$1]*[.B167]" office:value-type="float" office:value="140210.646915272" calcext:value-type="float">
            <text:p>140210,65</text:p>
          </table:table-cell>
          <table:table-cell/>
          <table:table-cell table:formula="of:=[.D167]+[.E$1]" office:value-type="float" office:value="6.49999999999999" calcext:value-type="float">
            <text:p>6,5</text:p>
          </table:table-cell>
          <table:table-cell table:formula="of:=[.E167]+[.E$1]*[.E167]" office:value-type="float" office:value="490.370725297849" calcext:value-type="float">
            <text:p>490,37</text:p>
          </table:table-cell>
          <table:table-cell/>
          <table:table-cell table:formula="of:=[.G167]+[.H$1]" office:value-type="float" office:value="0.65" calcext:value-type="float">
            <text:p>0,65</text:p>
          </table:table-cell>
          <table:table-cell table:formula="of:=[.H167]+[.H$1]*[.H167]" office:value-type="float" office:value="1.90936648817435" calcext:value-type="float">
            <text:p>1,91</text:p>
          </table:table-cell>
          <table:table-cell table:number-columns-repeated="1016"/>
        </table:table-row>
        <table:table-row table:style-name="ro1">
          <table:table-cell table:formula="of:=[.A168]+[.B$1]" office:value-type="float" office:value="13.2" calcext:value-type="float">
            <text:p>13,2</text:p>
          </table:table-cell>
          <table:table-cell table:formula="of:=[.B168]+[.B$1]*[.B168]" office:value-type="float" office:value="168252.776298326" calcext:value-type="float">
            <text:p>168252,78</text:p>
          </table:table-cell>
          <table:table-cell/>
          <table:table-cell table:formula="of:=[.D168]+[.E$1]" office:value-type="float" office:value="6.59999999999999" calcext:value-type="float">
            <text:p>6,6</text:p>
          </table:table-cell>
          <table:table-cell table:formula="of:=[.E168]+[.E$1]*[.E168]" office:value-type="float" office:value="539.407797827634" calcext:value-type="float">
            <text:p>539,41</text:p>
          </table:table-cell>
          <table:table-cell/>
          <table:table-cell table:formula="of:=[.G168]+[.H$1]" office:value-type="float" office:value="0.66" calcext:value-type="float">
            <text:p>0,66</text:p>
          </table:table-cell>
          <table:table-cell table:formula="of:=[.H168]+[.H$1]*[.H168]" office:value-type="float" office:value="1.92846015305609" calcext:value-type="float">
            <text:p>1,93</text:p>
          </table:table-cell>
          <table:table-cell table:number-columns-repeated="1016"/>
        </table:table-row>
        <table:table-row table:style-name="ro1">
          <table:table-cell table:formula="of:=[.A169]+[.B$1]" office:value-type="float" office:value="13.4" calcext:value-type="float">
            <text:p>13,4</text:p>
          </table:table-cell>
          <table:table-cell table:formula="of:=[.B169]+[.B$1]*[.B169]" office:value-type="float" office:value="201903.331557992" calcext:value-type="float">
            <text:p>201903,33</text:p>
          </table:table-cell>
          <table:table-cell/>
          <table:table-cell table:formula="of:=[.D169]+[.E$1]" office:value-type="float" office:value="6.69999999999999" calcext:value-type="float">
            <text:p>6,7</text:p>
          </table:table-cell>
          <table:table-cell table:formula="of:=[.E169]+[.E$1]*[.E169]" office:value-type="float" office:value="593.348577610398" calcext:value-type="float">
            <text:p>593,35</text:p>
          </table:table-cell>
          <table:table-cell/>
          <table:table-cell table:formula="of:=[.G169]+[.H$1]" office:value-type="float" office:value="0.67" calcext:value-type="float">
            <text:p>0,67</text:p>
          </table:table-cell>
          <table:table-cell table:formula="of:=[.H169]+[.H$1]*[.H169]" office:value-type="float" office:value="1.94774475458665" calcext:value-type="float">
            <text:p>1,95</text:p>
          </table:table-cell>
          <table:table-cell table:number-columns-repeated="1016"/>
        </table:table-row>
        <table:table-row table:style-name="ro1">
          <table:table-cell table:formula="of:=[.A170]+[.B$1]" office:value-type="float" office:value="13.6" calcext:value-type="float">
            <text:p>13,6</text:p>
          </table:table-cell>
          <table:table-cell table:formula="of:=[.B170]+[.B$1]*[.B170]" office:value-type="float" office:value="242283.99786959" calcext:value-type="float">
            <text:p>242284</text:p>
          </table:table-cell>
          <table:table-cell/>
          <table:table-cell table:formula="of:=[.D170]+[.E$1]" office:value-type="float" office:value="6.79999999999999" calcext:value-type="float">
            <text:p>6,8</text:p>
          </table:table-cell>
          <table:table-cell table:formula="of:=[.E170]+[.E$1]*[.E170]" office:value-type="float" office:value="652.683435371438" calcext:value-type="float">
            <text:p>652,68</text:p>
          </table:table-cell>
          <table:table-cell/>
          <table:table-cell table:formula="of:=[.G170]+[.H$1]" office:value-type="float" office:value="0.68" calcext:value-type="float">
            <text:p>0,68</text:p>
          </table:table-cell>
          <table:table-cell table:formula="of:=[.H170]+[.H$1]*[.H170]" office:value-type="float" office:value="1.96722220213252" calcext:value-type="float">
            <text:p>1,97</text:p>
          </table:table-cell>
          <table:table-cell table:number-columns-repeated="1016"/>
        </table:table-row>
        <table:table-row table:style-name="ro1">
          <table:table-cell table:formula="of:=[.A171]+[.B$1]" office:value-type="float" office:value="13.8" calcext:value-type="float">
            <text:p>13,8</text:p>
          </table:table-cell>
          <table:table-cell table:formula="of:=[.B171]+[.B$1]*[.B171]" office:value-type="float" office:value="290740.797443508" calcext:value-type="float">
            <text:p>290740,8</text:p>
          </table:table-cell>
          <table:table-cell/>
          <table:table-cell table:formula="of:=[.D171]+[.E$1]" office:value-type="float" office:value="6.89999999999999" calcext:value-type="float">
            <text:p>6,9</text:p>
          </table:table-cell>
          <table:table-cell table:formula="of:=[.E171]+[.E$1]*[.E171]" office:value-type="float" office:value="717.951778908581" calcext:value-type="float">
            <text:p>717,95</text:p>
          </table:table-cell>
          <table:table-cell/>
          <table:table-cell table:formula="of:=[.G171]+[.H$1]" office:value-type="float" office:value="0.69" calcext:value-type="float">
            <text:p>0,69</text:p>
          </table:table-cell>
          <table:table-cell table:formula="of:=[.H171]+[.H$1]*[.H171]" office:value-type="float" office:value="1.98689442415385" calcext:value-type="float">
            <text:p>1,99</text:p>
          </table:table-cell>
          <table:table-cell table:number-columns-repeated="1016"/>
        </table:table-row>
        <table:table-row table:style-name="ro1">
          <table:table-cell table:formula="of:=[.A172]+[.B$1]" office:value-type="float" office:value="14" calcext:value-type="float">
            <text:p>14</text:p>
          </table:table-cell>
          <table:table-cell table:formula="of:=[.B172]+[.B$1]*[.B172]" office:value-type="float" office:value="348888.95693221" calcext:value-type="float">
            <text:p>348888,96</text:p>
          </table:table-cell>
          <table:table-cell/>
          <table:table-cell table:formula="of:=[.D172]+[.E$1]" office:value-type="float" office:value="6.99999999999999" calcext:value-type="float">
            <text:p>7</text:p>
          </table:table-cell>
          <table:table-cell table:formula="of:=[.E172]+[.E$1]*[.E172]" office:value-type="float" office:value="789.74695679944" calcext:value-type="float">
            <text:p>789,75</text:p>
          </table:table-cell>
          <table:table-cell/>
          <table:table-cell table:formula="of:=[.G172]+[.H$1]" office:value-type="float" office:value="0.7" calcext:value-type="float">
            <text:p>0,7</text:p>
          </table:table-cell>
          <table:table-cell table:formula="of:=[.H172]+[.H$1]*[.H172]" office:value-type="float" office:value="2.00676336839538" calcext:value-type="float">
            <text:p>2,01</text:p>
          </table:table-cell>
          <table:table-cell table:number-columns-repeated="1016"/>
        </table:table-row>
        <table:table-row table:style-name="ro1">
          <table:table-cell table:formula="of:=[.A173]+[.B$1]" office:value-type="float" office:value="14.2" calcext:value-type="float">
            <text:p>14,2</text:p>
          </table:table-cell>
          <table:table-cell table:formula="of:=[.B173]+[.B$1]*[.B173]" office:value-type="float" office:value="418666.748318652" calcext:value-type="float">
            <text:p>418666,75</text:p>
          </table:table-cell>
          <table:table-cell/>
          <table:table-cell table:formula="of:=[.D173]+[.E$1]" office:value-type="float" office:value="7.09999999999999" calcext:value-type="float">
            <text:p>7,1</text:p>
          </table:table-cell>
          <table:table-cell table:formula="of:=[.E173]+[.E$1]*[.E173]" office:value-type="float" office:value="868.721652479383" calcext:value-type="float">
            <text:p>868,72</text:p>
          </table:table-cell>
          <table:table-cell/>
          <table:table-cell table:formula="of:=[.G173]+[.H$1]" office:value-type="float" office:value="0.71" calcext:value-type="float">
            <text:p>0,71</text:p>
          </table:table-cell>
          <table:table-cell table:formula="of:=[.H173]+[.H$1]*[.H173]" office:value-type="float" office:value="2.02683100207934" calcext:value-type="float">
            <text:p>2,03</text:p>
          </table:table-cell>
          <table:table-cell table:number-columns-repeated="1016"/>
        </table:table-row>
        <table:table-row table:style-name="ro1">
          <table:table-cell table:formula="of:=[.A174]+[.B$1]" office:value-type="float" office:value="14.4" calcext:value-type="float">
            <text:p>14,4</text:p>
          </table:table-cell>
          <table:table-cell table:formula="of:=[.B174]+[.B$1]*[.B174]" office:value-type="float" office:value="502400.097982382" calcext:value-type="float">
            <text:p>502400,1</text:p>
          </table:table-cell>
          <table:table-cell/>
          <table:table-cell table:formula="of:=[.D174]+[.E$1]" office:value-type="float" office:value="7.19999999999999" calcext:value-type="float">
            <text:p>7,2</text:p>
          </table:table-cell>
          <table:table-cell table:formula="of:=[.E174]+[.E$1]*[.E174]" office:value-type="float" office:value="955.593817727322" calcext:value-type="float">
            <text:p>955,59</text:p>
          </table:table-cell>
          <table:table-cell/>
          <table:table-cell table:formula="of:=[.G174]+[.H$1]" office:value-type="float" office:value="0.72" calcext:value-type="float">
            <text:p>0,72</text:p>
          </table:table-cell>
          <table:table-cell table:formula="of:=[.H174]+[.H$1]*[.H174]" office:value-type="float" office:value="2.04709931210013" calcext:value-type="float">
            <text:p>2,05</text:p>
          </table:table-cell>
          <table:table-cell table:number-columns-repeated="1016"/>
        </table:table-row>
        <table:table-row table:style-name="ro1">
          <table:table-cell table:formula="of:=[.A175]+[.B$1]" office:value-type="float" office:value="14.6" calcext:value-type="float">
            <text:p>14,6</text:p>
          </table:table-cell>
          <table:table-cell table:formula="of:=[.B175]+[.B$1]*[.B175]" office:value-type="float" office:value="602880.117578859" calcext:value-type="float">
            <text:p>602880,12</text:p>
          </table:table-cell>
          <table:table-cell/>
          <table:table-cell table:formula="of:=[.D175]+[.E$1]" office:value-type="float" office:value="7.29999999999999" calcext:value-type="float">
            <text:p>7,3</text:p>
          </table:table-cell>
          <table:table-cell table:formula="of:=[.E175]+[.E$1]*[.E175]" office:value-type="float" office:value="1051.15319950005" calcext:value-type="float">
            <text:p>1051,15</text:p>
          </table:table-cell>
          <table:table-cell/>
          <table:table-cell table:formula="of:=[.G175]+[.H$1]" office:value-type="float" office:value="0.73" calcext:value-type="float">
            <text:p>0,73</text:p>
          </table:table-cell>
          <table:table-cell table:formula="of:=[.H175]+[.H$1]*[.H175]" office:value-type="float" office:value="2.06757030522113" calcext:value-type="float">
            <text:p>2,07</text:p>
          </table:table-cell>
          <table:table-cell table:number-columns-repeated="1016"/>
        </table:table-row>
        <table:table-row table:style-name="ro1">
          <table:table-cell table:formula="of:=[.A176]+[.B$1]" office:value-type="float" office:value="14.8" calcext:value-type="float">
            <text:p>14,8</text:p>
          </table:table-cell>
          <table:table-cell table:formula="of:=[.B176]+[.B$1]*[.B176]" office:value-type="float" office:value="723456.14109463" calcext:value-type="float">
            <text:p>723456,14</text:p>
          </table:table-cell>
          <table:table-cell/>
          <table:table-cell table:formula="of:=[.D176]+[.E$1]" office:value-type="float" office:value="7.39999999999999" calcext:value-type="float">
            <text:p>7,4</text:p>
          </table:table-cell>
          <table:table-cell table:formula="of:=[.E176]+[.E$1]*[.E176]" office:value-type="float" office:value="1156.26851945006" calcext:value-type="float">
            <text:p>1156,27</text:p>
          </table:table-cell>
          <table:table-cell/>
          <table:table-cell table:formula="of:=[.G176]+[.H$1]" office:value-type="float" office:value="0.74" calcext:value-type="float">
            <text:p>0,74</text:p>
          </table:table-cell>
          <table:table-cell table:formula="of:=[.H176]+[.H$1]*[.H176]" office:value-type="float" office:value="2.08824600827334" calcext:value-type="float">
            <text:p>2,09</text:p>
          </table:table-cell>
          <table:table-cell table:number-columns-repeated="1016"/>
        </table:table-row>
        <table:table-row table:style-name="ro1">
          <table:table-cell table:formula="of:=[.A177]+[.B$1]" office:value-type="float" office:value="15" calcext:value-type="float">
            <text:p>15</text:p>
          </table:table-cell>
          <table:table-cell table:formula="of:=[.B177]+[.B$1]*[.B177]" office:value-type="float" office:value="868147.369313556" calcext:value-type="float">
            <text:p>868147,37</text:p>
          </table:table-cell>
          <table:table-cell/>
          <table:table-cell table:formula="of:=[.D177]+[.E$1]" office:value-type="float" office:value="7.49999999999999" calcext:value-type="float">
            <text:p>7,5</text:p>
          </table:table-cell>
          <table:table-cell table:formula="of:=[.E177]+[.E$1]*[.E177]" office:value-type="float" office:value="1271.89537139507" calcext:value-type="float">
            <text:p>1271,9</text:p>
          </table:table-cell>
          <table:table-cell/>
          <table:table-cell table:formula="of:=[.G177]+[.H$1]" office:value-type="float" office:value="0.75" calcext:value-type="float">
            <text:p>0,75</text:p>
          </table:table-cell>
          <table:table-cell table:formula="of:=[.H177]+[.H$1]*[.H177]" office:value-type="float" office:value="2.10912846835608" calcext:value-type="float">
            <text:p>2,11</text:p>
          </table:table-cell>
          <table:table-cell table:number-columns-repeated="1016"/>
        </table:table-row>
        <table:table-row table:style-name="ro1">
          <table:table-cell table:formula="of:=[.A178]+[.B$1]" office:value-type="float" office:value="15.2" calcext:value-type="float">
            <text:p>15,2</text:p>
          </table:table-cell>
          <table:table-cell table:formula="of:=[.B178]+[.B$1]*[.B178]" office:value-type="float" office:value="1041776.84317627" calcext:value-type="float">
            <text:p>1041776,84</text:p>
          </table:table-cell>
          <table:table-cell/>
          <table:table-cell table:formula="of:=[.D178]+[.E$1]" office:value-type="float" office:value="7.59999999999999" calcext:value-type="float">
            <text:p>7,6</text:p>
          </table:table-cell>
          <table:table-cell table:formula="of:=[.E178]+[.E$1]*[.E178]" office:value-type="float" office:value="1399.08490853457" calcext:value-type="float">
            <text:p>1399,08</text:p>
          </table:table-cell>
          <table:table-cell/>
          <table:table-cell table:formula="of:=[.G178]+[.H$1]" office:value-type="float" office:value="0.76" calcext:value-type="float">
            <text:p>0,76</text:p>
          </table:table-cell>
          <table:table-cell table:formula="of:=[.H178]+[.H$1]*[.H178]" office:value-type="float" office:value="2.13021975303964" calcext:value-type="float">
            <text:p>2,13</text:p>
          </table:table-cell>
          <table:table-cell table:number-columns-repeated="1016"/>
        </table:table-row>
        <table:table-row table:style-name="ro1">
          <table:table-cell table:formula="of:=[.A179]+[.B$1]" office:value-type="float" office:value="15.4" calcext:value-type="float">
            <text:p>15,4</text:p>
          </table:table-cell>
          <table:table-cell table:formula="of:=[.B179]+[.B$1]*[.B179]" office:value-type="float" office:value="1250132.21181152" calcext:value-type="float">
            <text:p>1250132,21</text:p>
          </table:table-cell>
          <table:table-cell/>
          <table:table-cell table:formula="of:=[.D179]+[.E$1]" office:value-type="float" office:value="7.69999999999999" calcext:value-type="float">
            <text:p>7,7</text:p>
          </table:table-cell>
          <table:table-cell table:formula="of:=[.E179]+[.E$1]*[.E179]" office:value-type="float" office:value="1538.99339938803" calcext:value-type="float">
            <text:p>1538,99</text:p>
          </table:table-cell>
          <table:table-cell/>
          <table:table-cell table:formula="of:=[.G179]+[.H$1]" office:value-type="float" office:value="0.77" calcext:value-type="float">
            <text:p>0,77</text:p>
          </table:table-cell>
          <table:table-cell table:formula="of:=[.H179]+[.H$1]*[.H179]" office:value-type="float" office:value="2.15152195057003" calcext:value-type="float">
            <text:p>2,15</text:p>
          </table:table-cell>
          <table:table-cell table:number-columns-repeated="1016"/>
        </table:table-row>
        <table:table-row table:style-name="ro1">
          <table:table-cell table:formula="of:=[.A180]+[.B$1]" office:value-type="float" office:value="15.6" calcext:value-type="float">
            <text:p>15,6</text:p>
          </table:table-cell>
          <table:table-cell table:formula="of:=[.B180]+[.B$1]*[.B180]" office:value-type="float" office:value="1500158.65417383" calcext:value-type="float">
            <text:p>1500158,65</text:p>
          </table:table-cell>
          <table:table-cell/>
          <table:table-cell table:formula="of:=[.D180]+[.E$1]" office:value-type="float" office:value="7.79999999999999" calcext:value-type="float">
            <text:p>7,8</text:p>
          </table:table-cell>
          <table:table-cell table:formula="of:=[.E180]+[.E$1]*[.E180]" office:value-type="float" office:value="1692.89273932683" calcext:value-type="float">
            <text:p>1692,89</text:p>
          </table:table-cell>
          <table:table-cell/>
          <table:table-cell table:formula="of:=[.G180]+[.H$1]" office:value-type="float" office:value="0.78" calcext:value-type="float">
            <text:p>0,78</text:p>
          </table:table-cell>
          <table:table-cell table:formula="of:=[.H180]+[.H$1]*[.H180]" office:value-type="float" office:value="2.17303717007573" calcext:value-type="float">
            <text:p>2,17</text:p>
          </table:table-cell>
          <table:table-cell table:number-columns-repeated="1016"/>
        </table:table-row>
        <table:table-row table:style-name="ro1">
          <table:table-cell table:formula="of:=[.A181]+[.B$1]" office:value-type="float" office:value="15.8" calcext:value-type="float">
            <text:p>15,8</text:p>
          </table:table-cell>
          <table:table-cell table:formula="of:=[.B181]+[.B$1]*[.B181]" office:value-type="float" office:value="1800190.38500859" calcext:value-type="float">
            <text:p>1800190,39</text:p>
          </table:table-cell>
          <table:table-cell/>
          <table:table-cell table:formula="of:=[.D181]+[.E$1]" office:value-type="float" office:value="7.89999999999999" calcext:value-type="float">
            <text:p>7,9</text:p>
          </table:table-cell>
          <table:table-cell table:formula="of:=[.E181]+[.E$1]*[.E181]" office:value-type="float" office:value="1862.18201325952" calcext:value-type="float">
            <text:p>1862,18</text:p>
          </table:table-cell>
          <table:table-cell/>
          <table:table-cell table:formula="of:=[.G181]+[.H$1]" office:value-type="float" office:value="0.790000000000001" calcext:value-type="float">
            <text:p>0,79</text:p>
          </table:table-cell>
          <table:table-cell table:formula="of:=[.H181]+[.H$1]*[.H181]" office:value-type="float" office:value="2.19476754177649" calcext:value-type="float">
            <text:p>2,19</text:p>
          </table:table-cell>
          <table:table-cell table:number-columns-repeated="1016"/>
        </table:table-row>
        <table:table-row table:style-name="ro1">
          <table:table-cell table:formula="of:=[.A182]+[.B$1]" office:value-type="float" office:value="16" calcext:value-type="float">
            <text:p>16</text:p>
          </table:table-cell>
          <table:table-cell table:formula="of:=[.B182]+[.B$1]*[.B182]" office:value-type="float" office:value="2160228.46201031" calcext:value-type="float">
            <text:p>2160228,46</text:p>
          </table:table-cell>
          <table:table-cell/>
          <table:table-cell table:formula="of:=[.D182]+[.E$1]" office:value-type="float" office:value="7.99999999999999" calcext:value-type="float">
            <text:p>8</text:p>
          </table:table-cell>
          <table:table-cell table:formula="of:=[.E182]+[.E$1]*[.E182]" office:value-type="float" office:value="2048.40021458547" calcext:value-type="float">
            <text:p>2048,4</text:p>
          </table:table-cell>
          <table:table-cell/>
          <table:table-cell table:formula="of:=[.G182]+[.H$1]" office:value-type="float" office:value="0.8" calcext:value-type="float">
            <text:p>0,8</text:p>
          </table:table-cell>
          <table:table-cell table:formula="of:=[.H182]+[.H$1]*[.H182]" office:value-type="float" office:value="2.21671521719426" calcext:value-type="float">
            <text:p>2,22</text:p>
          </table:table-cell>
          <table:table-cell table:number-columns-repeated="1016"/>
        </table:table-row>
        <table:table-row table:style-name="ro1">
          <table:table-cell table:formula="of:=[.A183]+[.B$1]" office:value-type="float" office:value="16.2" calcext:value-type="float">
            <text:p>16,2</text:p>
          </table:table-cell>
          <table:table-cell table:formula="of:=[.B183]+[.B$1]*[.B183]" office:value-type="float" office:value="2592274.15441237" calcext:value-type="float">
            <text:p>2592274,15</text:p>
          </table:table-cell>
          <table:table-cell/>
          <table:table-cell table:formula="of:=[.D183]+[.E$1]" office:value-type="float" office:value="8.09999999999999" calcext:value-type="float">
            <text:p>8,1</text:p>
          </table:table-cell>
          <table:table-cell table:formula="of:=[.E183]+[.E$1]*[.E183]" office:value-type="float" office:value="2253.24023604401" calcext:value-type="float">
            <text:p>2253,24</text:p>
          </table:table-cell>
          <table:table-cell/>
          <table:table-cell table:formula="of:=[.G183]+[.H$1]" office:value-type="float" office:value="0.810000000000001" calcext:value-type="float">
            <text:p>0,81</text:p>
          </table:table-cell>
          <table:table-cell table:formula="of:=[.H183]+[.H$1]*[.H183]" office:value-type="float" office:value="2.2388823693662" calcext:value-type="float">
            <text:p>2,24</text:p>
          </table:table-cell>
          <table:table-cell table:number-columns-repeated="1016"/>
        </table:table-row>
        <table:table-row table:style-name="ro1">
          <table:table-cell table:formula="of:=[.A184]+[.B$1]" office:value-type="float" office:value="16.4" calcext:value-type="float">
            <text:p>16,4</text:p>
          </table:table-cell>
          <table:table-cell table:formula="of:=[.B184]+[.B$1]*[.B184]" office:value-type="float" office:value="3110728.98529484" calcext:value-type="float">
            <text:p>3110728,99</text:p>
          </table:table-cell>
          <table:table-cell/>
          <table:table-cell table:formula="of:=[.D184]+[.E$1]" office:value-type="float" office:value="8.19999999999999" calcext:value-type="float">
            <text:p>8,2</text:p>
          </table:table-cell>
          <table:table-cell table:formula="of:=[.E184]+[.E$1]*[.E184]" office:value-type="float" office:value="2478.56425964841" calcext:value-type="float">
            <text:p>2478,56</text:p>
          </table:table-cell>
          <table:table-cell/>
          <table:table-cell table:formula="of:=[.G184]+[.H$1]" office:value-type="float" office:value="0.82" calcext:value-type="float">
            <text:p>0,82</text:p>
          </table:table-cell>
          <table:table-cell table:formula="of:=[.H184]+[.H$1]*[.H184]" office:value-type="float" office:value="2.26127119305986" calcext:value-type="float">
            <text:p>2,26</text:p>
          </table:table-cell>
          <table:table-cell table:number-columns-repeated="1016"/>
        </table:table-row>
        <table:table-row table:style-name="ro1">
          <table:table-cell table:formula="of:=[.A185]+[.B$1]" office:value-type="float" office:value="16.6" calcext:value-type="float">
            <text:p>16,6</text:p>
          </table:table-cell>
          <table:table-cell table:formula="of:=[.B185]+[.B$1]*[.B185]" office:value-type="float" office:value="3732874.78235381" calcext:value-type="float">
            <text:p>3732874,78</text:p>
          </table:table-cell>
          <table:table-cell/>
          <table:table-cell table:formula="of:=[.D185]+[.E$1]" office:value-type="float" office:value="8.29999999999999" calcext:value-type="float">
            <text:p>8,3</text:p>
          </table:table-cell>
          <table:table-cell table:formula="of:=[.E185]+[.E$1]*[.E185]" office:value-type="float" office:value="2726.42068561326" calcext:value-type="float">
            <text:p>2726,42</text:p>
          </table:table-cell>
          <table:table-cell/>
          <table:table-cell table:formula="of:=[.G185]+[.H$1]" office:value-type="float" office:value="0.83" calcext:value-type="float">
            <text:p>0,83</text:p>
          </table:table-cell>
          <table:table-cell table:formula="of:=[.H185]+[.H$1]*[.H185]" office:value-type="float" office:value="2.28388390499046" calcext:value-type="float">
            <text:p>2,28</text:p>
          </table:table-cell>
          <table:table-cell table:number-columns-repeated="1016"/>
        </table:table-row>
        <table:table-row table:style-name="ro1">
          <table:table-cell table:formula="of:=[.A186]+[.B$1]" office:value-type="float" office:value="16.8" calcext:value-type="float">
            <text:p>16,8</text:p>
          </table:table-cell>
          <table:table-cell table:formula="of:=[.B186]+[.B$1]*[.B186]" office:value-type="float" office:value="4479449.73882458" calcext:value-type="float">
            <text:p>4479449,74</text:p>
          </table:table-cell>
          <table:table-cell/>
          <table:table-cell table:formula="of:=[.D186]+[.E$1]" office:value-type="float" office:value="8.39999999999999" calcext:value-type="float">
            <text:p>8,4</text:p>
          </table:table-cell>
          <table:table-cell table:formula="of:=[.E186]+[.E$1]*[.E186]" office:value-type="float" office:value="2999.06275417458" calcext:value-type="float">
            <text:p>2999,06</text:p>
          </table:table-cell>
          <table:table-cell/>
          <table:table-cell table:formula="of:=[.G186]+[.H$1]" office:value-type="float" office:value="0.84" calcext:value-type="float">
            <text:p>0,84</text:p>
          </table:table-cell>
          <table:table-cell table:formula="of:=[.H186]+[.H$1]*[.H186]" office:value-type="float" office:value="2.30672274404036" calcext:value-type="float">
            <text:p>2,31</text:p>
          </table:table-cell>
          <table:table-cell table:number-columns-repeated="1016"/>
        </table:table-row>
        <table:table-row table:style-name="ro1">
          <table:table-cell table:formula="of:=[.A187]+[.B$1]" office:value-type="float" office:value="17" calcext:value-type="float">
            <text:p>17</text:p>
          </table:table-cell>
          <table:table-cell table:formula="of:=[.B187]+[.B$1]*[.B187]" office:value-type="float" office:value="5375339.68658949" calcext:value-type="float">
            <text:p>5375339,69</text:p>
          </table:table-cell>
          <table:table-cell/>
          <table:table-cell table:formula="of:=[.D187]+[.E$1]" office:value-type="float" office:value="8.49999999999999" calcext:value-type="float">
            <text:p>8,5</text:p>
          </table:table-cell>
          <table:table-cell table:formula="of:=[.E187]+[.E$1]*[.E187]" office:value-type="float" office:value="3298.96902959204" calcext:value-type="float">
            <text:p>3298,97</text:p>
          </table:table-cell>
          <table:table-cell/>
          <table:table-cell table:formula="of:=[.G187]+[.H$1]" office:value-type="float" office:value="0.850000000000001" calcext:value-type="float">
            <text:p>0,85</text:p>
          </table:table-cell>
          <table:table-cell table:formula="of:=[.H187]+[.H$1]*[.H187]" office:value-type="float" office:value="2.32978997148077" calcext:value-type="float">
            <text:p>2,33</text:p>
          </table:table-cell>
          <table:table-cell table:number-columns-repeated="1016"/>
        </table:table-row>
        <table:table-row table:style-name="ro1">
          <table:table-cell table:formula="of:=[.A188]+[.B$1]" office:value-type="float" office:value="17.2" calcext:value-type="float">
            <text:p>17,2</text:p>
          </table:table-cell>
          <table:table-cell table:formula="of:=[.B188]+[.B$1]*[.B188]" office:value-type="float" office:value="6450407.62390739" calcext:value-type="float">
            <text:p>6450407,62</text:p>
          </table:table-cell>
          <table:table-cell/>
          <table:table-cell table:formula="of:=[.D188]+[.E$1]" office:value-type="float" office:value="8.59999999999999" calcext:value-type="float">
            <text:p>8,6</text:p>
          </table:table-cell>
          <table:table-cell table:formula="of:=[.E188]+[.E$1]*[.E188]" office:value-type="float" office:value="3628.86593255124" calcext:value-type="float">
            <text:p>3628,87</text:p>
          </table:table-cell>
          <table:table-cell/>
          <table:table-cell table:formula="of:=[.G188]+[.H$1]" office:value-type="float" office:value="0.860000000000001" calcext:value-type="float">
            <text:p>0,86</text:p>
          </table:table-cell>
          <table:table-cell table:formula="of:=[.H188]+[.H$1]*[.H188]" office:value-type="float" office:value="2.35308787119558" calcext:value-type="float">
            <text:p>2,35</text:p>
          </table:table-cell>
          <table:table-cell table:number-columns-repeated="1016"/>
        </table:table-row>
        <table:table-row table:style-name="ro1">
          <table:table-cell table:formula="of:=[.A189]+[.B$1]" office:value-type="float" office:value="17.4" calcext:value-type="float">
            <text:p>17,4</text:p>
          </table:table-cell>
          <table:table-cell table:formula="of:=[.B189]+[.B$1]*[.B189]" office:value-type="float" office:value="7740489.14868887" calcext:value-type="float">
            <text:p>7740489,15</text:p>
          </table:table-cell>
          <table:table-cell/>
          <table:table-cell table:formula="of:=[.D189]+[.E$1]" office:value-type="float" office:value="8.69999999999999" calcext:value-type="float">
            <text:p>8,7</text:p>
          </table:table-cell>
          <table:table-cell table:formula="of:=[.E189]+[.E$1]*[.E189]" office:value-type="float" office:value="3991.75252580637" calcext:value-type="float">
            <text:p>3991,75</text:p>
          </table:table-cell>
          <table:table-cell/>
          <table:table-cell table:formula="of:=[.G189]+[.H$1]" office:value-type="float" office:value="0.87" calcext:value-type="float">
            <text:p>0,87</text:p>
          </table:table-cell>
          <table:table-cell table:formula="of:=[.H189]+[.H$1]*[.H189]" office:value-type="float" office:value="2.37661874990753" calcext:value-type="float">
            <text:p>2,38</text:p>
          </table:table-cell>
          <table:table-cell table:number-columns-repeated="1016"/>
        </table:table-row>
        <table:table-row table:style-name="ro1">
          <table:table-cell table:formula="of:=[.A190]+[.B$1]" office:value-type="float" office:value="17.6" calcext:value-type="float">
            <text:p>17,6</text:p>
          </table:table-cell>
          <table:table-cell table:formula="of:=[.B190]+[.B$1]*[.B190]" office:value-type="float" office:value="9288586.97842664" calcext:value-type="float">
            <text:p>9288586,98</text:p>
          </table:table-cell>
          <table:table-cell/>
          <table:table-cell table:formula="of:=[.D190]+[.E$1]" office:value-type="float" office:value="8.79999999999999" calcext:value-type="float">
            <text:p>8,8</text:p>
          </table:table-cell>
          <table:table-cell table:formula="of:=[.E190]+[.E$1]*[.E190]" office:value-type="float" office:value="4390.92777838701" calcext:value-type="float">
            <text:p>4390,93</text:p>
          </table:table-cell>
          <table:table-cell/>
          <table:table-cell table:formula="of:=[.G190]+[.H$1]" office:value-type="float" office:value="0.88" calcext:value-type="float">
            <text:p>0,88</text:p>
          </table:table-cell>
          <table:table-cell table:formula="of:=[.H190]+[.H$1]*[.H190]" office:value-type="float" office:value="2.40038493740661" calcext:value-type="float">
            <text:p>2,4</text:p>
          </table:table-cell>
          <table:table-cell table:number-columns-repeated="1016"/>
        </table:table-row>
        <table:table-row table:style-name="ro1">
          <table:table-cell table:formula="of:=[.A191]+[.B$1]" office:value-type="float" office:value="17.8" calcext:value-type="float">
            <text:p>17,8</text:p>
          </table:table-cell>
          <table:table-cell table:formula="of:=[.B191]+[.B$1]*[.B191]" office:value-type="float" office:value="11146304.374112" calcext:value-type="float">
            <text:p>11146304,37</text:p>
          </table:table-cell>
          <table:table-cell/>
          <table:table-cell table:formula="of:=[.D191]+[.E$1]" office:value-type="float" office:value="8.89999999999998" calcext:value-type="float">
            <text:p>8,9</text:p>
          </table:table-cell>
          <table:table-cell table:formula="of:=[.E191]+[.E$1]*[.E191]" office:value-type="float" office:value="4830.02055622571" calcext:value-type="float">
            <text:p>4830,02</text:p>
          </table:table-cell>
          <table:table-cell/>
          <table:table-cell table:formula="of:=[.G191]+[.H$1]" office:value-type="float" office:value="0.890000000000001" calcext:value-type="float">
            <text:p>0,89</text:p>
          </table:table-cell>
          <table:table-cell table:formula="of:=[.H191]+[.H$1]*[.H191]" office:value-type="float" office:value="2.42438878678067" calcext:value-type="float">
            <text:p>2,42</text:p>
          </table:table-cell>
          <table:table-cell table:number-columns-repeated="1016"/>
        </table:table-row>
        <table:table-row table:style-name="ro1">
          <table:table-cell table:formula="of:=[.A192]+[.B$1]" office:value-type="float" office:value="18" calcext:value-type="float">
            <text:p>18</text:p>
          </table:table-cell>
          <table:table-cell table:formula="of:=[.B192]+[.B$1]*[.B192]" office:value-type="float" office:value="13375565.2489344" calcext:value-type="float">
            <text:p>13375565,25</text:p>
          </table:table-cell>
          <table:table-cell/>
          <table:table-cell table:formula="of:=[.D192]+[.E$1]" office:value-type="float" office:value="8.99999999999998" calcext:value-type="float">
            <text:p>9</text:p>
          </table:table-cell>
          <table:table-cell table:formula="of:=[.E192]+[.E$1]*[.E192]" office:value-type="float" office:value="5313.02261184828" calcext:value-type="float">
            <text:p>5313,02</text:p>
          </table:table-cell>
          <table:table-cell/>
          <table:table-cell table:formula="of:=[.G192]+[.H$1]" office:value-type="float" office:value="0.900000000000001" calcext:value-type="float">
            <text:p>0,9</text:p>
          </table:table-cell>
          <table:table-cell table:formula="of:=[.H192]+[.H$1]*[.H192]" office:value-type="float" office:value="2.44863267464848" calcext:value-type="float">
            <text:p>2,45</text:p>
          </table:table-cell>
          <table:table-cell table:number-columns-repeated="1016"/>
        </table:table-row>
        <table:table-row table:style-name="ro1">
          <table:table-cell table:formula="of:=[.A193]+[.B$1]" office:value-type="float" office:value="18.2" calcext:value-type="float">
            <text:p>18,2</text:p>
          </table:table-cell>
          <table:table-cell table:formula="of:=[.B193]+[.B$1]*[.B193]" office:value-type="float" office:value="16050678.2987212" calcext:value-type="float">
            <text:p>16050678,3</text:p>
          </table:table-cell>
          <table:table-cell/>
          <table:table-cell table:formula="of:=[.D193]+[.E$1]" office:value-type="float" office:value="9.09999999999998" calcext:value-type="float">
            <text:p>9,1</text:p>
          </table:table-cell>
          <table:table-cell table:formula="of:=[.E193]+[.E$1]*[.E193]" office:value-type="float" office:value="5844.3248730331" calcext:value-type="float">
            <text:p>5844,32</text:p>
          </table:table-cell>
          <table:table-cell/>
          <table:table-cell table:formula="of:=[.G193]+[.H$1]" office:value-type="float" office:value="0.910000000000001" calcext:value-type="float">
            <text:p>0,91</text:p>
          </table:table-cell>
          <table:table-cell table:formula="of:=[.H193]+[.H$1]*[.H193]" office:value-type="float" office:value="2.47311900139496" calcext:value-type="float">
            <text:p>2,47</text:p>
          </table:table-cell>
          <table:table-cell table:number-columns-repeated="1016"/>
        </table:table-row>
        <table:table-row table:style-name="ro1">
          <table:table-cell table:formula="of:=[.A194]+[.B$1]" office:value-type="float" office:value="18.4" calcext:value-type="float">
            <text:p>18,4</text:p>
          </table:table-cell>
          <table:table-cell table:formula="of:=[.B194]+[.B$1]*[.B194]" office:value-type="float" office:value="19260813.9584655" calcext:value-type="float">
            <text:p>19260813,96</text:p>
          </table:table-cell>
          <table:table-cell/>
          <table:table-cell table:formula="of:=[.D194]+[.E$1]" office:value-type="float" office:value="9.19999999999998" calcext:value-type="float">
            <text:p>9,2</text:p>
          </table:table-cell>
          <table:table-cell table:formula="of:=[.E194]+[.E$1]*[.E194]" office:value-type="float" office:value="6428.75736033641" calcext:value-type="float">
            <text:p>6428,76</text:p>
          </table:table-cell>
          <table:table-cell/>
          <table:table-cell table:formula="of:=[.G194]+[.H$1]" office:value-type="float" office:value="0.92" calcext:value-type="float">
            <text:p>0,92</text:p>
          </table:table-cell>
          <table:table-cell table:formula="of:=[.H194]+[.H$1]*[.H194]" office:value-type="float" office:value="2.49785019140891" calcext:value-type="float">
            <text:p>2,5</text:p>
          </table:table-cell>
          <table:table-cell table:number-columns-repeated="1016"/>
        </table:table-row>
        <table:table-row table:style-name="ro1">
          <table:table-cell table:formula="of:=[.A195]+[.B$1]" office:value-type="float" office:value="18.6" calcext:value-type="float">
            <text:p>18,6</text:p>
          </table:table-cell>
          <table:table-cell table:formula="of:=[.B195]+[.B$1]*[.B195]" office:value-type="float" office:value="23112976.7501586" calcext:value-type="float">
            <text:p>23112976,75</text:p>
          </table:table-cell>
          <table:table-cell/>
          <table:table-cell table:formula="of:=[.D195]+[.E$1]" office:value-type="float" office:value="9.29999999999998" calcext:value-type="float">
            <text:p>9,3</text:p>
          </table:table-cell>
          <table:table-cell table:formula="of:=[.E195]+[.E$1]*[.E195]" office:value-type="float" office:value="7071.63309637006" calcext:value-type="float">
            <text:p>7071,63</text:p>
          </table:table-cell>
          <table:table-cell/>
          <table:table-cell table:formula="of:=[.G195]+[.H$1]" office:value-type="float" office:value="0.930000000000001" calcext:value-type="float">
            <text:p>0,93</text:p>
          </table:table-cell>
          <table:table-cell table:formula="of:=[.H195]+[.H$1]*[.H195]" office:value-type="float" office:value="2.522828693323" calcext:value-type="float">
            <text:p>2,52</text:p>
          </table:table-cell>
          <table:table-cell table:number-columns-repeated="1016"/>
        </table:table-row>
        <table:table-row table:style-name="ro1">
          <table:table-cell table:formula="of:=[.A196]+[.B$1]" office:value-type="float" office:value="18.8" calcext:value-type="float">
            <text:p>18,8</text:p>
          </table:table-cell>
          <table:table-cell table:formula="of:=[.B196]+[.B$1]*[.B196]" office:value-type="float" office:value="27735572.1001903" calcext:value-type="float">
            <text:p>27735572,1</text:p>
          </table:table-cell>
          <table:table-cell/>
          <table:table-cell table:formula="of:=[.D196]+[.E$1]" office:value-type="float" office:value="9.39999999999998" calcext:value-type="float">
            <text:p>9,4</text:p>
          </table:table-cell>
          <table:table-cell table:formula="of:=[.E196]+[.E$1]*[.E196]" office:value-type="float" office:value="7778.79640600706" calcext:value-type="float">
            <text:p>7778,8</text:p>
          </table:table-cell>
          <table:table-cell/>
          <table:table-cell table:formula="of:=[.G196]+[.H$1]" office:value-type="float" office:value="0.940000000000001" calcext:value-type="float">
            <text:p>0,94</text:p>
          </table:table-cell>
          <table:table-cell table:formula="of:=[.H196]+[.H$1]*[.H196]" office:value-type="float" office:value="2.54805698025623" calcext:value-type="float">
            <text:p>2,55</text:p>
          </table:table-cell>
          <table:table-cell table:number-columns-repeated="1016"/>
        </table:table-row>
        <table:table-row table:style-name="ro1">
          <table:table-cell table:formula="of:=[.A197]+[.B$1]" office:value-type="float" office:value="19" calcext:value-type="float">
            <text:p>19</text:p>
          </table:table-cell>
          <table:table-cell table:formula="of:=[.B197]+[.B$1]*[.B197]" office:value-type="float" office:value="33282686.5202284" calcext:value-type="float">
            <text:p>33282686,52</text:p>
          </table:table-cell>
          <table:table-cell/>
          <table:table-cell table:formula="of:=[.D197]+[.E$1]" office:value-type="float" office:value="9.49999999999998" calcext:value-type="float">
            <text:p>9,5</text:p>
          </table:table-cell>
          <table:table-cell table:formula="of:=[.E197]+[.E$1]*[.E197]" office:value-type="float" office:value="8556.67604660777" calcext:value-type="float">
            <text:p>8556,68</text:p>
          </table:table-cell>
          <table:table-cell/>
          <table:table-cell table:formula="of:=[.G197]+[.H$1]" office:value-type="float" office:value="0.950000000000001" calcext:value-type="float">
            <text:p>0,95</text:p>
          </table:table-cell>
          <table:table-cell table:formula="of:=[.H197]+[.H$1]*[.H197]" office:value-type="float" office:value="2.5735375500588" calcext:value-type="float">
            <text:p>2,57</text:p>
          </table:table-cell>
          <table:table-cell table:number-columns-repeated="1016"/>
        </table:table-row>
        <table:table-row table:style-name="ro1">
          <table:table-cell table:formula="of:=[.A198]+[.B$1]" office:value-type="float" office:value="19.2" calcext:value-type="float">
            <text:p>19,2</text:p>
          </table:table-cell>
          <table:table-cell table:formula="of:=[.B198]+[.B$1]*[.B198]" office:value-type="float" office:value="39939223.824274" calcext:value-type="float">
            <text:p>39939223,82</text:p>
          </table:table-cell>
          <table:table-cell/>
          <table:table-cell table:formula="of:=[.D198]+[.E$1]" office:value-type="float" office:value="9.59999999999998" calcext:value-type="float">
            <text:p>9,6</text:p>
          </table:table-cell>
          <table:table-cell table:formula="of:=[.E198]+[.E$1]*[.E198]" office:value-type="float" office:value="9412.34365126855" calcext:value-type="float">
            <text:p>9412,34</text:p>
          </table:table-cell>
          <table:table-cell/>
          <table:table-cell table:formula="of:=[.G198]+[.H$1]" office:value-type="float" office:value="0.960000000000001" calcext:value-type="float">
            <text:p>0,96</text:p>
          </table:table-cell>
          <table:table-cell table:formula="of:=[.H198]+[.H$1]*[.H198]" office:value-type="float" office:value="2.59927292555938" calcext:value-type="float">
            <text:p>2,6</text:p>
          </table:table-cell>
          <table:table-cell table:number-columns-repeated="1016"/>
        </table:table-row>
        <table:table-row table:style-name="ro1">
          <table:table-cell table:formula="of:=[.A199]+[.B$1]" office:value-type="float" office:value="19.4" calcext:value-type="float">
            <text:p>19,4</text:p>
          </table:table-cell>
          <table:table-cell table:formula="of:=[.B199]+[.B$1]*[.B199]" office:value-type="float" office:value="47927068.5891288" calcext:value-type="float">
            <text:p>47927068,59</text:p>
          </table:table-cell>
          <table:table-cell/>
          <table:table-cell table:formula="of:=[.D199]+[.E$1]" office:value-type="float" office:value="9.69999999999998" calcext:value-type="float">
            <text:p>9,7</text:p>
          </table:table-cell>
          <table:table-cell table:formula="of:=[.E199]+[.E$1]*[.E199]" office:value-type="float" office:value="10353.5780163954" calcext:value-type="float">
            <text:p>10353,58</text:p>
          </table:table-cell>
          <table:table-cell/>
          <table:table-cell table:formula="of:=[.G199]+[.H$1]" office:value-type="float" office:value="0.970000000000001" calcext:value-type="float">
            <text:p>0,97</text:p>
          </table:table-cell>
          <table:table-cell table:formula="of:=[.H199]+[.H$1]*[.H199]" office:value-type="float" office:value="2.62526565481498" calcext:value-type="float">
            <text:p>2,63</text:p>
          </table:table-cell>
          <table:table-cell table:number-columns-repeated="1016"/>
        </table:table-row>
        <table:table-row table:style-name="ro1">
          <table:table-cell table:formula="of:=[.A200]+[.B$1]" office:value-type="float" office:value="19.6" calcext:value-type="float">
            <text:p>19,6</text:p>
          </table:table-cell>
          <table:table-cell table:formula="of:=[.B200]+[.B$1]*[.B200]" office:value-type="float" office:value="57512482.3069546" calcext:value-type="float">
            <text:p>57512482,31</text:p>
          </table:table-cell>
          <table:table-cell/>
          <table:table-cell table:formula="of:=[.D200]+[.E$1]" office:value-type="float" office:value="9.79999999999998" calcext:value-type="float">
            <text:p>9,8</text:p>
          </table:table-cell>
          <table:table-cell table:formula="of:=[.E200]+[.E$1]*[.E200]" office:value-type="float" office:value="11388.9358180349" calcext:value-type="float">
            <text:p>11388,94</text:p>
          </table:table-cell>
          <table:table-cell/>
          <table:table-cell table:formula="of:=[.G200]+[.H$1]" office:value-type="float" office:value="0.980000000000001" calcext:value-type="float">
            <text:p>0,98</text:p>
          </table:table-cell>
          <table:table-cell table:formula="of:=[.H200]+[.H$1]*[.H200]" office:value-type="float" office:value="2.65151831136313" calcext:value-type="float">
            <text:p>2,65</text:p>
          </table:table-cell>
          <table:table-cell table:number-columns-repeated="1016"/>
        </table:table-row>
        <table:table-row table:style-name="ro1">
          <table:table-cell table:formula="of:=[.A201]+[.B$1]" office:value-type="float" office:value="19.8" calcext:value-type="float">
            <text:p>19,8</text:p>
          </table:table-cell>
          <table:table-cell table:formula="of:=[.B201]+[.B$1]*[.B201]" office:value-type="float" office:value="69014978.7683455" calcext:value-type="float">
            <text:p>69014978,77</text:p>
          </table:table-cell>
          <table:table-cell/>
          <table:table-cell table:formula="of:=[.D201]+[.E$1]" office:value-type="float" office:value="9.89999999999998" calcext:value-type="float">
            <text:p>9,9</text:p>
          </table:table-cell>
          <table:table-cell table:formula="of:=[.E201]+[.E$1]*[.E201]" office:value-type="float" office:value="12527.8293998384" calcext:value-type="float">
            <text:p>12527,83</text:p>
          </table:table-cell>
          <table:table-cell/>
          <table:table-cell table:formula="of:=[.G201]+[.H$1]" office:value-type="float" office:value="0.990000000000001" calcext:value-type="float">
            <text:p>0,99</text:p>
          </table:table-cell>
          <table:table-cell table:formula="of:=[.H201]+[.H$1]*[.H201]" office:value-type="float" office:value="2.67803349447676" calcext:value-type="float">
            <text:p>2,68</text:p>
          </table:table-cell>
          <table:table-cell table:number-columns-repeated="1016"/>
        </table:table-row>
        <table:table-row table:style-name="ro1">
          <table:table-cell table:formula="of:=[.A202]+[.B$1]" office:value-type="float" office:value="20" calcext:value-type="float">
            <text:p>20</text:p>
          </table:table-cell>
          <table:table-cell table:formula="of:=[.B202]+[.B$1]*[.B202]" office:value-type="float" office:value="82817974.5220146" calcext:value-type="float">
            <text:p>82817974,52</text:p>
          </table:table-cell>
          <table:table-cell/>
          <table:table-cell table:formula="of:=[.D202]+[.E$1]" office:value-type="float" office:value="9.99999999999998" calcext:value-type="float">
            <text:p>10</text:p>
          </table:table-cell>
          <table:table-cell table:formula="of:=[.E202]+[.E$1]*[.E202]" office:value-type="float" office:value="13780.6123398223" calcext:value-type="float">
            <text:p>13780,61</text:p>
          </table:table-cell>
          <table:table-cell/>
          <table:table-cell table:formula="of:=[.G202]+[.H$1]" office:value-type="float" office:value="1" calcext:value-type="float">
            <text:p>1</text:p>
          </table:table-cell>
          <table:table-cell table:style-name="ce6" table:formula="of:=[.H202]+[.H$1]*[.H202]" office:value-type="float" office:value="2.70481382942153" calcext:value-type="float">
            <text:p>2,7</text:p>
          </table:table-cell>
          <table:table-cell table:number-columns-repeated="1016"/>
        </table:table-row>
        <table:table-row table:style-name="ro1" table:number-rows-repeated="1048366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2bis" table:style-name="ta1">
        <table:table-column table:style-name="co1" table:default-cell-style-name="ce5"/>
        <table:table-column table:style-name="co3" table:default-cell-style-name="ce9"/>
        <table:table-column table:style-name="co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1013" table:default-cell-style-name="ce5"/>
        <table:table-column table:style-name="co2" table:default-cell-style-name="ce7"/>
        <table:table-row table:style-name="ro1"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u(n)</text:p>
          </table:table-cell>
          <table:table-cell table:style-name="ce4" table:number-columns-repeated="102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+1/[.A2])^[.A2]" office:value-type="float" office:value="2" calcext:value-type="float">
            <text:p>2,00000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+1/[.A3])^[.A3]" office:value-type="float" office:value="2.5937424601" calcext:value-type="float">
            <text:p>2,593742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+1/[.A4])^[.A4]" office:value-type="float" office:value="2.65329770514442" calcext:value-type="float">
            <text:p>2,653298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+1/[.A5])^[.A5]" office:value-type="float" office:value="2.6743187758703" calcext:value-type="float">
            <text:p>2,674319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+1/[.A6])^[.A6]" office:value-type="float" office:value="2.68506383838996" calcext:value-type="float">
            <text:p>2,685064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+1/[.A7])^[.A7]" office:value-type="float" office:value="2.69158802907361" calcext:value-type="float">
            <text:p>2,691588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1+1/[.A8])^[.A8]" office:value-type="float" office:value="2.69597013933022" calcext:value-type="float">
            <text:p>2,695970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1+1/[.A9])^[.A9]" office:value-type="float" office:value="2.69911637097619" calcext:value-type="float">
            <text:p>2,699116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1+1/[.A10])^[.A10]" office:value-type="float" office:value="2.70148494075333" calcext:value-type="float">
            <text:p>2,701485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1+1/[.A11])^[.A11]" office:value-type="float" office:value="2.70333246105819" calcext:value-type="float">
            <text:p>2,703332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+1/[.A12])^[.A12]" office:value-type="float" office:value="2.70481382942153" calcext:value-type="float">
            <text:p>2,704814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1+1/[.A13])^[.A13]" office:value-type="float" office:value="2.70602808150475" calcext:value-type="float">
            <text:p>2,706028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+1/[.A14])^[.A14]" office:value-type="float" office:value="2.70704149086224" calcext:value-type="float">
            <text:p>2,707041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1+1/[.A15])^[.A15]" office:value-type="float" office:value="2.70790008171808" calcext:value-type="float">
            <text:p>2,707900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+1/[.A16])^[.A16]" office:value-type="float" office:value="2.70863681392114" calcext:value-type="float">
            <text:p>2,708637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1+1/[.A17])^[.A17]" office:value-type="float" office:value="2.70927591133485" calcext:value-type="float">
            <text:p>2,709276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+1/[.A18])^[.A18]" office:value-type="float" office:value="2.70983557630782" calcext:value-type="float">
            <text:p>2,709836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1+1/[.A19])^[.A19]" office:value-type="float" office:value="2.71032975122386" calcext:value-type="float">
            <text:p>2,710330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+1/[.A20])^[.A20]" office:value-type="float" office:value="2.71076929583941" calcext:value-type="float">
            <text:p>2,710769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1+1/[.A21])^[.A21]" office:value-type="float" office:value="2.71116279461116" calcext:value-type="float">
            <text:p>2,711163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+1/[.A22])^[.A22]" office:value-type="float" office:value="2.71151712292932" calcext:value-type="float">
            <text:p>2,711517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1+1/[.A23])^[.A23]" office:value-type="float" office:value="2.71183785227219" calcext:value-type="float">
            <text:p>2,711838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+1/[.A24])^[.A24]" office:value-type="float" office:value="2.71212954532109" calcext:value-type="float">
            <text:p>2,712130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1+1/[.A25])^[.A25]" office:value-type="float" office:value="2.71239597439459" calcext:value-type="float">
            <text:p>2,712396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+1/[.A26])^[.A26]" office:value-type="float" office:value="2.71264028548199" calcext:value-type="float">
            <text:p>2,712640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1+1/[.A27])^[.A27]" office:value-type="float" office:value="2.71286512305145" calcext:value-type="float">
            <text:p>2,712865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+1/[.A28])^[.A28]" office:value-type="float" office:value="2.71307272615812" calcext:value-type="float">
            <text:p>2,713073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1+1/[.A29])^[.A29]" office:value-type="float" office:value="2.7132650032669" calcext:value-type="float">
            <text:p>2,713265</text:p>
          </table:table-cell>
          <table:table-cell table:number-columns-repeated="102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+1/[.A30])^[.A30]" office:value-type="float" office:value="2.7134435910936" calcext:value-type="float">
            <text:p>2,713444</text:p>
          </table:table-cell>
          <table:table-cell table:number-columns-repeated="102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1+1/[.A31])^[.A31]" office:value-type="float" office:value="2.71360990131121" calcext:value-type="float">
            <text:p>2,713610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+1/[.A32])^[.A32]" office:value-type="float" office:value="2.71376515794278" calcext:value-type="float">
            <text:p>2,713765</text:p>
          </table:table-cell>
          <table:table-cell table:number-columns-repeated="102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1+1/[.A33])^[.A33]" office:value-type="float" office:value="2.71391042753761" calcext:value-type="float">
            <text:p>2,713910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+1/[.A34])^[.A34]" office:value-type="float" office:value="2.71404664370772" calcext:value-type="float">
            <text:p>2,714047</text:p>
          </table:table-cell>
          <table:table-cell table:number-columns-repeated="102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1+1/[.A35])^[.A35]" office:value-type="float" office:value="2.71417462721255" calcext:value-type="float">
            <text:p>2,714175</text:p>
          </table:table-cell>
          <table:table-cell table:number-columns-repeated="102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+1/[.A36])^[.A36]" office:value-type="float" office:value="2.71429510251185" calcext:value-type="float">
            <text:p>2,714295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1+1/[.A37])^[.A37]" office:value-type="float" office:value="2.71440871148552" calcext:value-type="float">
            <text:p>2,714409</text:p>
          </table:table-cell>
          <table:table-cell table:number-columns-repeated="102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+1/[.A38])^[.A38]" office:value-type="float" office:value="2.71451602487468" calcext:value-type="float">
            <text:p>2,714516</text:p>
          </table:table-cell>
          <table:table-cell table:number-columns-repeated="102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1+1/[.A39])^[.A39]" office:value-type="float" office:value="2.71461755187125" calcext:value-type="float">
            <text:p>2,714618</text:p>
          </table:table-cell>
          <table:table-cell table:number-columns-repeated="102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+1/[.A40])^[.A40]" office:value-type="float" office:value="2.71471374819675" calcext:value-type="float">
            <text:p>2,714714</text:p>
          </table:table-cell>
          <table:table-cell table:number-columns-repeated="102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1+1/[.A41])^[.A41]" office:value-type="float" office:value="2.71480502294188" calcext:value-type="float">
            <text:p>2,714805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+1/[.A42])^[.A42]" office:value-type="float" office:value="2.71489174438123" calcext:value-type="float">
            <text:p>2,714892</text:p>
          </table:table-cell>
          <table:table-cell table:number-columns-repeated="102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1+1/[.A43])^[.A43]" office:value-type="float" office:value="2.71497424494081" calcext:value-type="float">
            <text:p>2,714974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+1/[.A44])^[.A44]" office:value-type="float" office:value="2.71505282545554" calcext:value-type="float">
            <text:p>2,715053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1+1/[.A45])^[.A45]" office:value-type="float" office:value="2.71512775883547" calcext:value-type="float">
            <text:p>2,715128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+1/[.A46])^[.A46]" office:value-type="float" office:value="2.71519929323182" calcext:value-type="float">
            <text:p>2,715199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1+1/[.A47])^[.A47]" office:value-type="float" office:value="2.71526765478329" calcext:value-type="float">
            <text:p>2,715268</text:p>
          </table:table-cell>
          <table:table-cell table:number-columns-repeated="102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+1/[.A48])^[.A48]" office:value-type="float" office:value="2.71533305000335" calcext:value-type="float">
            <text:p>2,715333</text:p>
          </table:table-cell>
          <table:table-cell table:number-columns-repeated="102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1+1/[.A49])^[.A49]" office:value-type="float" office:value="2.71539566786331" calcext:value-type="float">
            <text:p>2,715396</text:p>
          </table:table-cell>
          <table:table-cell table:number-columns-repeated="102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+1/[.A50])^[.A50]" office:value-type="float" office:value="2.71545568161778" calcext:value-type="float">
            <text:p>2,715456</text:p>
          </table:table-cell>
          <table:table-cell table:number-columns-repeated="102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1+1/[.A51])^[.A51]" office:value-type="float" office:value="2.71551325040394" calcext:value-type="float">
            <text:p>2,715513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1+1/[.A52])^[.A52]" office:value-type="float" office:value="2.71556852065173" calcext:value-type="float">
            <text:p>2,715569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1+1/[.A53])^[.A53]" office:value-type="float" office:value="2.71562162732673" calcext:value-type="float">
            <text:p>2,715622</text:p>
          </table:table-cell>
          <table:table-cell table:number-columns-repeated="102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+1/[.A54])^[.A54]" office:value-type="float" office:value="2.71567269503085" calcext:value-type="float">
            <text:p>2,715673</text:p>
          </table:table-cell>
          <table:table-cell table:number-columns-repeated="102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1+1/[.A55])^[.A55]" office:value-type="float" office:value="2.71572183897849" calcext:value-type="float">
            <text:p>2,715722</text:p>
          </table:table-cell>
          <table:table-cell table:number-columns-repeated="102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+1/[.A56])^[.A56]" office:value-type="float" office:value="2.71576916586335" calcext:value-type="float">
            <text:p>2,715769</text:p>
          </table:table-cell>
          <table:table-cell table:number-columns-repeated="102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1+1/[.A57])^[.A57]" office:value-type="float" office:value="2.71581477463373" calcext:value-type="float">
            <text:p>2,715815</text:p>
          </table:table-cell>
          <table:table-cell table:number-columns-repeated="102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+1/[.A58])^[.A58]" office:value-type="float" office:value="2.71585875718104" calcext:value-type="float">
            <text:p>2,715859</text:p>
          </table:table-cell>
          <table:table-cell table:number-columns-repeated="102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1+1/[.A59])^[.A59]" office:value-type="float" office:value="2.71590119895831" calcext:value-type="float">
            <text:p>2,715901</text:p>
          </table:table-cell>
          <table:table-cell table:number-columns-repeated="102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+1/[.A60])^[.A60]" office:value-type="float" office:value="2.71594217953482" calcext:value-type="float">
            <text:p>2,715942</text:p>
          </table:table-cell>
          <table:table-cell table:number-columns-repeated="102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1+1/[.A61])^[.A61]" office:value-type="float" office:value="2.71598177309409" calcext:value-type="float">
            <text:p>2,715982</text:p>
          </table:table-cell>
          <table:table-cell table:number-columns-repeated="102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1+1/[.A62])^[.A62]" office:value-type="float" office:value="2.71602004888065" calcext:value-type="float">
            <text:p>2,716020</text:p>
          </table:table-cell>
          <table:table-cell table:number-columns-repeated="102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1+1/[.A63])^[.A63]" office:value-type="float" office:value="2.71605707160602" calcext:value-type="float">
            <text:p>2,716057</text:p>
          </table:table-cell>
          <table:table-cell table:number-columns-repeated="102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+1/[.A64])^[.A64]" office:value-type="float" office:value="2.71609290181301" calcext:value-type="float">
            <text:p>2,716093</text:p>
          </table:table-cell>
          <table:table-cell table:number-columns-repeated="102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1+1/[.A65])^[.A65]" office:value-type="float" office:value="2.71612759620511" calcext:value-type="float">
            <text:p>2,716128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1+1/[.A66])^[.A66]" office:value-type="float" office:value="2.71616120794785" calcext:value-type="float">
            <text:p>2,716161</text:p>
          </table:table-cell>
          <table:table-cell table:number-columns-repeated="102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1+1/[.A67])^[.A67]" office:value-type="float" office:value="2.71619378693952" calcext:value-type="float">
            <text:p>2,716194</text:p>
          </table:table-cell>
          <table:table-cell table:number-columns-repeated="102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+1/[.A68])^[.A68]" office:value-type="float" office:value="2.71622538005799" calcext:value-type="float">
            <text:p>2,716225</text:p>
          </table:table-cell>
          <table:table-cell table:number-columns-repeated="102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1+1/[.A69])^[.A69]" office:value-type="float" office:value="2.71625603138679" calcext:value-type="float">
            <text:p>2,716256</text:p>
          </table:table-cell>
          <table:table-cell table:number-columns-repeated="102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+1/[.A70])^[.A70]" office:value-type="float" office:value="2.71628578241901" calcext:value-type="float">
            <text:p>2,716286</text:p>
          </table:table-cell>
          <table:table-cell table:number-columns-repeated="102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1+1/[.A71])^[.A71]" office:value-type="float" office:value="2.71631467224639" calcext:value-type="float">
            <text:p>2,716315</text:p>
          </table:table-cell>
          <table:table-cell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+1/[.A72])^[.A72]" office:value-type="float" office:value="2.71634273772956" calcext:value-type="float">
            <text:p>2,716343</text:p>
          </table:table-cell>
          <table:table-cell table:number-columns-repeated="102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1+1/[.A73])^[.A73]" office:value-type="float" office:value="2.71637001365515" calcext:value-type="float">
            <text:p>2,716370</text:p>
          </table:table-cell>
          <table:table-cell table:number-columns-repeated="102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1+1/[.A74])^[.A74]" office:value-type="float" office:value="2.71639653287921" calcext:value-type="float">
            <text:p>2,716397</text:p>
          </table:table-cell>
          <table:table-cell table:number-columns-repeated="102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1+1/[.A75])^[.A75]" office:value-type="float" office:value="2.71642232646035" calcext:value-type="float">
            <text:p>2,716422</text:p>
          </table:table-cell>
          <table:table-cell table:number-columns-repeated="102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+1/[.A76])^[.A76]" office:value-type="float" office:value="2.71644742378001" calcext:value-type="float">
            <text:p>2,716447</text:p>
          </table:table-cell>
          <table:table-cell table:number-columns-repeated="102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1+1/[.A77])^[.A77]" office:value-type="float" office:value="2.71647185265455" calcext:value-type="float">
            <text:p>2,716472</text:p>
          </table:table-cell>
          <table:table-cell table:number-columns-repeated="102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1+1/[.A78])^[.A78]" office:value-type="float" office:value="2.71649563943808" calcext:value-type="float">
            <text:p>2,716496</text:p>
          </table:table-cell>
          <table:table-cell table:number-columns-repeated="102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(1+1/[.A79])^[.A79]" office:value-type="float" office:value="2.7165188091181" calcext:value-type="float">
            <text:p>2,716519</text:p>
          </table:table-cell>
          <table:table-cell table:number-columns-repeated="102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1+1/[.A80])^[.A80]" office:value-type="float" office:value="2.71654138540067" calcext:value-type="float">
            <text:p>2,716541</text:p>
          </table:table-cell>
          <table:table-cell table:number-columns-repeated="102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1+1/[.A81])^[.A81]" office:value-type="float" office:value="2.71656339079426" calcext:value-type="float">
            <text:p>2,716563</text:p>
          </table:table-cell>
          <table:table-cell table:number-columns-repeated="102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+1/[.A82])^[.A82]" office:value-type="float" office:value="2.71658484668247" calcext:value-type="float">
            <text:p>2,716585</text:p>
          </table:table-cell>
          <table:table-cell table:number-columns-repeated="102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1+1/[.A83])^[.A83]" office:value-type="float" office:value="2.71660577339477" calcext:value-type="float">
            <text:p>2,716606</text:p>
          </table:table-cell>
          <table:table-cell table:number-columns-repeated="102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1+1/[.A84])^[.A84]" office:value-type="float" office:value="2.71662619026886" calcext:value-type="float">
            <text:p>2,716626</text:p>
          </table:table-cell>
          <table:table-cell table:number-columns-repeated="102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(1+1/[.A85])^[.A85]" office:value-type="float" office:value="2.71664611571277" calcext:value-type="float">
            <text:p>2,716646</text:p>
          </table:table-cell>
          <table:table-cell table:number-columns-repeated="102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1+1/[.A86])^[.A86]" office:value-type="float" office:value="2.71666556725875" calcext:value-type="float">
            <text:p>2,716666</text:p>
          </table:table-cell>
          <table:table-cell table:number-columns-repeated="102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1+1/[.A87])^[.A87]" office:value-type="float" office:value="2.71668456161423" calcext:value-type="float">
            <text:p>2,716685</text:p>
          </table:table-cell>
          <table:table-cell table:number-columns-repeated="102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+1/[.A88])^[.A88]" office:value-type="float" office:value="2.71670311471039" calcext:value-type="float">
            <text:p>2,716703</text:p>
          </table:table-cell>
          <table:table-cell table:number-columns-repeated="102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(1+1/[.A89])^[.A89]" office:value-type="float" office:value="2.71672124174786" calcext:value-type="float">
            <text:p>2,716721</text:p>
          </table:table-cell>
          <table:table-cell table:number-columns-repeated="102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1+1/[.A90])^[.A90]" office:value-type="float" office:value="2.71673895723598" calcext:value-type="float">
            <text:p>2,716739</text:p>
          </table:table-cell>
          <table:table-cell table:number-columns-repeated="102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(1+1/[.A91])^[.A91]" office:value-type="float" office:value="2.71675627503221" calcext:value-type="float">
            <text:p>2,716756</text:p>
          </table:table-cell>
          <table:table-cell table:number-columns-repeated="102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1+1/[.A92])^[.A92]" office:value-type="float" office:value="2.71677320838041" calcext:value-type="float">
            <text:p>2,716773</text:p>
          </table:table-cell>
          <table:table-cell table:number-columns-repeated="102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(1+1/[.A93])^[.A93]" office:value-type="float" office:value="2.71678976994165" calcext:value-type="float">
            <text:p>2,716790</text:p>
          </table:table-cell>
          <table:table-cell table:number-columns-repeated="102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(1+1/[.A94])^[.A94]" office:value-type="float" office:value="2.71680597182702" calcext:value-type="float">
            <text:p>2,716806</text:p>
          </table:table-cell>
          <table:table-cell table:number-columns-repeated="102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(1+1/[.A95])^[.A95]" office:value-type="float" office:value="2.71682182562787" calcext:value-type="float">
            <text:p>2,716822</text:p>
          </table:table-cell>
          <table:table-cell table:number-columns-repeated="102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(1+1/[.A96])^[.A96]" office:value-type="float" office:value="2.71683734244276" calcext:value-type="float">
            <text:p>2,716837</text:p>
          </table:table-cell>
          <table:table-cell table:number-columns-repeated="102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1+1/[.A97])^[.A97]" office:value-type="float" office:value="2.71685253290248" calcext:value-type="float">
            <text:p>2,716853</text:p>
          </table:table-cell>
          <table:table-cell table:number-columns-repeated="102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1+1/[.A98])^[.A98]" office:value-type="float" office:value="2.71686740719583" calcext:value-type="float">
            <text:p>2,716867</text:p>
          </table:table-cell>
          <table:table-cell table:number-columns-repeated="102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(1+1/[.A99])^[.A99]" office:value-type="float" office:value="2.71688197509265" calcext:value-type="float">
            <text:p>2,716882</text:p>
          </table:table-cell>
          <table:table-cell table:number-columns-repeated="102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(1+1/[.A100])^[.A100]" office:value-type="float" office:value="2.71689624596285" calcext:value-type="float">
            <text:p>2,716896</text:p>
          </table:table-cell>
          <table:table-cell table:number-columns-repeated="102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(1+1/[.A101])^[.A101]" office:value-type="float" office:value="2.71691022879955" calcext:value-type="float">
            <text:p>2,716910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1+1/[.A102])^[.A102]" office:value-type="float" office:value="2.71692393223559" calcext:value-type="float">
            <text:p>2,716924</text:p>
          </table:table-cell>
          <table:table-cell table:number-columns-repeated="102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(1+1/[.A103])^[.A103]" office:value-type="float" office:value="2.71704727456942" calcext:value-type="float">
            <text:p>2,717047</text:p>
          </table:table-cell>
          <table:table-cell table:number-columns-repeated="102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1+1/[.A104])^[.A104]" office:value-type="float" office:value="2.71715007553642" calcext:value-type="float">
            <text:p>2,717150</text:p>
          </table:table-cell>
          <table:table-cell table:number-columns-repeated="102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(1+1/[.A105])^[.A105]" office:value-type="float" office:value="2.71723707211411" calcext:value-type="float">
            <text:p>2,717237</text:p>
          </table:table-cell>
          <table:table-cell table:number-columns-repeated="102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1+1/[.A106])^[.A106]" office:value-type="float" office:value="2.71731164873967" calcext:value-type="float">
            <text:p>2,717312</text:p>
          </table:table-cell>
          <table:table-cell table:number-columns-repeated="102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1+1/[.A107])^[.A107]" office:value-type="float" office:value="2.71737628788786" calcext:value-type="float">
            <text:p>2,717376</text:p>
          </table:table-cell>
          <table:table-cell table:number-columns-repeated="102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1+1/[.A108])^[.A108]" office:value-type="float" office:value="2.71743285176946" calcext:value-type="float">
            <text:p>2,717433</text:p>
          </table:table-cell>
          <table:table-cell table:number-columns-repeated="102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(1+1/[.A109])^[.A109]" office:value-type="float" office:value="2.71748276466133" calcext:value-type="float">
            <text:p>2,717483</text:p>
          </table:table-cell>
          <table:table-cell table:number-columns-repeated="102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(1+1/[.A110])^[.A110]" office:value-type="float" office:value="2.71752713450059" calcext:value-type="float">
            <text:p>2,717527</text:p>
          </table:table-cell>
          <table:table-cell table:number-columns-repeated="102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(1+1/[.A111])^[.A111]" office:value-type="float" office:value="2.71756683608148" calcext:value-type="float">
            <text:p>2,717567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1+1/[.A112])^[.A112]" office:value-type="float" office:value="2.71760256932284" calcext:value-type="float">
            <text:p>2,717603</text:p>
          </table:table-cell>
          <table:table-cell table:number-columns-repeated="102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(1+1/[.A113])^[.A113]" office:value-type="float" office:value="2.71763490088406" calcext:value-type="float">
            <text:p>2,717635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(1+1/[.A114])^[.A114]" office:value-type="float" office:value="2.71766429443599" calcext:value-type="float">
            <text:p>2,717664</text:p>
          </table:table-cell>
          <table:table-cell table:number-columns-repeated="102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(1+1/[.A115])^[.A115]" office:value-type="float" office:value="2.7176911330451" calcext:value-type="float">
            <text:p>2,717691</text:p>
          </table:table-cell>
          <table:table-cell table:number-columns-repeated="1022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(1+1/[.A116])^[.A116]" office:value-type="float" office:value="2.71771573595768" calcext:value-type="float">
            <text:p>2,717716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(1+1/[.A117])^[.A117]" office:value-type="float" office:value="2.71773837135764" calcext:value-type="float">
            <text:p>2,717738</text:p>
          </table:table-cell>
          <table:table-cell table:number-columns-repeated="1022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(1+1/[.A118])^[.A118]" office:value-type="float" office:value="2.71775926618789" calcext:value-type="float">
            <text:p>2,717759</text:p>
          </table:table-cell>
          <table:table-cell table:number-columns-repeated="102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(1+1/[.A119])^[.A119]" office:value-type="float" office:value="2.71777861377723" calcext:value-type="float">
            <text:p>2,717779</text:p>
          </table:table-cell>
          <table:table-cell table:number-columns-repeated="1022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(1+1/[.A120])^[.A120]" office:value-type="float" office:value="2.71779657984935" calcext:value-type="float">
            <text:p>2,717797</text:p>
          </table:table-cell>
          <table:table-cell table:number-columns-repeated="1022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(1+1/[.A121])^[.A121]" office:value-type="float" office:value="2.71781330727134" calcext:value-type="float">
            <text:p>2,717813</text:p>
          </table:table-cell>
          <table:table-cell table:number-columns-repeated="102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(1+1/[.A122])^[.A122]" office:value-type="float" office:value="2.71782891987432" calcext:value-type="float">
            <text:p>2,717829</text:p>
          </table:table-cell>
          <table:table-cell table:number-columns-repeated="1022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(1+1/[.A123])^[.A123]" office:value-type="float" office:value="2.71784352550959" calcext:value-type="float">
            <text:p>2,717844</text:p>
          </table:table-cell>
          <table:table-cell table:number-columns-repeated="1022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(1+1/[.A124])^[.A124]" office:value-type="float" office:value="2.71785721855441" calcext:value-type="float">
            <text:p>2,717857</text:p>
          </table:table-cell>
          <table:table-cell table:number-columns-repeated="1022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(1+1/[.A125])^[.A125]" office:value-type="float" office:value="2.71787008194818" calcext:value-type="float">
            <text:p>2,717870</text:p>
          </table:table-cell>
          <table:table-cell table:number-columns-repeated="1022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(1+1/[.A126])^[.A126]" office:value-type="float" office:value="2.71788218887568" calcext:value-type="float">
            <text:p>2,717882</text:p>
          </table:table-cell>
          <table:table-cell table:number-columns-repeated="1022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(1+1/[.A127])^[.A127]" office:value-type="float" office:value="2.71789360415964" calcext:value-type="float">
            <text:p>2,717894</text:p>
          </table:table-cell>
          <table:table-cell table:number-columns-repeated="102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(1+1/[.A128])^[.A128]" office:value-type="float" office:value="2.7179043854238" calcext:value-type="float">
            <text:p>2,717904</text:p>
          </table:table-cell>
          <table:table-cell table:number-columns-repeated="1022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formula="of:=(1+1/[.A129])^[.A129]" office:value-type="float" office:value="2.71791458406095" calcext:value-type="float">
            <text:p>2,717915</text:p>
          </table:table-cell>
          <table:table-cell table:number-columns-repeated="1022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(1+1/[.A130])^[.A130]" office:value-type="float" office:value="2.71792424605444" calcext:value-type="float">
            <text:p>2,717924</text:p>
          </table:table-cell>
          <table:table-cell table:number-columns-repeated="1022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(1+1/[.A131])^[.A131]" office:value-type="float" office:value="2.71793341268005" calcext:value-type="float">
            <text:p>2,717933</text:p>
          </table:table-cell>
          <table:table-cell table:number-columns-repeated="102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(1+1/[.A132])^[.A132]" office:value-type="float" office:value="2.71794212108027" calcext:value-type="float">
            <text:p>2,717942</text:p>
          </table:table-cell>
          <table:table-cell table:number-columns-repeated="1022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(1+1/[.A133])^[.A133]" office:value-type="float" office:value="2.7179504047732" calcext:value-type="float">
            <text:p>2,717950</text:p>
          </table:table-cell>
          <table:table-cell table:number-columns-repeated="1022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formula="of:=(1+1/[.A134])^[.A134]" office:value-type="float" office:value="2.71795829409047" calcext:value-type="float">
            <text:p>2,717958</text:p>
          </table:table-cell>
          <table:table-cell table:number-columns-repeated="1022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formula="of:=(1+1/[.A135])^[.A135]" office:value-type="float" office:value="2.71796581654223" calcext:value-type="float">
            <text:p>2,717966</text:p>
          </table:table-cell>
          <table:table-cell table:number-columns-repeated="1022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(1+1/[.A136])^[.A136]" office:value-type="float" office:value="2.71797299713621" calcext:value-type="float">
            <text:p>2,717973</text:p>
          </table:table-cell>
          <table:table-cell table:number-columns-repeated="1022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(1+1/[.A137])^[.A137]" office:value-type="float" office:value="2.71797985865542" calcext:value-type="float">
            <text:p>2,717980</text:p>
          </table:table-cell>
          <table:table-cell table:number-columns-repeated="1022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formula="of:=(1+1/[.A138])^[.A138]" office:value-type="float" office:value="2.71798642190841" calcext:value-type="float">
            <text:p>2,717986</text:p>
          </table:table-cell>
          <table:table-cell table:number-columns-repeated="1022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formula="of:=(1+1/[.A139])^[.A139]" office:value-type="float" office:value="2.71799270593102" calcext:value-type="float">
            <text:p>2,717993</text:p>
          </table:table-cell>
          <table:table-cell table:number-columns-repeated="1022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(1+1/[.A140])^[.A140]" office:value-type="float" office:value="2.7179987281662" calcext:value-type="float">
            <text:p>2,717999</text:p>
          </table:table-cell>
          <table:table-cell table:number-columns-repeated="1022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formula="of:=(1+1/[.A141])^[.A141]" office:value-type="float" office:value="2.71800450464072" calcext:value-type="float">
            <text:p>2,718005</text:p>
          </table:table-cell>
          <table:table-cell table:number-columns-repeated="102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(1+1/[.A142])^[.A142]" office:value-type="float" office:value="2.71801005010155" calcext:value-type="float">
            <text:p>2,718010</text:p>
          </table:table-cell>
          <table:table-cell table:number-columns-repeated="1022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formula="of:=(1+1/[.A143])^[.A143]" office:value-type="float" office:value="2.71801537813222" calcext:value-type="float">
            <text:p>2,718015</text:p>
          </table:table-cell>
          <table:table-cell table:number-columns-repeated="1022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formula="of:=(1+1/[.A144])^[.A144]" office:value-type="float" office:value="2.718020501272" calcext:value-type="float">
            <text:p>2,718021</text:p>
          </table:table-cell>
          <table:table-cell table:number-columns-repeated="1022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formula="of:=(1+1/[.A145])^[.A145]" office:value-type="float" office:value="2.71802543112177" calcext:value-type="float">
            <text:p>2,718025</text:p>
          </table:table-cell>
          <table:table-cell table:number-columns-repeated="1022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formula="of:=(1+1/[.A146])^[.A146]" office:value-type="float" office:value="2.71803017841673" calcext:value-type="float">
            <text:p>2,718030</text:p>
          </table:table-cell>
          <table:table-cell table:number-columns-repeated="1022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(1+1/[.A147])^[.A147]" office:value-type="float" office:value="2.71803475310964" calcext:value-type="float">
            <text:p>2,718035</text:p>
          </table:table-cell>
          <table:table-cell table:number-columns-repeated="1022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(1+1/[.A148])^[.A148]" office:value-type="float" office:value="2.71803916444486" calcext:value-type="float">
            <text:p>2,718039</text:p>
          </table:table-cell>
          <table:table-cell table:number-columns-repeated="1022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formula="of:=(1+1/[.A149])^[.A149]" office:value-type="float" office:value="2.71804342102372" calcext:value-type="float">
            <text:p>2,718043</text:p>
          </table:table-cell>
          <table:table-cell table:number-columns-repeated="1022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formula="of:=(1+1/[.A150])^[.A150]" office:value-type="float" office:value="2.71804753084743" calcext:value-type="float">
            <text:p>2,718048</text:p>
          </table:table-cell>
          <table:table-cell table:number-columns-repeated="1022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formula="of:=(1+1/[.A151])^[.A151]" office:value-type="float" office:value="2.71805150137813" calcext:value-type="float">
            <text:p>2,718052</text:p>
          </table:table-cell>
          <table:table-cell table:number-columns-repeated="102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(1+1/[.A152])^[.A152]" office:value-type="float" office:value="2.71805533957529" calcext:value-type="float">
            <text:p>2,718055</text:p>
          </table:table-cell>
          <table:table-cell table:number-columns-repeated="1022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formula="of:=(1+1/[.A153])^[.A153]" office:value-type="float" office:value="2.71805905194874" calcext:value-type="float">
            <text:p>2,718059</text:p>
          </table:table-cell>
          <table:table-cell table:number-columns-repeated="1022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formula="of:=(1+1/[.A154])^[.A154]" office:value-type="float" office:value="2.71806264458985" calcext:value-type="float">
            <text:p>2,718063</text:p>
          </table:table-cell>
          <table:table-cell table:number-columns-repeated="1022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formula="of:=(1+1/[.A155])^[.A155]" office:value-type="float" office:value="2.718066123193" calcext:value-type="float">
            <text:p>2,718066</text:p>
          </table:table-cell>
          <table:table-cell table:number-columns-repeated="1022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(1+1/[.A156])^[.A156]" office:value-type="float" office:value="2.71806949310502" calcext:value-type="float">
            <text:p>2,718069</text:p>
          </table:table-cell>
          <table:table-cell table:number-columns-repeated="1022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formula="of:=(1+1/[.A157])^[.A157]" office:value-type="float" office:value="2.71807275934109" calcext:value-type="float">
            <text:p>2,718073</text:p>
          </table:table-cell>
          <table:table-cell table:number-columns-repeated="1022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formula="of:=(1+1/[.A158])^[.A158]" office:value-type="float" office:value="2.71807592661632" calcext:value-type="float">
            <text:p>2,718076</text:p>
          </table:table-cell>
          <table:table-cell table:number-columns-repeated="1022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formula="of:=(1+1/[.A159])^[.A159]" office:value-type="float" office:value="2.71807899935518" calcext:value-type="float">
            <text:p>2,718079</text:p>
          </table:table-cell>
          <table:table-cell table:number-columns-repeated="1022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(1+1/[.A160])^[.A160]" office:value-type="float" office:value="2.71808198173679" calcext:value-type="float">
            <text:p>2,718082</text:p>
          </table:table-cell>
          <table:table-cell table:number-columns-repeated="1022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formula="of:=(1+1/[.A161])^[.A161]" office:value-type="float" office:value="2.71808487768128" calcext:value-type="float">
            <text:p>2,718085</text:p>
          </table:table-cell>
          <table:table-cell table:number-columns-repeated="102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(1+1/[.A162])^[.A162]" office:value-type="float" office:value="2.71808769089545" calcext:value-type="float">
            <text:p>2,718088</text:p>
          </table:table-cell>
          <table:table-cell table:number-columns-repeated="1022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formula="of:=(1+1/[.A163])^[.A163]" office:value-type="float" office:value="2.71809042487329" calcext:value-type="float">
            <text:p>2,718090</text:p>
          </table:table-cell>
          <table:table-cell table:number-columns-repeated="102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formula="of:=(1+1/[.A164])^[.A164]" office:value-type="float" office:value="2.71809308291803" calcext:value-type="float">
            <text:p>2,718093</text:p>
          </table:table-cell>
          <table:table-cell table:number-columns-repeated="1022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formula="of:=(1+1/[.A165])^[.A165]" office:value-type="float" office:value="2.71809566814756" calcext:value-type="float">
            <text:p>2,718096</text:p>
          </table:table-cell>
          <table:table-cell table:number-columns-repeated="1022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formula="of:=(1+1/[.A166])^[.A166]" office:value-type="float" office:value="2.71809818351548" calcext:value-type="float">
            <text:p>2,718098</text:p>
          </table:table-cell>
          <table:table-cell table:number-columns-repeated="1022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formula="of:=(1+1/[.A167])^[.A167]" office:value-type="float" office:value="2.71810063181633" calcext:value-type="float">
            <text:p>2,718101</text:p>
          </table:table-cell>
          <table:table-cell table:number-columns-repeated="1022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formula="of:=(1+1/[.A168])^[.A168]" office:value-type="float" office:value="2.71810301569442" calcext:value-type="float">
            <text:p>2,718103</text:p>
          </table:table-cell>
          <table:table-cell table:number-columns-repeated="1022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formula="of:=(1+1/[.A169])^[.A169]" office:value-type="float" office:value="2.71810533766422" calcext:value-type="float">
            <text:p>2,718105</text:p>
          </table:table-cell>
          <table:table-cell table:number-columns-repeated="1022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formula="of:=(1+1/[.A170])^[.A170]" office:value-type="float" office:value="2.71810760010122" calcext:value-type="float">
            <text:p>2,718108</text:p>
          </table:table-cell>
          <table:table-cell table:number-columns-repeated="1022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formula="of:=(1+1/[.A171])^[.A171]" office:value-type="float" office:value="2.71810980526671" calcext:value-type="float">
            <text:p>2,718110</text:p>
          </table:table-cell>
          <table:table-cell table:number-columns-repeated="1022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(1+1/[.A172])^[.A172]" office:value-type="float" office:value="2.7181119553078" calcext:value-type="float">
            <text:p>2,718112</text:p>
          </table:table-cell>
          <table:table-cell table:number-columns-repeated="1022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formula="of:=(1+1/[.A173])^[.A173]" office:value-type="float" office:value="2.71811405226963" calcext:value-type="float">
            <text:p>2,718114</text:p>
          </table:table-cell>
          <table:table-cell table:number-columns-repeated="1022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formula="of:=(1+1/[.A174])^[.A174]" office:value-type="float" office:value="2.71811609809128" calcext:value-type="float">
            <text:p>2,718116</text:p>
          </table:table-cell>
          <table:table-cell table:number-columns-repeated="1022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formula="of:=(1+1/[.A175])^[.A175]" office:value-type="float" office:value="2.71811809462247" calcext:value-type="float">
            <text:p>2,718118</text:p>
          </table:table-cell>
          <table:table-cell table:number-columns-repeated="1022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formula="of:=(1+1/[.A176])^[.A176]" office:value-type="float" office:value="2.71812004362324" calcext:value-type="float">
            <text:p>2,718120</text:p>
          </table:table-cell>
          <table:table-cell table:number-columns-repeated="1022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formula="of:=(1+1/[.A177])^[.A177]" office:value-type="float" office:value="2.71812194677063" calcext:value-type="float">
            <text:p>2,718122</text:p>
          </table:table-cell>
          <table:table-cell table:number-columns-repeated="1022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formula="of:=(1+1/[.A178])^[.A178]" office:value-type="float" office:value="2.71812380566317" calcext:value-type="float">
            <text:p>2,718124</text:p>
          </table:table-cell>
          <table:table-cell table:number-columns-repeated="1022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formula="of:=(1+1/[.A179])^[.A179]" office:value-type="float" office:value="2.71812562182491" calcext:value-type="float">
            <text:p>2,718126</text:p>
          </table:table-cell>
          <table:table-cell table:number-columns-repeated="1022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formula="of:=(1+1/[.A180])^[.A180]" office:value-type="float" office:value="2.71812739671198" calcext:value-type="float">
            <text:p>2,718127</text:p>
          </table:table-cell>
          <table:table-cell table:number-columns-repeated="1022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formula="of:=(1+1/[.A181])^[.A181]" office:value-type="float" office:value="2.71812913172589" calcext:value-type="float">
            <text:p>2,718129</text:p>
          </table:table-cell>
          <table:table-cell table:number-columns-repeated="1022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(1+1/[.A182])^[.A182]" office:value-type="float" office:value="2.71813082818301" calcext:value-type="float">
            <text:p>2,718131</text:p>
          </table:table-cell>
          <table:table-cell table:number-columns-repeated="1022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formula="of:=(1+1/[.A183])^[.A183]" office:value-type="float" office:value="2.71813248735917" calcext:value-type="float">
            <text:p>2,718132</text:p>
          </table:table-cell>
          <table:table-cell table:number-columns-repeated="1022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formula="of:=(1+1/[.A184])^[.A184]" office:value-type="float" office:value="2.71813411046793" calcext:value-type="float">
            <text:p>2,718134</text:p>
          </table:table-cell>
          <table:table-cell table:number-columns-repeated="1022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formula="of:=(1+1/[.A185])^[.A185]" office:value-type="float" office:value="2.71813569867566" calcext:value-type="float">
            <text:p>2,718136</text:p>
          </table:table-cell>
          <table:table-cell table:number-columns-repeated="1022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formula="of:=(1+1/[.A186])^[.A186]" office:value-type="float" office:value="2.71813725309706" calcext:value-type="float">
            <text:p>2,718137</text:p>
          </table:table-cell>
          <table:table-cell table:number-columns-repeated="1022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formula="of:=(1+1/[.A187])^[.A187]" office:value-type="float" office:value="2.71813877480017" calcext:value-type="float">
            <text:p>2,718139</text:p>
          </table:table-cell>
          <table:table-cell table:number-columns-repeated="1022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(1+1/[.A188])^[.A188]" office:value-type="float" office:value="2.71814026479532" calcext:value-type="float">
            <text:p>2,718140</text:p>
          </table:table-cell>
          <table:table-cell table:number-columns-repeated="1022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formula="of:=(1+1/[.A189])^[.A189]" office:value-type="float" office:value="2.71814172407672" calcext:value-type="float">
            <text:p>2,718142</text:p>
          </table:table-cell>
          <table:table-cell table:number-columns-repeated="1022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formula="of:=(1+1/[.A190])^[.A190]" office:value-type="float" office:value="2.7181431535834" calcext:value-type="float">
            <text:p>2,718143</text:p>
          </table:table-cell>
          <table:table-cell table:number-columns-repeated="1022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formula="of:=(1+1/[.A191])^[.A191]" office:value-type="float" office:value="2.71814455421005" calcext:value-type="float">
            <text:p>2,718145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1+1/[.A192])^[.A192]" office:value-type="float" office:value="2.71814592682493" calcext:value-type="float">
            <text:p>2,718146</text:p>
          </table:table-cell>
          <table:table-cell table:number-columns-repeated="1022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(1+1/[.A193])^[.A193]" office:value-type="float" office:value="2.71815828049125" calcext:value-type="float">
            <text:p>2,718158</text:p>
          </table:table-cell>
          <table:table-cell table:number-columns-repeated="1022"/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(1+1/[.A194])^[.A194]" office:value-type="float" office:value="2.71816857537077" calcext:value-type="float">
            <text:p>2,718169</text:p>
          </table:table-cell>
          <table:table-cell table:number-columns-repeated="1022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(1+1/[.A195])^[.A195]" office:value-type="float" office:value="2.71817728652978" calcext:value-type="float">
            <text:p>2,718177</text:p>
          </table:table-cell>
          <table:table-cell table:number-columns-repeated="1022"/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(1+1/[.A196])^[.A196]" office:value-type="float" office:value="2.71818475331855" calcext:value-type="float">
            <text:p>2,718185</text:p>
          </table:table-cell>
          <table:table-cell table:number-columns-repeated="102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(1+1/[.A197])^[.A197]" office:value-type="float" office:value="2.71819122460135" calcext:value-type="float">
            <text:p>2,718191</text:p>
          </table:table-cell>
          <table:table-cell table:number-columns-repeated="1022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(1+1/[.A198])^[.A198]" office:value-type="float" office:value="2.71819688702165" calcext:value-type="float">
            <text:p>2,718197</text:p>
          </table:table-cell>
          <table:table-cell table:number-columns-repeated="1022"/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(1+1/[.A199])^[.A199]" office:value-type="float" office:value="2.71820188329974" calcext:value-type="float">
            <text:p>2,718202</text:p>
          </table:table-cell>
          <table:table-cell table:number-columns-repeated="1022"/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(1+1/[.A200])^[.A200]" office:value-type="float" office:value="2.71820632447166" calcext:value-type="float">
            <text:p>2,718206</text:p>
          </table:table-cell>
          <table:table-cell table:number-columns-repeated="1022"/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(1+1/[.A201])^[.A201]" office:value-type="float" office:value="2.71821029817442" calcext:value-type="float">
            <text:p>2,718210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(1+1/[.A202])^[.A202]" office:value-type="float" office:value="2.71821387453362" calcext:value-type="float">
            <text:p>2,718214</text:p>
          </table:table-cell>
          <table:table-cell table:number-columns-repeated="1022"/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(1+1/[.A203])^[.A203]" office:value-type="float" office:value="2.71821711028964" calcext:value-type="float">
            <text:p>2,718217</text:p>
          </table:table-cell>
          <table:table-cell table:number-columns-repeated="5"/>
          <table:table-cell table:style-name="ce12"/>
          <table:table-cell table:number-columns-repeated="1016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(1+1/[.A204])^[.A204]" office:value-type="float" office:value="2.71822005189547" calcext:value-type="float">
            <text:p>2,718220</text:p>
          </table:table-cell>
          <table:table-cell table:number-columns-repeated="1022"/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(1+1/[.A205])^[.A205]" office:value-type="float" office:value="2.71822273773239" calcext:value-type="float">
            <text:p>2,718223</text:p>
          </table:table-cell>
          <table:table-cell table:number-columns-repeated="1022"/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(1+1/[.A206])^[.A206]" office:value-type="float" office:value="2.71822519975384" calcext:value-type="float">
            <text:p>2,718225</text:p>
          </table:table-cell>
          <table:table-cell table:number-columns-repeated="102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(1+1/[.A207])^[.A207]" office:value-type="float" office:value="2.71822746481853" calcext:value-type="float">
            <text:p>2,718227</text:p>
          </table:table-cell>
          <table:table-cell table:number-columns-repeated="1022"/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(1+1/[.A208])^[.A208]" office:value-type="float" office:value="2.71822955564391" calcext:value-type="float">
            <text:p>2,718230</text:p>
          </table:table-cell>
          <table:table-cell table:number-columns-repeated="1022"/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(1+1/[.A209])^[.A209]" office:value-type="float" office:value="2.71823149161714" calcext:value-type="float">
            <text:p>2,718231</text:p>
          </table:table-cell>
          <table:table-cell table:number-columns-repeated="1022"/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(1+1/[.A210])^[.A210]" office:value-type="float" office:value="2.71823328930692" calcext:value-type="float">
            <text:p>2,718233</text:p>
          </table:table-cell>
          <table:table-cell table:number-columns-repeated="1022"/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(1+1/[.A211])^[.A211]" office:value-type="float" office:value="2.71823496301506" calcext:value-type="float">
            <text:p>2,718235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(1+1/[.A212])^[.A212]" office:value-type="float" office:value="2.71823652514587" calcext:value-type="float">
            <text:p>2,718237</text:p>
          </table:table-cell>
          <table:table-cell table:number-columns-repeated="1022"/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(1+1/[.A213])^[.A213]" office:value-type="float" office:value="2.7182379865089" calcext:value-type="float">
            <text:p>2,718238</text:p>
          </table:table-cell>
          <table:table-cell table:number-columns-repeated="1022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(1+1/[.A214])^[.A214]" office:value-type="float" office:value="2.71823935651578" calcext:value-type="float">
            <text:p>2,718239</text:p>
          </table:table-cell>
          <table:table-cell table:number-columns-repeated="1022"/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formula="of:=(1+1/[.A215])^[.A215]" office:value-type="float" office:value="2.71824064351627" calcext:value-type="float">
            <text:p>2,718241</text:p>
          </table:table-cell>
          <table:table-cell table:number-columns-repeated="1022"/>
        </table:table-row>
        <table:table-row table:style-name="ro1">
          <table:table-cell office:value-type="float" office:value="34000" calcext:value-type="float">
            <text:p>34000</text:p>
          </table:table-cell>
          <table:table-cell table:formula="of:=(1+1/[.A216])^[.A216]" office:value-type="float" office:value="2.71824185480973" calcext:value-type="float">
            <text:p>2,718242</text:p>
          </table:table-cell>
          <table:table-cell table:number-columns-repeated="1022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formula="of:=(1+1/[.A217])^[.A217]" office:value-type="float" office:value="2.71824299688425" calcext:value-type="float">
            <text:p>2,718243</text:p>
          </table:table-cell>
          <table:table-cell table:number-columns-repeated="1022"/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formula="of:=(1+1/[.A218])^[.A218]" office:value-type="float" office:value="2.71824407550214" calcext:value-type="float">
            <text:p>2,718244</text:p>
          </table:table-cell>
          <table:table-cell table:number-columns-repeated="1022"/>
        </table:table-row>
        <table:table-row table:style-name="ro1">
          <table:table-cell office:value-type="float" office:value="37000" calcext:value-type="float">
            <text:p>37000</text:p>
          </table:table-cell>
          <table:table-cell table:formula="of:=(1+1/[.A219])^[.A219]" office:value-type="float" office:value="2.71824509583419" calcext:value-type="float">
            <text:p>2,718245</text:p>
          </table:table-cell>
          <table:table-cell table:number-columns-repeated="1022"/>
        </table:table-row>
        <table:table-row table:style-name="ro1">
          <table:table-cell office:value-type="float" office:value="38000" calcext:value-type="float">
            <text:p>38000</text:p>
          </table:table-cell>
          <table:table-cell table:formula="of:=(1+1/[.A220])^[.A220]" office:value-type="float" office:value="2.71824606246381" calcext:value-type="float">
            <text:p>2,718246</text:p>
          </table:table-cell>
          <table:table-cell table:number-columns-repeated="1022"/>
        </table:table-row>
        <table:table-row table:style-name="ro1">
          <table:table-cell office:value-type="float" office:value="39000" calcext:value-type="float">
            <text:p>39000</text:p>
          </table:table-cell>
          <table:table-cell table:formula="of:=(1+1/[.A221])^[.A221]" office:value-type="float" office:value="2.71824697950357" calcext:value-type="float">
            <text:p>2,718247</text:p>
          </table:table-cell>
          <table:table-cell table:number-columns-repeated="102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(1+1/[.A222])^[.A222]" office:value-type="float" office:value="2.71824785070851" calcext:value-type="float">
            <text:p>2,718248</text:p>
          </table:table-cell>
          <table:table-cell table:number-columns-repeated="1022"/>
        </table:table-row>
        <table:table-row table:style-name="ro1">
          <table:table-cell office:value-type="float" office:value="41000" calcext:value-type="float">
            <text:p>41000</text:p>
          </table:table-cell>
          <table:table-cell table:formula="of:=(1+1/[.A223])^[.A223]" office:value-type="float" office:value="2.71824867940942" calcext:value-type="float">
            <text:p>2,718249</text:p>
          </table:table-cell>
          <table:table-cell table:number-columns-repeated="1022"/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formula="of:=(1+1/[.A224])^[.A224]" office:value-type="float" office:value="2.71824946865619" calcext:value-type="float">
            <text:p>2,718249</text:p>
          </table:table-cell>
          <table:table-cell table:number-columns-repeated="1022"/>
        </table:table-row>
        <table:table-row table:style-name="ro1">
          <table:table-cell office:value-type="float" office:value="43000" calcext:value-type="float">
            <text:p>43000</text:p>
          </table:table-cell>
          <table:table-cell table:formula="of:=(1+1/[.A225])^[.A225]" office:value-type="float" office:value="2.71825022120129" calcext:value-type="float">
            <text:p>2,718250</text:p>
          </table:table-cell>
          <table:table-cell table:number-columns-repeated="1022"/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formula="of:=(1+1/[.A226])^[.A226]" office:value-type="float" office:value="2.71825093954448" calcext:value-type="float">
            <text:p>2,718251</text:p>
          </table:table-cell>
          <table:table-cell table:number-columns-repeated="1022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formula="of:=(1+1/[.A227])^[.A227]" office:value-type="float" office:value="2.7182516259335" calcext:value-type="float">
            <text:p>2,718252</text:p>
          </table:table-cell>
          <table:table-cell table:number-columns-repeated="1022"/>
        </table:table-row>
        <table:table-row table:style-name="ro1">
          <table:table-cell office:value-type="float" office:value="46000" calcext:value-type="float">
            <text:p>46000</text:p>
          </table:table-cell>
          <table:table-cell table:formula="of:=(1+1/[.A228])^[.A228]" office:value-type="float" office:value="2.71825228249384" calcext:value-type="float">
            <text:p>2,718252</text:p>
          </table:table-cell>
          <table:table-cell table:number-columns-repeated="1022"/>
        </table:table-row>
        <table:table-row table:style-name="ro1">
          <table:table-cell office:value-type="float" office:value="47000" calcext:value-type="float">
            <text:p>47000</text:p>
          </table:table-cell>
          <table:table-cell table:formula="of:=(1+1/[.A229])^[.A229]" office:value-type="float" office:value="2.71825291111827" calcext:value-type="float">
            <text:p>2,718253</text:p>
          </table:table-cell>
          <table:table-cell table:number-columns-repeated="1022"/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formula="of:=(1+1/[.A230])^[.A230]" office:value-type="float" office:value="2.71825351356739" calcext:value-type="float">
            <text:p>2,718254</text:p>
          </table:table-cell>
          <table:table-cell table:number-columns-repeated="1022"/>
        </table:table-row>
        <table:table-row table:style-name="ro1">
          <table:table-cell office:value-type="float" office:value="49000" calcext:value-type="float">
            <text:p>49000</text:p>
          </table:table-cell>
          <table:table-cell table:formula="of:=(1+1/[.A231])^[.A231]" office:value-type="float" office:value="2.71825409140977" calcext:value-type="float">
            <text:p>2,718254</text:p>
          </table:table-cell>
          <table:table-cell table:number-columns-repeated="102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(1+1/[.A232])^[.A232]" office:value-type="float" office:value="2.71825464612673" calcext:value-type="float">
            <text:p>2,718255</text:p>
          </table:table-cell>
          <table:table-cell table:number-columns-repeated="1022"/>
        </table:table-row>
        <table:table-row table:style-name="ro1">
          <table:table-cell office:value-type="float" office:value="51000" calcext:value-type="float">
            <text:p>51000</text:p>
          </table:table-cell>
          <table:table-cell table:formula="of:=(1+1/[.A233])^[.A233]" office:value-type="float" office:value="2.7182551791014" calcext:value-type="float">
            <text:p>2,718255</text:p>
          </table:table-cell>
          <table:table-cell table:number-columns-repeated="1022"/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formula="of:=(1+1/[.A234])^[.A234]" office:value-type="float" office:value="2.71825569160267" calcext:value-type="float">
            <text:p>2,718256</text:p>
          </table:table-cell>
          <table:table-cell table:number-columns-repeated="1022"/>
        </table:table-row>
        <table:table-row table:style-name="ro1">
          <table:table-cell office:value-type="float" office:value="53000" calcext:value-type="float">
            <text:p>53000</text:p>
          </table:table-cell>
          <table:table-cell table:formula="of:=(1+1/[.A235])^[.A235]" office:value-type="float" office:value="2.71825618473709" calcext:value-type="float">
            <text:p>2,718256</text:p>
          </table:table-cell>
          <table:table-cell table:number-columns-repeated="1022"/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formula="of:=(1+1/[.A236])^[.A236]" office:value-type="float" office:value="2.71825665959532" calcext:value-type="float">
            <text:p>2,718257</text:p>
          </table:table-cell>
          <table:table-cell table:number-columns-repeated="1022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formula="of:=(1+1/[.A237])^[.A237]" office:value-type="float" office:value="2.7182571172327" calcext:value-type="float">
            <text:p>2,718257</text:p>
          </table:table-cell>
          <table:table-cell table:number-columns-repeated="1022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(1+1/[.A238])^[.A238]" office:value-type="float" office:value="2.71825755847169" calcext:value-type="float">
            <text:p>2,718258</text:p>
          </table:table-cell>
          <table:table-cell table:number-columns-repeated="1022"/>
        </table:table-row>
        <table:table-row table:style-name="ro1">
          <table:table-cell office:value-type="float" office:value="57000" calcext:value-type="float">
            <text:p>57000</text:p>
          </table:table-cell>
          <table:table-cell table:formula="of:=(1+1/[.A239])^[.A239]" office:value-type="float" office:value="2.71825798425028" calcext:value-type="float">
            <text:p>2,718258</text:p>
          </table:table-cell>
          <table:table-cell table:number-columns-repeated="1022"/>
        </table:table-row>
        <table:table-row table:style-name="ro1">
          <table:table-cell office:value-type="float" office:value="58000" calcext:value-type="float">
            <text:p>58000</text:p>
          </table:table-cell>
          <table:table-cell table:formula="of:=(1+1/[.A240])^[.A240]" office:value-type="float" office:value="2.71825839535057" calcext:value-type="float">
            <text:p>2,718258</text:p>
          </table:table-cell>
          <table:table-cell table:number-columns-repeated="1022"/>
        </table:table-row>
        <table:table-row table:style-name="ro1">
          <table:table-cell office:value-type="float" office:value="59000" calcext:value-type="float">
            <text:p>59000</text:p>
          </table:table-cell>
          <table:table-cell table:formula="of:=(1+1/[.A241])^[.A241]" office:value-type="float" office:value="2.71825879252755" calcext:value-type="float">
            <text:p>2,718259</text:p>
          </table:table-cell>
          <table:table-cell table:number-columns-repeated="102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(1+1/[.A242])^[.A242]" office:value-type="float" office:value="2.71825917647435" calcext:value-type="float">
            <text:p>2,718259</text:p>
          </table:table-cell>
          <table:table-cell table:number-columns-repeated="1022"/>
        </table:table-row>
        <table:table-row table:style-name="ro1">
          <table:table-cell office:value-type="float" office:value="61000" calcext:value-type="float">
            <text:p>61000</text:p>
          </table:table-cell>
          <table:table-cell table:formula="of:=(1+1/[.A243])^[.A243]" office:value-type="float" office:value="2.71825954779376" calcext:value-type="float">
            <text:p>2,718260</text:p>
          </table:table-cell>
          <table:table-cell table:number-columns-repeated="1022"/>
        </table:table-row>
        <table:table-row table:style-name="ro1">
          <table:table-cell office:value-type="float" office:value="62000" calcext:value-type="float">
            <text:p>62000</text:p>
          </table:table-cell>
          <table:table-cell table:formula="of:=(1+1/[.A244])^[.A244]" office:value-type="float" office:value="2.71825990714554" calcext:value-type="float">
            <text:p>2,718260</text:p>
          </table:table-cell>
          <table:table-cell table:number-columns-repeated="1022"/>
        </table:table-row>
        <table:table-row table:style-name="ro1">
          <table:table-cell office:value-type="float" office:value="63000" calcext:value-type="float">
            <text:p>63000</text:p>
          </table:table-cell>
          <table:table-cell table:formula="of:=(1+1/[.A245])^[.A245]" office:value-type="float" office:value="2.71826025510915" calcext:value-type="float">
            <text:p>2,718260</text:p>
          </table:table-cell>
          <table:table-cell table:number-columns-repeated="1022"/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(1+1/[.A246])^[.A246]" office:value-type="float" office:value="2.7182605921994" calcext:value-type="float">
            <text:p>2,718261</text:p>
          </table:table-cell>
          <table:table-cell table:number-columns-repeated="1022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formula="of:=(1+1/[.A247])^[.A247]" office:value-type="float" office:value="2.71826091887832" calcext:value-type="float">
            <text:p>2,718261</text:p>
          </table:table-cell>
          <table:table-cell table:number-columns-repeated="1022"/>
        </table:table-row>
        <table:table-row table:style-name="ro1">
          <table:table-cell office:value-type="float" office:value="66000" calcext:value-type="float">
            <text:p>66000</text:p>
          </table:table-cell>
          <table:table-cell table:formula="of:=(1+1/[.A248])^[.A248]" office:value-type="float" office:value="2.71826123568249" calcext:value-type="float">
            <text:p>2,718261</text:p>
          </table:table-cell>
          <table:table-cell table:number-columns-repeated="1022"/>
        </table:table-row>
        <table:table-row table:style-name="ro1">
          <table:table-cell office:value-type="float" office:value="67000" calcext:value-type="float">
            <text:p>67000</text:p>
          </table:table-cell>
          <table:table-cell table:formula="of:=(1+1/[.A249])^[.A249]" office:value-type="float" office:value="2.71826154304617" calcext:value-type="float">
            <text:p>2,718262</text:p>
          </table:table-cell>
          <table:table-cell table:number-columns-repeated="1022"/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formula="of:=(1+1/[.A250])^[.A250]" office:value-type="float" office:value="2.71826184136783" calcext:value-type="float">
            <text:p>2,718262</text:p>
          </table:table-cell>
          <table:table-cell table:number-columns-repeated="1022"/>
        </table:table-row>
        <table:table-row table:style-name="ro1">
          <table:table-cell office:value-type="float" office:value="69000" calcext:value-type="float">
            <text:p>69000</text:p>
          </table:table-cell>
          <table:table-cell table:formula="of:=(1+1/[.A251])^[.A251]" office:value-type="float" office:value="2.71826213102783" calcext:value-type="float">
            <text:p>2,718262</text:p>
          </table:table-cell>
          <table:table-cell table:number-columns-repeated="1022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(1+1/[.A252])^[.A252]" office:value-type="float" office:value="2.71826241242026" calcext:value-type="float">
            <text:p>2,718262</text:p>
          </table:table-cell>
          <table:table-cell table:number-columns-repeated="1022"/>
        </table:table-row>
        <table:table-row table:style-name="ro1">
          <table:table-cell office:value-type="float" office:value="71000" calcext:value-type="float">
            <text:p>71000</text:p>
          </table:table-cell>
          <table:table-cell table:formula="of:=(1+1/[.A253])^[.A253]" office:value-type="float" office:value="2.71826268586827" calcext:value-type="float">
            <text:p>2,718263</text:p>
          </table:table-cell>
          <table:table-cell table:number-columns-repeated="102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formula="of:=(1+1/[.A254])^[.A254]" office:value-type="float" office:value="2.71826295176004" calcext:value-type="float">
            <text:p>2,718263</text:p>
          </table:table-cell>
          <table:table-cell table:number-columns-repeated="1022"/>
        </table:table-row>
        <table:table-row table:style-name="ro1">
          <table:table-cell office:value-type="float" office:value="73000" calcext:value-type="float">
            <text:p>73000</text:p>
          </table:table-cell>
          <table:table-cell table:formula="of:=(1+1/[.A255])^[.A255]" office:value-type="float" office:value="2.71826321030574" calcext:value-type="float">
            <text:p>2,718263</text:p>
          </table:table-cell>
          <table:table-cell table:number-columns-repeated="1022"/>
        </table:table-row>
        <table:table-row table:style-name="ro1">
          <table:table-cell office:value-type="float" office:value="74000" calcext:value-type="float">
            <text:p>74000</text:p>
          </table:table-cell>
          <table:table-cell table:formula="of:=(1+1/[.A256])^[.A256]" office:value-type="float" office:value="2.71826346192077" calcext:value-type="float">
            <text:p>2,718263</text:p>
          </table:table-cell>
          <table:table-cell table:number-columns-repeated="1022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formula="of:=(1+1/[.A257])^[.A257]" office:value-type="float" office:value="2.71826370681948" calcext:value-type="float">
            <text:p>2,718264</text:p>
          </table:table-cell>
          <table:table-cell table:number-columns-repeated="1022"/>
        </table:table-row>
        <table:table-row table:style-name="ro1">
          <table:table-cell office:value-type="float" office:value="76000" calcext:value-type="float">
            <text:p>76000</text:p>
          </table:table-cell>
          <table:table-cell table:formula="of:=(1+1/[.A258])^[.A258]" office:value-type="float" office:value="2.71826394524981" calcext:value-type="float">
            <text:p>2,718264</text:p>
          </table:table-cell>
          <table:table-cell table:number-columns-repeated="1022"/>
        </table:table-row>
        <table:table-row table:style-name="ro1">
          <table:table-cell office:value-type="float" office:value="77000" calcext:value-type="float">
            <text:p>77000</text:p>
          </table:table-cell>
          <table:table-cell table:formula="of:=(1+1/[.A259])^[.A259]" office:value-type="float" office:value="2.71826417748998" calcext:value-type="float">
            <text:p>2,718264</text:p>
          </table:table-cell>
          <table:table-cell table:number-columns-repeated="1022"/>
        </table:table-row>
        <table:table-row table:style-name="ro1">
          <table:table-cell office:value-type="float" office:value="78000" calcext:value-type="float">
            <text:p>78000</text:p>
          </table:table-cell>
          <table:table-cell table:formula="of:=(1+1/[.A260])^[.A260]" office:value-type="float" office:value="2.71826440377276" calcext:value-type="float">
            <text:p>2,718264</text:p>
          </table:table-cell>
          <table:table-cell table:number-columns-repeated="1022"/>
        </table:table-row>
        <table:table-row table:style-name="ro1">
          <table:table-cell office:value-type="float" office:value="79000" calcext:value-type="float">
            <text:p>79000</text:p>
          </table:table-cell>
          <table:table-cell table:formula="of:=(1+1/[.A261])^[.A261]" office:value-type="float" office:value="2.71826462434904" calcext:value-type="float">
            <text:p>2,718265</text:p>
          </table:table-cell>
          <table:table-cell table:number-columns-repeated="102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(1+1/[.A262])^[.A262]" office:value-type="float" office:value="2.71826483938595" calcext:value-type="float">
            <text:p>2,718265</text:p>
          </table:table-cell>
          <table:table-cell table:number-columns-repeated="1022"/>
        </table:table-row>
        <table:table-row table:style-name="ro1">
          <table:table-cell office:value-type="float" office:value="81000" calcext:value-type="float">
            <text:p>81000</text:p>
          </table:table-cell>
          <table:table-cell table:formula="of:=(1+1/[.A263])^[.A263]" office:value-type="float" office:value="2.71826504914928" calcext:value-type="float">
            <text:p>2,718265</text:p>
          </table:table-cell>
          <table:table-cell table:number-columns-repeated="1022"/>
        </table:table-row>
        <table:table-row table:style-name="ro1">
          <table:table-cell office:value-type="float" office:value="82000" calcext:value-type="float">
            <text:p>82000</text:p>
          </table:table-cell>
          <table:table-cell table:formula="of:=(1+1/[.A264])^[.A264]" office:value-type="float" office:value="2.71826525374276" calcext:value-type="float">
            <text:p>2,718265</text:p>
          </table:table-cell>
          <table:table-cell table:number-columns-repeated="1022"/>
        </table:table-row>
        <table:table-row table:style-name="ro1">
          <table:table-cell office:value-type="float" office:value="83000" calcext:value-type="float">
            <text:p>83000</text:p>
          </table:table-cell>
          <table:table-cell table:formula="of:=(1+1/[.A265])^[.A265]" office:value-type="float" office:value="2.71826545343096" calcext:value-type="float">
            <text:p>2,718265</text:p>
          </table:table-cell>
          <table:table-cell table:number-columns-repeated="1022"/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formula="of:=(1+1/[.A266])^[.A266]" office:value-type="float" office:value="2.71826564837547" calcext:value-type="float">
            <text:p>2,718266</text:p>
          </table:table-cell>
          <table:table-cell table:number-columns-repeated="1022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formula="of:=(1+1/[.A267])^[.A267]" office:value-type="float" office:value="2.71826583874411" calcext:value-type="float">
            <text:p>2,718266</text:p>
          </table:table-cell>
          <table:table-cell table:number-columns-repeated="1022"/>
        </table:table-row>
        <table:table-row table:style-name="ro1">
          <table:table-cell office:value-type="float" office:value="86000" calcext:value-type="float">
            <text:p>86000</text:p>
          </table:table-cell>
          <table:table-cell table:formula="of:=(1+1/[.A268])^[.A268]" office:value-type="float" office:value="2.71826602468601" calcext:value-type="float">
            <text:p>2,718266</text:p>
          </table:table-cell>
          <table:table-cell table:number-columns-repeated="1022"/>
        </table:table-row>
        <table:table-row table:style-name="ro1">
          <table:table-cell office:value-type="float" office:value="87000" calcext:value-type="float">
            <text:p>87000</text:p>
          </table:table-cell>
          <table:table-cell table:formula="of:=(1+1/[.A269])^[.A269]" office:value-type="float" office:value="2.7182662062995" calcext:value-type="float">
            <text:p>2,718266</text:p>
          </table:table-cell>
          <table:table-cell table:number-columns-repeated="1022"/>
        </table:table-row>
        <table:table-row table:style-name="ro1">
          <table:table-cell office:value-type="float" office:value="88000" calcext:value-type="float">
            <text:p>88000</text:p>
          </table:table-cell>
          <table:table-cell table:formula="of:=(1+1/[.A270])^[.A270]" office:value-type="float" office:value="2.71826638384496" calcext:value-type="float">
            <text:p>2,718266</text:p>
          </table:table-cell>
          <table:table-cell table:number-columns-repeated="1022"/>
        </table:table-row>
        <table:table-row table:style-name="ro1">
          <table:table-cell office:value-type="float" office:value="89000" calcext:value-type="float">
            <text:p>89000</text:p>
          </table:table-cell>
          <table:table-cell table:formula="of:=(1+1/[.A271])^[.A271]" office:value-type="float" office:value="2.71826655736136" calcext:value-type="float">
            <text:p>2,718267</text:p>
          </table:table-cell>
          <table:table-cell table:number-columns-repeated="102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(1+1/[.A272])^[.A272]" office:value-type="float" office:value="2.71826672706495" calcext:value-type="float">
            <text:p>2,718267</text:p>
          </table:table-cell>
          <table:table-cell table:number-columns-repeated="1022"/>
        </table:table-row>
        <table:table-row table:style-name="ro1">
          <table:table-cell office:value-type="float" office:value="91000" calcext:value-type="float">
            <text:p>91000</text:p>
          </table:table-cell>
          <table:table-cell table:formula="of:=(1+1/[.A273])^[.A273]" office:value-type="float" office:value="2.71826689297966" calcext:value-type="float">
            <text:p>2,718267</text:p>
          </table:table-cell>
          <table:table-cell table:number-columns-repeated="1022"/>
        </table:table-row>
        <table:table-row table:style-name="ro1">
          <table:table-cell office:value-type="float" office:value="92000" calcext:value-type="float">
            <text:p>92000</text:p>
          </table:table-cell>
          <table:table-cell table:formula="of:=(1+1/[.A274])^[.A274]" office:value-type="float" office:value="2.71826705535083" calcext:value-type="float">
            <text:p>2,718267</text:p>
          </table:table-cell>
          <table:table-cell table:number-columns-repeated="1022"/>
        </table:table-row>
        <table:table-row table:style-name="ro1">
          <table:table-cell office:value-type="float" office:value="93000" calcext:value-type="float">
            <text:p>93000</text:p>
          </table:table-cell>
          <table:table-cell table:formula="of:=(1+1/[.A275])^[.A275]" office:value-type="float" office:value="2.71826721419341" calcext:value-type="float">
            <text:p>2,718267</text:p>
          </table:table-cell>
          <table:table-cell table:number-columns-repeated="1022"/>
        </table:table-row>
        <table:table-row table:style-name="ro1">
          <table:table-cell office:value-type="float" office:value="94000" calcext:value-type="float">
            <text:p>94000</text:p>
          </table:table-cell>
          <table:table-cell table:formula="of:=(1+1/[.A276])^[.A276]" office:value-type="float" office:value="2.71826736966954" calcext:value-type="float">
            <text:p>2,718267</text:p>
          </table:table-cell>
          <table:table-cell table:number-columns-repeated="1022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formula="of:=(1+1/[.A277])^[.A277]" office:value-type="float" office:value="2.71826752184731" calcext:value-type="float">
            <text:p>2,718268</text:p>
          </table:table-cell>
          <table:table-cell table:number-columns-repeated="1022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formula="of:=(1+1/[.A278])^[.A278]" office:value-type="float" office:value="2.71826767085072" calcext:value-type="float">
            <text:p>2,718268</text:p>
          </table:table-cell>
          <table:table-cell table:number-columns-repeated="1022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formula="of:=(1+1/[.A279])^[.A279]" office:value-type="float" office:value="2.71826781683881" calcext:value-type="float">
            <text:p>2,718268</text:p>
          </table:table-cell>
          <table:table-cell table:number-columns-repeated="1022"/>
        </table:table-row>
        <table:table-row table:style-name="ro1">
          <table:table-cell office:value-type="float" office:value="98000" calcext:value-type="float">
            <text:p>98000</text:p>
          </table:table-cell>
          <table:table-cell table:formula="of:=(1+1/[.A280])^[.A280]" office:value-type="float" office:value="2.71826795977587" calcext:value-type="float">
            <text:p>2,718268</text:p>
          </table:table-cell>
          <table:table-cell table:number-columns-repeated="1022"/>
        </table:table-row>
        <table:table-row table:style-name="ro1">
          <table:table-cell office:value-type="float" office:value="99000" calcext:value-type="float">
            <text:p>99000</text:p>
          </table:table-cell>
          <table:table-cell table:formula="of:=(1+1/[.A281])^[.A281]" office:value-type="float" office:value="2.71826809989157" calcext:value-type="float">
            <text:p>2,718268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1+1/[.A282])^[.A282]" office:value-type="float" office:value="2.7182682371923" calcext:value-type="float">
            <text:p>2,7182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IMITE</text:p>
          </table:table-cell>
          <table:table-cell table:style-name="ce10" table:formula="of:=EXP(1)" office:value-type="float" office:value="2.71828182845904" calcext:value-type="float" table:number-columns-spanned="3" table:number-rows-spanned="1">
            <text:p>2,71828182845904</text:p>
          </table:table-cell>
          <table:covered-table-cell table:number-columns-repeated="2" table:style-name="ce11"/>
          <table:table-cell table:style-name="ce11"/>
          <table:table-cell table:number-columns-repeated="1019"/>
        </table:table-row>
        <table:table-row table:style-name="ro1" table:number-rows-repeated="10482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20" loext:min-decimal-places="20" number:min-integer-digits="1"/>
    </number:number-style>
    <number:number-style style:name="N115">
      <number:number number:decimal-places="14" loext:min-decimal-places="1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6">00/00/0000</text:date>, <text:time style:data-style-name="N2" text:time-value="13:35:02.333980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6:48:13.669928551</meta:creation-date>
    <dc:date>2020-05-26T13:54:47.842436676</dc:date>
    <meta:editing-duration>PT16M19S</meta:editing-duration>
    <meta:editing-cycles>2</meta:editing-cycles>
    <meta:generator>LibreOffice/5.2.7.2$Linux_X86_64 LibreOffice_project/20m0$Build-2</meta:generator>
    <meta:document-statistic meta:table-count="3" meta:cell-count="18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8.997cm" xlink:href=".." xlink:type="simple" chart:class="chart:line" chart:style-name="ch1">
        <chart:title svg:x="7.356cm" svg:y="0.315cm" chart:style-name="ch2">
          <text:p>h=0,2</text:p>
        </chart:title>
        <chart:plot-area chart:style-name="ch3" table:cell-range-address="Act2.A98:Act2.B113" chart:data-source-has-labels="column" svg:x="0.319cm" svg:y="1.273cm" svg:width="15.353cm" svg:height="7.545cm">
          <chartooo:coordinate-region svg:x="0.755cm" svg:y="1.473cm" svg:width="14.823cm" svg:height="6.698cm"/>
          <chart:axis chart:dimension="x" chart:name="primary-x" chart:style-name="ch4" chartooo:axis-type="auto">
            <chartooo:date-scale/>
            <chart:categories table:cell-range-address="Act2.A98:Act2.A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ct2.B98:Act2.B11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t2.A98:Act2.A113</svg:desc>
                </draw:g>
              </table:table-cell>
              <table:table-cell office:value-type="float" office:value="1">
                <text:p>1</text:p>
                <draw:g>
                  <svg:desc>Act2.B98:Act2.B113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0736">
                <text:p>2.073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48832">
                <text:p>2.4883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985984">
                <text:p>2.98598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5831808">
                <text:p>3.583180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.29981696">
                <text:p>4.2998169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.159780352">
                <text:p>5.1597803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1917364224">
                <text:p>6.1917364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8.997cm" xlink:href=".." xlink:type="simple" chart:class="chart:line" chart:style-name="ch1">
        <chart:title svg:x="7.37cm" svg:y="0.315cm" chart:style-name="ch2">
          <text:p>h=0,1</text:p>
        </chart:title>
        <chart:plot-area chart:style-name="ch3" table:cell-range-address="Act2.D93:Act2.E123" chart:data-source-has-labels="column" svg:x="0.32cm" svg:y="1.273cm" svg:width="15.379cm" svg:height="7.545cm">
          <chartooo:coordinate-region svg:x="0.756cm" svg:y="1.472cm" svg:width="14.849cm" svg:height="6.699cm"/>
          <chart:axis chart:dimension="x" chart:name="primary-x" chart:style-name="ch4" chartooo:axis-type="auto">
            <chartooo:date-scale/>
            <chart:categories table:cell-range-address="Act2.D93:Act2.D1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ct2.E93:Act2.E123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t2.D93:Act2.D123</svg:desc>
                </draw:g>
              </table:table-cell>
              <table:table-cell office:value-type="float" office:value="1">
                <text:p>1</text:p>
                <draw:g>
                  <svg:desc>Act2.E93:Act2.E12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4641">
                <text:p>1.464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61051">
                <text:p>1.6105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771561">
                <text:p>1.77156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9487171">
                <text:p>1.948717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14358881">
                <text:p>2.1435888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357947691">
                <text:p>2.35794769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5937424601">
                <text:p>2.593742460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85311670611">
                <text:p>2.8531167061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.138428376721">
                <text:p>3.13842837672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.4522712143931">
                <text:p>3.452271214393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79749833583241">
                <text:p>3.797498335832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.17724816941565">
                <text:p>4.1772481694156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.59497298635722">
                <text:p>4.5949729863572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5.05447028499294">
                <text:p>5.0544702849929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.55991731349223">
                <text:p>5.5599173134922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6.11590904484146">
                <text:p>6.115909044841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7274999493256">
                <text:p>6.7274999493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